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5.26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8.78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1mm" svg:height="90.04mm" svg:x="297.17mm" svg:y="20.72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1.048969" calcext:value-type="float">
            <text:p>1.048969</text:p>
          </table:table-cell>
          <table:table-cell office:value-type="float" office:value="2.124861E-016" calcext:value-type="float">
            <text:p>2.124861E-16</text:p>
          </table:table-cell>
          <table:table-cell office:value-type="float" office:value="0.0003369126" calcext:value-type="float">
            <text:p>0.0003369126</text:p>
          </table:table-cell>
          <table:table-cell office:value-type="float" office:value="0.8972651" calcext:value-type="float">
            <text:p>0.8972651</text:p>
          </table:table-cell>
          <table:table-cell office:value-type="float" office:value="1.048969" calcext:value-type="float">
            <text:p>1.048969</text:p>
          </table:table-cell>
          <table:table-cell office:value-type="float" office:value="2.124861E-016" calcext:value-type="float">
            <text:p>2.124861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1.461938E-016" calcext:value-type="float">
            <text:p>1.461938E-16</text:p>
          </table:table-cell>
          <table:table-cell office:value-type="float" office:value="1.048997" calcext:value-type="float">
            <text:p>1.048997</text:p>
          </table:table-cell>
          <table:table-cell office:value-type="float" office:value="0.0003946481" calcext:value-type="float">
            <text:p>0.0003946481</text:p>
          </table:table-cell>
          <table:table-cell office:value-type="float" office:value="1.102795" calcext:value-type="float">
            <text:p>1.102795</text:p>
          </table:table-cell>
          <table:table-cell office:value-type="float" office:value="1.461938E-016" calcext:value-type="float">
            <text:p>1.461938E-16</text:p>
          </table:table-cell>
          <table:table-cell office:value-type="float" office:value="1.048997" calcext:value-type="float">
            <text:p>1.048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0.9307558" calcext:value-type="float">
            <text:p>0.9307558</text:p>
          </table:table-cell>
          <table:table-cell office:value-type="float" office:value="0.1843685" calcext:value-type="float">
            <text:p>0.1843685</text:p>
          </table:table-cell>
          <table:table-cell office:value-type="float" office:value="0.0002899061" calcext:value-type="float">
            <text:p>0.0002899061</text:p>
          </table:table-cell>
          <table:table-cell office:value-type="float" office:value="0.8281455" calcext:value-type="float">
            <text:p>0.8281455</text:p>
          </table:table-cell>
          <table:table-cell office:value-type="float" office:value="0.9307558" calcext:value-type="float">
            <text:p>0.9307558</text:p>
          </table:table-cell>
          <table:table-cell office:value-type="float" office:value="0.1843685" calcext:value-type="float">
            <text:p>0.1843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4377" calcext:value-type="float">
            <text:p>0.144377</text:p>
          </table:table-cell>
          <table:table-cell table:number-columns-repeated="22"/>
        </table:table-row>
        <table:table-row table:style-name="ro1">
          <table:table-cell office:value-type="float" office:value="0.9047344" calcext:value-type="float">
            <text:p>0.9047344</text:p>
          </table:table-cell>
          <table:table-cell office:value-type="float" office:value="0.4609515" calcext:value-type="float">
            <text:p>0.4609515</text:p>
          </table:table-cell>
          <table:table-cell office:value-type="float" office:value="0.00007381157" calcext:value-type="float">
            <text:p>7.381157E-05</text:p>
          </table:table-cell>
          <table:table-cell office:value-type="float" office:value="0.6754297" calcext:value-type="float">
            <text:p>0.6754297</text:p>
          </table:table-cell>
          <table:table-cell office:value-type="float" office:value="0.9047344" calcext:value-type="float">
            <text:p>0.9047344</text:p>
          </table:table-cell>
          <table:table-cell office:value-type="float" office:value="0.4609515" calcext:value-type="float">
            <text:p>0.4609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42354" calcext:value-type="float">
            <text:p>0.1442354</text:p>
          </table:table-cell>
          <table:table-cell table:number-columns-repeated="22"/>
        </table:table-row>
        <table:table-row table:style-name="ro1">
          <table:table-cell office:value-type="float" office:value="0.457876" calcext:value-type="float">
            <text:p>0.457876</text:p>
          </table:table-cell>
          <table:table-cell office:value-type="float" office:value="0.9127861" calcext:value-type="float">
            <text:p>0.9127861</text:p>
          </table:table-cell>
          <table:table-cell office:value-type="float" office:value="0.002524622" calcext:value-type="float">
            <text:p>0.002524622</text:p>
          </table:table-cell>
          <table:table-cell office:value-type="float" office:value="1.337236" calcext:value-type="float">
            <text:p>1.337236</text:p>
          </table:table-cell>
          <table:table-cell office:value-type="float" office:value="0.457876" calcext:value-type="float">
            <text:p>0.457876</text:p>
          </table:table-cell>
          <table:table-cell office:value-type="float" office:value="0.9127861" calcext:value-type="float">
            <text:p>0.9127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3487" calcext:value-type="float">
            <text:p>0.1373487</text:p>
          </table:table-cell>
          <table:table-cell table:number-columns-repeated="22"/>
        </table:table-row>
        <table:table-row table:style-name="ro1">
          <table:table-cell office:value-type="float" office:value="0.1895078" calcext:value-type="float">
            <text:p>0.1895078</text:p>
          </table:table-cell>
          <table:table-cell office:value-type="float" office:value="0.9297706" calcext:value-type="float">
            <text:p>0.9297706</text:p>
          </table:table-cell>
          <table:table-cell office:value-type="float" office:value="0.0001017055" calcext:value-type="float">
            <text:p>0.0001017055</text:p>
          </table:table-cell>
          <table:table-cell office:value-type="float" office:value="1.176595" calcext:value-type="float">
            <text:p>1.176595</text:p>
          </table:table-cell>
          <table:table-cell office:value-type="float" office:value="0.1895078" calcext:value-type="float">
            <text:p>0.1895078</text:p>
          </table:table-cell>
          <table:table-cell office:value-type="float" office:value="0.9297706" calcext:value-type="float">
            <text:p>0.9297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0155" calcext:value-type="float">
            <text:p>0.1360155</text:p>
          </table:table-cell>
          <table:table-cell table:number-columns-repeated="22"/>
        </table:table-row>
        <table:table-row table:style-name="ro1">
          <table:table-cell office:value-type="float" office:value="0.5842724" calcext:value-type="float">
            <text:p>0.5842724</text:p>
          </table:table-cell>
          <table:table-cell office:value-type="float" office:value="0.7735954" calcext:value-type="float">
            <text:p>0.7735954</text:p>
          </table:table-cell>
          <table:table-cell office:value-type="float" office:value="0.000003152398" calcext:value-type="float">
            <text:p>3.152398E-06</text:p>
          </table:table-cell>
          <table:table-cell office:value-type="float" office:value="1.135505" calcext:value-type="float">
            <text:p>1.135505</text:p>
          </table:table-cell>
          <table:table-cell office:value-type="float" office:value="0.5842724" calcext:value-type="float">
            <text:p>0.5842724</text:p>
          </table:table-cell>
          <table:table-cell office:value-type="float" office:value="0.7735954" calcext:value-type="float">
            <text:p>0.7735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796" calcext:value-type="float">
            <text:p>0.031796</text:p>
          </table:table-cell>
          <table:table-cell table:number-columns-repeated="22"/>
        </table:table-row>
        <table:table-row table:style-name="ro1">
          <table:table-cell office:value-type="float" office:value="0.7711313" calcext:value-type="float">
            <text:p>0.7711313</text:p>
          </table:table-cell>
          <table:table-cell office:value-type="float" office:value="0.6699958" calcext:value-type="float">
            <text:p>0.6699958</text:p>
          </table:table-cell>
          <table:table-cell office:value-type="float" office:value="0.00006053599" calcext:value-type="float">
            <text:p>0.000060536</text:p>
          </table:table-cell>
          <table:table-cell office:value-type="float" office:value="0.9107728" calcext:value-type="float">
            <text:p>0.9107728</text:p>
          </table:table-cell>
          <table:table-cell office:value-type="float" office:value="0.7711313" calcext:value-type="float">
            <text:p>0.7711313</text:p>
          </table:table-cell>
          <table:table-cell office:value-type="float" office:value="0.6699958" calcext:value-type="float">
            <text:p>0.66999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76616" calcext:value-type="float">
            <text:p>0.02976616</text:p>
          </table:table-cell>
          <table:table-cell table:number-columns-repeated="22"/>
        </table:table-row>
        <table:table-row table:style-name="ro1">
          <table:table-cell office:value-type="float" office:value="0.6461032" calcext:value-type="float">
            <text:p>0.6461032</text:p>
          </table:table-cell>
          <table:table-cell office:value-type="float" office:value="0.7727898" calcext:value-type="float">
            <text:p>0.7727898</text:p>
          </table:table-cell>
          <table:table-cell office:value-type="float" office:value="0.0001045517" calcext:value-type="float">
            <text:p>0.0001045517</text:p>
          </table:table-cell>
          <table:table-cell office:value-type="float" office:value="1.106136" calcext:value-type="float">
            <text:p>1.106136</text:p>
          </table:table-cell>
          <table:table-cell office:value-type="float" office:value="0.6461032" calcext:value-type="float">
            <text:p>0.6461032</text:p>
          </table:table-cell>
          <table:table-cell office:value-type="float" office:value="0.7727898" calcext:value-type="float">
            <text:p>0.7727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6754" calcext:value-type="float">
            <text:p>0.0296754</text:p>
          </table:table-cell>
          <table:table-cell table:number-columns-repeated="22"/>
        </table:table-row>
        <table:table-row table:style-name="ro1">
          <table:table-cell office:value-type="float" office:value="0.7731482" calcext:value-type="float">
            <text:p>0.7731482</text:p>
          </table:table-cell>
          <table:table-cell office:value-type="float" office:value="0.6140752" calcext:value-type="float">
            <text:p>0.6140752</text:p>
          </table:table-cell>
          <table:table-cell office:value-type="float" office:value="0.0001626039" calcext:value-type="float">
            <text:p>0.0001626039</text:p>
          </table:table-cell>
          <table:table-cell office:value-type="float" office:value="0.8768064" calcext:value-type="float">
            <text:p>0.8768064</text:p>
          </table:table-cell>
          <table:table-cell office:value-type="float" office:value="0.7731482" calcext:value-type="float">
            <text:p>0.7731482</text:p>
          </table:table-cell>
          <table:table-cell office:value-type="float" office:value="0.6140752" calcext:value-type="float">
            <text:p>0.6140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61575" calcext:value-type="float">
            <text:p>0.02761575</text:p>
          </table:table-cell>
          <table:table-cell table:number-columns-repeated="22"/>
        </table:table-row>
        <table:table-row table:style-name="ro1">
          <table:table-cell office:value-type="float" office:value="1.029689" calcext:value-type="float">
            <text:p>1.029689</text:p>
          </table:table-cell>
          <table:table-cell office:value-type="float" office:value="0.06649045" calcext:value-type="float">
            <text:p>0.06649045</text:p>
          </table:table-cell>
          <table:table-cell office:value-type="float" office:value="0.01334692" calcext:value-type="float">
            <text:p>0.01334692</text:p>
          </table:table-cell>
          <table:table-cell office:value-type="float" office:value="0.8147212" calcext:value-type="float">
            <text:p>0.8147212</text:p>
          </table:table-cell>
          <table:table-cell office:value-type="float" office:value="1.029689" calcext:value-type="float">
            <text:p>1.029689</text:p>
          </table:table-cell>
          <table:table-cell office:value-type="float" office:value="0.06649045" calcext:value-type="float">
            <text:p>0.06649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33449" calcext:value-type="float">
            <text:p>0.01933449</text:p>
          </table:table-cell>
          <table:table-cell table:number-columns-repeated="22"/>
        </table:table-row>
        <table:table-row table:style-name="ro1">
          <table:table-cell office:value-type="float" office:value="0.8870831" calcext:value-type="float">
            <text:p>0.8870831</text:p>
          </table:table-cell>
          <table:table-cell office:value-type="float" office:value="0.4710171" calcext:value-type="float">
            <text:p>0.4710171</text:p>
          </table:table-cell>
          <table:table-cell office:value-type="float" office:value="0.004365365" calcext:value-type="float">
            <text:p>0.004365365</text:p>
          </table:table-cell>
          <table:table-cell office:value-type="float" office:value="0.7020134" calcext:value-type="float">
            <text:p>0.7020134</text:p>
          </table:table-cell>
          <table:table-cell office:value-type="float" office:value="0.8870831" calcext:value-type="float">
            <text:p>0.8870831</text:p>
          </table:table-cell>
          <table:table-cell office:value-type="float" office:value="0.4710171" calcext:value-type="float">
            <text:p>0.4710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8287" calcext:value-type="float">
            <text:p>0.01898287</text:p>
          </table:table-cell>
          <table:table-cell table:number-columns-repeated="22"/>
        </table:table-row>
        <table:table-row table:style-name="ro1">
          <table:table-cell office:value-type="float" office:value="0.4662101" calcext:value-type="float">
            <text:p>0.4662101</text:p>
          </table:table-cell>
          <table:table-cell office:value-type="float" office:value="0.897035" calcext:value-type="float">
            <text:p>0.897035</text:p>
          </table:table-cell>
          <table:table-cell office:value-type="float" office:value="0.00361364" calcext:value-type="float">
            <text:p>0.00361364</text:p>
          </table:table-cell>
          <table:table-cell office:value-type="float" office:value="1.31299" calcext:value-type="float">
            <text:p>1.31299</text:p>
          </table:table-cell>
          <table:table-cell office:value-type="float" office:value="0.4662101" calcext:value-type="float">
            <text:p>0.4662101</text:p>
          </table:table-cell>
          <table:table-cell office:value-type="float" office:value="0.897035" calcext:value-type="float">
            <text:p>0.897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4338" calcext:value-type="float">
            <text:p>0.01844338</text:p>
          </table:table-cell>
          <table:table-cell table:number-columns-repeated="22"/>
        </table:table-row>
        <table:table-row table:style-name="ro1">
          <table:table-cell office:value-type="float" office:value="0.7856369" calcext:value-type="float">
            <text:p>0.7856369</text:p>
          </table:table-cell>
          <table:table-cell office:value-type="float" office:value="0.534068" calcext:value-type="float">
            <text:p>0.534068</text:p>
          </table:table-cell>
          <table:table-cell office:value-type="float" office:value="0.001639201" calcext:value-type="float">
            <text:p>0.001639201</text:p>
          </table:table-cell>
          <table:table-cell office:value-type="float" office:value="0.8391443" calcext:value-type="float">
            <text:p>0.8391443</text:p>
          </table:table-cell>
          <table:table-cell office:value-type="float" office:value="0.7856369" calcext:value-type="float">
            <text:p>0.7856369</text:p>
          </table:table-cell>
          <table:table-cell office:value-type="float" office:value="0.534068" calcext:value-type="float">
            <text:p>0.534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2342" calcext:value-type="float">
            <text:p>0.01642342</text:p>
          </table:table-cell>
          <table:table-cell table:number-columns-repeated="22"/>
        </table:table-row>
        <table:table-row table:style-name="ro1">
          <table:table-cell office:value-type="float" office:value="0.8679856" calcext:value-type="float">
            <text:p>0.8679856</text:p>
          </table:table-cell>
          <table:table-cell office:value-type="float" office:value="0.4818043" calcext:value-type="float">
            <text:p>0.4818043</text:p>
          </table:table-cell>
          <table:table-cell office:value-type="float" office:value="0.01064462" calcext:value-type="float">
            <text:p>0.01064462</text:p>
          </table:table-cell>
          <table:table-cell office:value-type="float" office:value="0.7298354" calcext:value-type="float">
            <text:p>0.7298354</text:p>
          </table:table-cell>
          <table:table-cell office:value-type="float" office:value="0.8679856" calcext:value-type="float">
            <text:p>0.8679856</text:p>
          </table:table-cell>
          <table:table-cell office:value-type="float" office:value="0.4818043" calcext:value-type="float">
            <text:p>0.4818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24467" calcext:value-type="float">
            <text:p>0.01424467</text:p>
          </table:table-cell>
          <table:table-cell table:number-columns-repeated="22"/>
        </table:table-row>
        <table:table-row table:style-name="ro1">
          <table:table-cell office:value-type="float" office:value="0.7708056" calcext:value-type="float">
            <text:p>0.7708056</text:p>
          </table:table-cell>
          <table:table-cell office:value-type="float" office:value="0.6741817" calcext:value-type="float">
            <text:p>0.6741817</text:p>
          </table:table-cell>
          <table:table-cell office:value-type="float" office:value="0.0005009817" calcext:value-type="float">
            <text:p>0.0005009817</text:p>
          </table:table-cell>
          <table:table-cell office:value-type="float" office:value="0.9140072" calcext:value-type="float">
            <text:p>0.9140072</text:p>
          </table:table-cell>
          <table:table-cell office:value-type="float" office:value="0.7708056" calcext:value-type="float">
            <text:p>0.7708056</text:p>
          </table:table-cell>
          <table:table-cell office:value-type="float" office:value="0.6741817" calcext:value-type="float">
            <text:p>0.67418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0623" calcext:value-type="float">
            <text:p>0.01350623</text:p>
          </table:table-cell>
          <table:table-cell table:number-columns-repeated="22"/>
        </table:table-row>
        <table:table-row table:style-name="ro1">
          <table:table-cell office:value-type="float" office:value="0.7664856" calcext:value-type="float">
            <text:p>0.7664856</text:p>
          </table:table-cell>
          <table:table-cell office:value-type="float" office:value="0.6981976" calcext:value-type="float">
            <text:p>0.6981976</text:p>
          </table:table-cell>
          <table:table-cell office:value-type="float" office:value="0.001500381" calcext:value-type="float">
            <text:p>0.001500381</text:p>
          </table:table-cell>
          <table:table-cell office:value-type="float" office:value="0.9365354" calcext:value-type="float">
            <text:p>0.9365354</text:p>
          </table:table-cell>
          <table:table-cell office:value-type="float" office:value="0.7664856" calcext:value-type="float">
            <text:p>0.7664856</text:p>
          </table:table-cell>
          <table:table-cell office:value-type="float" office:value="0.6981976" calcext:value-type="float">
            <text:p>0.6981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0623" calcext:value-type="float">
            <text:p>0.01350623</text:p>
          </table:table-cell>
          <table:table-cell table:number-columns-repeated="22"/>
        </table:table-row>
        <table:table-row table:style-name="ro1">
          <table:table-cell office:value-type="float" office:value="0.4734053" calcext:value-type="float">
            <text:p>0.4734053</text:p>
          </table:table-cell>
          <table:table-cell office:value-type="float" office:value="0.8774419" calcext:value-type="float">
            <text:p>0.8774419</text:p>
          </table:table-cell>
          <table:table-cell office:value-type="float" office:value="0.000244355" calcext:value-type="float">
            <text:p>0.000244355</text:p>
          </table:table-cell>
          <table:table-cell office:value-type="float" office:value="1.28351" calcext:value-type="float">
            <text:p>1.28351</text:p>
          </table:table-cell>
          <table:table-cell office:value-type="float" office:value="0.4734053" calcext:value-type="float">
            <text:p>0.4734053</text:p>
          </table:table-cell>
          <table:table-cell office:value-type="float" office:value="0.8774419" calcext:value-type="float">
            <text:p>0.8774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6862" calcext:value-type="float">
            <text:p>0.01276862</text:p>
          </table:table-cell>
          <table:table-cell table:number-columns-repeated="22"/>
        </table:table-row>
        <table:table-row table:style-name="ro1">
          <table:table-cell office:value-type="float" office:value="0.580474" calcext:value-type="float">
            <text:p>0.580474</text:p>
          </table:table-cell>
          <table:table-cell office:value-type="float" office:value="0.7738666" calcext:value-type="float">
            <text:p>0.7738666</text:p>
          </table:table-cell>
          <table:table-cell office:value-type="float" office:value="0.0001323294" calcext:value-type="float">
            <text:p>0.0001323294</text:p>
          </table:table-cell>
          <table:table-cell office:value-type="float" office:value="1.137054" calcext:value-type="float">
            <text:p>1.137054</text:p>
          </table:table-cell>
          <table:table-cell office:value-type="float" office:value="0.580474" calcext:value-type="float">
            <text:p>0.580474</text:p>
          </table:table-cell>
          <table:table-cell office:value-type="float" office:value="0.7738666" calcext:value-type="float">
            <text:p>0.7738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5197" calcext:value-type="float">
            <text:p>0.01265197</text:p>
          </table:table-cell>
          <table:table-cell table:number-columns-repeated="22"/>
        </table:table-row>
        <table:table-row table:style-name="ro1">
          <table:table-cell office:value-type="float" office:value="0.8405181" calcext:value-type="float">
            <text:p>0.8405181</text:p>
          </table:table-cell>
          <table:table-cell office:value-type="float" office:value="0.488965" calcext:value-type="float">
            <text:p>0.488965</text:p>
          </table:table-cell>
          <table:table-cell office:value-type="float" office:value="0.00004187437" calcext:value-type="float">
            <text:p>4.187437E-05</text:p>
          </table:table-cell>
          <table:table-cell office:value-type="float" office:value="0.7683384" calcext:value-type="float">
            <text:p>0.7683384</text:p>
          </table:table-cell>
          <table:table-cell office:value-type="float" office:value="0.8405181" calcext:value-type="float">
            <text:p>0.8405181</text:p>
          </table:table-cell>
          <table:table-cell office:value-type="float" office:value="0.488965" calcext:value-type="float">
            <text:p>0.488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656" calcext:value-type="float">
            <text:p>0.0125656</text:p>
          </table:table-cell>
          <table:table-cell table:number-columns-repeated="22"/>
        </table:table-row>
        <table:table-row table:style-name="ro1">
          <table:table-cell office:value-type="float" office:value="0.4979286" calcext:value-type="float">
            <text:p>0.4979286</text:p>
          </table:table-cell>
          <table:table-cell office:value-type="float" office:value="0.8254972" calcext:value-type="float">
            <text:p>0.8254972</text:p>
          </table:table-cell>
          <table:table-cell office:value-type="float" office:value="0.003182687" calcext:value-type="float">
            <text:p>0.003182687</text:p>
          </table:table-cell>
          <table:table-cell office:value-type="float" office:value="1.211888" calcext:value-type="float">
            <text:p>1.211888</text:p>
          </table:table-cell>
          <table:table-cell office:value-type="float" office:value="0.4979286" calcext:value-type="float">
            <text:p>0.4979286</text:p>
          </table:table-cell>
          <table:table-cell office:value-type="float" office:value="0.8254972" calcext:value-type="float">
            <text:p>0.8254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3594" calcext:value-type="float">
            <text:p>0.01253594</text:p>
          </table:table-cell>
          <table:table-cell table:number-columns-repeated="22"/>
        </table:table-row>
        <table:table-row table:style-name="ro1">
          <table:table-cell office:value-type="float" office:value="0.7026175" calcext:value-type="float">
            <text:p>0.7026175</text:p>
          </table:table-cell>
          <table:table-cell office:value-type="float" office:value="0.7678301" calcext:value-type="float">
            <text:p>0.7678301</text:p>
          </table:table-cell>
          <table:table-cell office:value-type="float" office:value="0.007340703" calcext:value-type="float">
            <text:p>0.007340703</text:p>
          </table:table-cell>
          <table:table-cell office:value-type="float" office:value="1.061358" calcext:value-type="float">
            <text:p>1.061358</text:p>
          </table:table-cell>
          <table:table-cell office:value-type="float" office:value="0.7026175" calcext:value-type="float">
            <text:p>0.7026175</text:p>
          </table:table-cell>
          <table:table-cell office:value-type="float" office:value="0.7678301" calcext:value-type="float">
            <text:p>0.7678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1732" calcext:value-type="float">
            <text:p>0.01241732</text:p>
          </table:table-cell>
          <table:table-cell table:number-columns-repeated="22"/>
        </table:table-row>
        <table:table-row table:style-name="ro1">
          <table:table-cell office:value-type="float" office:value="0.5604131" calcext:value-type="float">
            <text:p>0.5604131</text:p>
          </table:table-cell>
          <table:table-cell office:value-type="float" office:value="0.7762792" calcext:value-type="float">
            <text:p>0.7762792</text:p>
          </table:table-cell>
          <table:table-cell office:value-type="float" office:value="0.0003281054" calcext:value-type="float">
            <text:p>0.0003281054</text:p>
          </table:table-cell>
          <table:table-cell office:value-type="float" office:value="1.145361" calcext:value-type="float">
            <text:p>1.145361</text:p>
          </table:table-cell>
          <table:table-cell office:value-type="float" office:value="0.5604131" calcext:value-type="float">
            <text:p>0.5604131</text:p>
          </table:table-cell>
          <table:table-cell office:value-type="float" office:value="0.7762792" calcext:value-type="float">
            <text:p>0.7762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9409" calcext:value-type="float">
            <text:p>0.01239409</text:p>
          </table:table-cell>
          <table:table-cell table:number-columns-repeated="22"/>
        </table:table-row>
        <table:table-row table:style-name="ro1">
          <table:table-cell office:value-type="float" office:value="0.09623197" calcext:value-type="float">
            <text:p>0.09623197</text:p>
          </table:table-cell>
          <table:table-cell office:value-type="float" office:value="0.9969251" calcext:value-type="float">
            <text:p>0.9969251</text:p>
          </table:table-cell>
          <table:table-cell office:value-type="float" office:value="0.00001010104" calcext:value-type="float">
            <text:p>0.000010101</text:p>
          </table:table-cell>
          <table:table-cell office:value-type="float" office:value="1.167812" calcext:value-type="float">
            <text:p>1.167812</text:p>
          </table:table-cell>
          <table:table-cell office:value-type="float" office:value="0.09623197" calcext:value-type="float">
            <text:p>0.09623197</text:p>
          </table:table-cell>
          <table:table-cell office:value-type="float" office:value="0.9969251" calcext:value-type="float">
            <text:p>0.9969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869" calcext:value-type="float">
            <text:p>0.0123869</text:p>
          </table:table-cell>
          <table:table-cell table:number-columns-repeated="22"/>
        </table:table-row>
        <table:table-row table:style-name="ro1">
          <table:table-cell office:value-type="float" office:value="0.7957144" calcext:value-type="float">
            <text:p>0.7957144</text:p>
          </table:table-cell>
          <table:table-cell office:value-type="float" office:value="0.5188223" calcext:value-type="float">
            <text:p>0.5188223</text:p>
          </table:table-cell>
          <table:table-cell office:value-type="float" office:value="0.0007212107" calcext:value-type="float">
            <text:p>0.0007212107</text:p>
          </table:table-cell>
          <table:table-cell office:value-type="float" office:value="0.8258145" calcext:value-type="float">
            <text:p>0.8258145</text:p>
          </table:table-cell>
          <table:table-cell office:value-type="float" office:value="0.7957144" calcext:value-type="float">
            <text:p>0.7957144</text:p>
          </table:table-cell>
          <table:table-cell office:value-type="float" office:value="0.5188223" calcext:value-type="float">
            <text:p>0.5188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3871" calcext:value-type="float">
            <text:p>0.01233871</text:p>
          </table:table-cell>
          <table:table-cell table:number-columns-repeated="22"/>
        </table:table-row>
        <table:table-row table:style-name="ro1">
          <table:table-cell office:value-type="float" office:value="0.7731482" calcext:value-type="float">
            <text:p>0.7731482</text:p>
          </table:table-cell>
          <table:table-cell office:value-type="float" office:value="0.6140752" calcext:value-type="float">
            <text:p>0.6140752</text:p>
          </table:table-cell>
          <table:table-cell office:value-type="float" office:value="0.0001626039" calcext:value-type="float">
            <text:p>0.0001626039</text:p>
          </table:table-cell>
          <table:table-cell office:value-type="float" office:value="0.8768064" calcext:value-type="float">
            <text:p>0.8768064</text:p>
          </table:table-cell>
          <table:table-cell office:value-type="float" office:value="0.7731482" calcext:value-type="float">
            <text:p>0.7731482</text:p>
          </table:table-cell>
          <table:table-cell office:value-type="float" office:value="0.6140752" calcext:value-type="float">
            <text:p>0.6140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2303" calcext:value-type="float">
            <text:p>0.01212303</text:p>
          </table:table-cell>
          <table:table-cell table:number-columns-repeated="22"/>
        </table:table-row>
        <table:table-row table:style-name="ro1">
          <table:table-cell office:value-type="float" office:value="0.7734207" calcext:value-type="float">
            <text:p>0.7734207</text:p>
          </table:table-cell>
          <table:table-cell office:value-type="float" office:value="0.5889136" calcext:value-type="float">
            <text:p>0.5889136</text:p>
          </table:table-cell>
          <table:table-cell office:value-type="float" office:value="0.00005608393" calcext:value-type="float">
            <text:p>5.608393E-05</text:p>
          </table:table-cell>
          <table:table-cell office:value-type="float" office:value="0.8662935" calcext:value-type="float">
            <text:p>0.8662935</text:p>
          </table:table-cell>
          <table:table-cell office:value-type="float" office:value="0.7734207" calcext:value-type="float">
            <text:p>0.7734207</text:p>
          </table:table-cell>
          <table:table-cell office:value-type="float" office:value="0.5889136" calcext:value-type="float">
            <text:p>0.5889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2303" calcext:value-type="float">
            <text:p>0.01212303</text:p>
          </table:table-cell>
          <table:table-cell table:number-columns-repeated="22"/>
        </table:table-row>
        <table:table-row table:style-name="ro1">
          <table:table-cell office:value-type="float" office:value="0.5050901" calcext:value-type="float">
            <text:p>0.5050901</text:p>
          </table:table-cell>
          <table:table-cell office:value-type="float" office:value="0.8117413" calcext:value-type="float">
            <text:p>0.8117413</text:p>
          </table:table-cell>
          <table:table-cell office:value-type="float" office:value="0.0008667006" calcext:value-type="float">
            <text:p>0.0008667006</text:p>
          </table:table-cell>
          <table:table-cell office:value-type="float" office:value="1.194313" calcext:value-type="float">
            <text:p>1.194313</text:p>
          </table:table-cell>
          <table:table-cell office:value-type="float" office:value="0.5050901" calcext:value-type="float">
            <text:p>0.5050901</text:p>
          </table:table-cell>
          <table:table-cell office:value-type="float" office:value="0.8117413" calcext:value-type="float">
            <text:p>0.81174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4814" calcext:value-type="float">
            <text:p>0.01204814</text:p>
          </table:table-cell>
          <table:table-cell table:number-columns-repeated="22"/>
        </table:table-row>
        <table:table-row table:style-name="ro1">
          <table:table-cell office:value-type="float" office:value="0.08923052" calcext:value-type="float">
            <text:p>0.08923052</text:p>
          </table:table-cell>
          <table:table-cell office:value-type="float" office:value="1.01072" calcext:value-type="float">
            <text:p>1.01072</text:p>
          </table:table-cell>
          <table:table-cell office:value-type="float" office:value="0.01339691" calcext:value-type="float">
            <text:p>0.01339691</text:p>
          </table:table-cell>
          <table:table-cell office:value-type="float" office:value="1.184206" calcext:value-type="float">
            <text:p>1.184206</text:p>
          </table:table-cell>
          <table:table-cell office:value-type="float" office:value="0.08923052" calcext:value-type="float">
            <text:p>0.08923052</text:p>
          </table:table-cell>
          <table:table-cell office:value-type="float" office:value="1.01072" calcext:value-type="float">
            <text:p>1.01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4215" calcext:value-type="float">
            <text:p>0.01164215</text:p>
          </table:table-cell>
          <table:table-cell table:number-columns-repeated="22"/>
        </table:table-row>
        <table:table-row table:style-name="ro1">
          <table:table-cell office:value-type="float" office:value="0.9659731" calcext:value-type="float">
            <text:p>0.9659731</text:p>
          </table:table-cell>
          <table:table-cell office:value-type="float" office:value="0.1291489" calcext:value-type="float">
            <text:p>0.1291489</text:p>
          </table:table-cell>
          <table:table-cell office:value-type="float" office:value="0.002542853" calcext:value-type="float">
            <text:p>0.002542853</text:p>
          </table:table-cell>
          <table:table-cell office:value-type="float" office:value="0.8407991" calcext:value-type="float">
            <text:p>0.8407991</text:p>
          </table:table-cell>
          <table:table-cell office:value-type="float" office:value="0.9659731" calcext:value-type="float">
            <text:p>0.9659731</text:p>
          </table:table-cell>
          <table:table-cell office:value-type="float" office:value="0.1291489" calcext:value-type="float">
            <text:p>0.1291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3499" calcext:value-type="float">
            <text:p>0.01163499</text:p>
          </table:table-cell>
          <table:table-cell table:number-columns-repeated="22"/>
        </table:table-row>
        <table:table-row table:style-name="ro1">
          <table:table-cell office:value-type="float" office:value="0.8138504" calcext:value-type="float">
            <text:p>0.8138504</text:p>
          </table:table-cell>
          <table:table-cell office:value-type="float" office:value="0.5043542" calcext:value-type="float">
            <text:p>0.5043542</text:p>
          </table:table-cell>
          <table:table-cell office:value-type="float" office:value="0.002074418" calcext:value-type="float">
            <text:p>0.002074418</text:p>
          </table:table-cell>
          <table:table-cell office:value-type="float" office:value="0.8030337" calcext:value-type="float">
            <text:p>0.8030337</text:p>
          </table:table-cell>
          <table:table-cell office:value-type="float" office:value="0.8138504" calcext:value-type="float">
            <text:p>0.8138504</text:p>
          </table:table-cell>
          <table:table-cell office:value-type="float" office:value="0.5043542" calcext:value-type="float">
            <text:p>0.5043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5076" calcext:value-type="float">
            <text:p>0.01155076</text:p>
          </table:table-cell>
          <table:table-cell table:number-columns-repeated="22"/>
        </table:table-row>
        <table:table-row table:style-name="ro1">
          <table:table-cell office:value-type="float" office:value="1.03391" calcext:value-type="float">
            <text:p>1.03391</text:p>
          </table:table-cell>
          <table:table-cell office:value-type="float" office:value="0.05112206" calcext:value-type="float">
            <text:p>0.05112206</text:p>
          </table:table-cell>
          <table:table-cell office:value-type="float" office:value="0.001232163" calcext:value-type="float">
            <text:p>0.001232163</text:p>
          </table:table-cell>
          <table:table-cell office:value-type="float" office:value="0.832864" calcext:value-type="float">
            <text:p>0.832864</text:p>
          </table:table-cell>
          <table:table-cell office:value-type="float" office:value="1.03391" calcext:value-type="float">
            <text:p>1.03391</text:p>
          </table:table-cell>
          <table:table-cell office:value-type="float" office:value="0.05112206" calcext:value-type="float">
            <text:p>0.05112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385" calcext:value-type="float">
            <text:p>0.0112385</text:p>
          </table:table-cell>
          <table:table-cell table:number-columns-repeated="22"/>
        </table:table-row>
        <table:table-row table:style-name="ro1">
          <table:table-cell office:value-type="float" office:value="0.7211509" calcext:value-type="float">
            <text:p>0.7211509</text:p>
          </table:table-cell>
          <table:table-cell office:value-type="float" office:value="0.7570577" calcext:value-type="float">
            <text:p>0.7570577</text:p>
          </table:table-cell>
          <table:table-cell office:value-type="float" office:value="0.0006500349" calcext:value-type="float">
            <text:p>0.0006500349</text:p>
          </table:table-cell>
          <table:table-cell office:value-type="float" office:value="1.034342" calcext:value-type="float">
            <text:p>1.034342</text:p>
          </table:table-cell>
          <table:table-cell office:value-type="float" office:value="0.7211509" calcext:value-type="float">
            <text:p>0.7211509</text:p>
          </table:table-cell>
          <table:table-cell office:value-type="float" office:value="0.7570577" calcext:value-type="float">
            <text:p>0.7570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5782" calcext:value-type="float">
            <text:p>0.01085782</text:p>
          </table:table-cell>
          <table:table-cell table:number-columns-repeated="22"/>
        </table:table-row>
        <table:table-row table:style-name="ro1">
          <table:table-cell office:value-type="float" office:value="1.044818" calcext:value-type="float">
            <text:p>1.044818</text:p>
          </table:table-cell>
          <table:table-cell office:value-type="float" office:value="0.02584346" calcext:value-type="float">
            <text:p>0.02584346</text:p>
          </table:table-cell>
          <table:table-cell office:value-type="float" office:value="0.00003967589" calcext:value-type="float">
            <text:p>3.967589E-05</text:p>
          </table:table-cell>
          <table:table-cell office:value-type="float" office:value="0.8559948" calcext:value-type="float">
            <text:p>0.8559948</text:p>
          </table:table-cell>
          <table:table-cell office:value-type="float" office:value="1.044818" calcext:value-type="float">
            <text:p>1.044818</text:p>
          </table:table-cell>
          <table:table-cell office:value-type="float" office:value="0.02584346" calcext:value-type="float">
            <text:p>0.02584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1615" calcext:value-type="float">
            <text:p>0.01051615</text:p>
          </table:table-cell>
          <table:table-cell table:number-columns-repeated="22"/>
        </table:table-row>
        <table:table-row table:style-name="ro1">
          <table:table-cell office:value-type="float" office:value="1.048689" calcext:value-type="float">
            <text:p>1.048689</text:p>
          </table:table-cell>
          <table:table-cell office:value-type="float" office:value="0.008227084" calcext:value-type="float">
            <text:p>0.008227084</text:p>
          </table:table-cell>
          <table:table-cell office:value-type="float" office:value="0.0006021306" calcext:value-type="float">
            <text:p>0.0006021306</text:p>
          </table:table-cell>
          <table:table-cell office:value-type="float" office:value="0.8815629" calcext:value-type="float">
            <text:p>0.8815629</text:p>
          </table:table-cell>
          <table:table-cell office:value-type="float" office:value="1.048689" calcext:value-type="float">
            <text:p>1.048689</text:p>
          </table:table-cell>
          <table:table-cell office:value-type="float" office:value="0.008227084" calcext:value-type="float">
            <text:p>0.008227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4155" calcext:value-type="float">
            <text:p>0.01024155</text:p>
          </table:table-cell>
          <table:table-cell table:number-columns-repeated="22"/>
        </table:table-row>
        <table:table-row table:style-name="ro1">
          <table:table-cell office:value-type="float" office:value="1.016851" calcext:value-type="float">
            <text:p>1.016851</text:p>
          </table:table-cell>
          <table:table-cell office:value-type="float" office:value="0.07462707" calcext:value-type="float">
            <text:p>0.07462707</text:p>
          </table:table-cell>
          <table:table-cell office:value-type="float" office:value="0.0007382163" calcext:value-type="float">
            <text:p>0.0007382163</text:p>
          </table:table-cell>
          <table:table-cell office:value-type="float" office:value="0.8276136" calcext:value-type="float">
            <text:p>0.8276136</text:p>
          </table:table-cell>
          <table:table-cell office:value-type="float" office:value="1.016851" calcext:value-type="float">
            <text:p>1.016851</text:p>
          </table:table-cell>
          <table:table-cell office:value-type="float" office:value="0.07462707" calcext:value-type="float">
            <text:p>0.07462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97228" calcext:value-type="float">
            <text:p>0.009997228</text:p>
          </table:table-cell>
          <table:table-cell table:number-columns-repeated="22"/>
        </table:table-row>
        <table:table-row table:style-name="ro1">
          <table:table-cell office:value-type="float" office:value="0.935228" calcext:value-type="float">
            <text:p>0.935228</text:p>
          </table:table-cell>
          <table:table-cell office:value-type="float" office:value="0.1799402" calcext:value-type="float">
            <text:p>0.1799402</text:p>
          </table:table-cell>
          <table:table-cell office:value-type="float" office:value="0.006527195" calcext:value-type="float">
            <text:p>0.006527195</text:p>
          </table:table-cell>
          <table:table-cell office:value-type="float" office:value="0.8260296" calcext:value-type="float">
            <text:p>0.8260296</text:p>
          </table:table-cell>
          <table:table-cell office:value-type="float" office:value="0.935228" calcext:value-type="float">
            <text:p>0.935228</text:p>
          </table:table-cell>
          <table:table-cell office:value-type="float" office:value="0.1799402" calcext:value-type="float">
            <text:p>0.1799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37589" calcext:value-type="float">
            <text:p>0.009937589</text:p>
          </table:table-cell>
          <table:table-cell table:number-columns-repeated="22"/>
        </table:table-row>
        <table:table-row table:style-name="ro1">
          <table:table-cell office:value-type="float" office:value="0.07741221" calcext:value-type="float">
            <text:p>0.07741221</text:p>
          </table:table-cell>
          <table:table-cell office:value-type="float" office:value="1.014468" calcext:value-type="float">
            <text:p>1.014468</text:p>
          </table:table-cell>
          <table:table-cell office:value-type="float" office:value="0.0006382669" calcext:value-type="float">
            <text:p>0.0006382669</text:p>
          </table:table-cell>
          <table:table-cell office:value-type="float" office:value="1.172193" calcext:value-type="float">
            <text:p>1.172193</text:p>
          </table:table-cell>
          <table:table-cell office:value-type="float" office:value="0.07741221" calcext:value-type="float">
            <text:p>0.07741221</text:p>
          </table:table-cell>
          <table:table-cell office:value-type="float" office:value="1.014468" calcext:value-type="float">
            <text:p>1.014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00735" calcext:value-type="float">
            <text:p>0.009800735</text:p>
          </table:table-cell>
          <table:table-cell table:number-columns-repeated="22"/>
        </table:table-row>
        <table:table-row table:style-name="ro1">
          <table:table-cell office:value-type="float" office:value="0.6838295" calcext:value-type="float">
            <text:p>0.6838295</text:p>
          </table:table-cell>
          <table:table-cell office:value-type="float" office:value="0.7691079" calcext:value-type="float">
            <text:p>0.7691079</text:p>
          </table:table-cell>
          <table:table-cell office:value-type="float" office:value="0.00001145682" calcext:value-type="float">
            <text:p>1.145682E-05</text:p>
          </table:table-cell>
          <table:table-cell office:value-type="float" office:value="1.077252" calcext:value-type="float">
            <text:p>1.077252</text:p>
          </table:table-cell>
          <table:table-cell office:value-type="float" office:value="0.6838295" calcext:value-type="float">
            <text:p>0.6838295</text:p>
          </table:table-cell>
          <table:table-cell office:value-type="float" office:value="0.7691079" calcext:value-type="float">
            <text:p>0.7691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13327" calcext:value-type="float">
            <text:p>0.009613327</text:p>
          </table:table-cell>
          <table:table-cell table:number-columns-repeated="22"/>
        </table:table-row>
        <table:table-row table:style-name="ro1">
          <table:table-cell office:value-type="float" office:value="0.9786803" calcext:value-type="float">
            <text:p>0.9786803</text:p>
          </table:table-cell>
          <table:table-cell office:value-type="float" office:value="0.1151322" calcext:value-type="float">
            <text:p>0.1151322</text:p>
          </table:table-cell>
          <table:table-cell office:value-type="float" office:value="0.0008932909" calcext:value-type="float">
            <text:p>0.0008932909</text:p>
          </table:table-cell>
          <table:table-cell office:value-type="float" office:value="0.8379769" calcext:value-type="float">
            <text:p>0.8379769</text:p>
          </table:table-cell>
          <table:table-cell office:value-type="float" office:value="0.9786803" calcext:value-type="float">
            <text:p>0.9786803</text:p>
          </table:table-cell>
          <table:table-cell office:value-type="float" office:value="0.1151322" calcext:value-type="float">
            <text:p>0.1151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0574" calcext:value-type="float">
            <text:p>0.00960574</text:p>
          </table:table-cell>
          <table:table-cell table:number-columns-repeated="22"/>
        </table:table-row>
        <table:table-row table:style-name="ro1">
          <table:table-cell office:value-type="float" office:value="0.9786803" calcext:value-type="float">
            <text:p>0.9786803</text:p>
          </table:table-cell>
          <table:table-cell office:value-type="float" office:value="0.1151322" calcext:value-type="float">
            <text:p>0.1151322</text:p>
          </table:table-cell>
          <table:table-cell office:value-type="float" office:value="0.0008932909" calcext:value-type="float">
            <text:p>0.0008932909</text:p>
          </table:table-cell>
          <table:table-cell office:value-type="float" office:value="0.8379769" calcext:value-type="float">
            <text:p>0.8379769</text:p>
          </table:table-cell>
          <table:table-cell office:value-type="float" office:value="0.9786803" calcext:value-type="float">
            <text:p>0.9786803</text:p>
          </table:table-cell>
          <table:table-cell office:value-type="float" office:value="0.1151322" calcext:value-type="float">
            <text:p>0.1151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3012" calcext:value-type="float">
            <text:p>0.00953012</text:p>
          </table:table-cell>
          <table:table-cell table:number-columns-repeated="22"/>
        </table:table-row>
        <table:table-row table:style-name="ro1">
          <table:table-cell office:value-type="float" office:value="0.4910952" calcext:value-type="float">
            <text:p>0.4910952</text:p>
          </table:table-cell>
          <table:table-cell office:value-type="float" office:value="0.8500542" calcext:value-type="float">
            <text:p>0.8500542</text:p>
          </table:table-cell>
          <table:table-cell office:value-type="float" office:value="0.01415267" calcext:value-type="float">
            <text:p>0.01415267</text:p>
          </table:table-cell>
          <table:table-cell office:value-type="float" office:value="1.244917" calcext:value-type="float">
            <text:p>1.244917</text:p>
          </table:table-cell>
          <table:table-cell office:value-type="float" office:value="0.4910952" calcext:value-type="float">
            <text:p>0.4910952</text:p>
          </table:table-cell>
          <table:table-cell office:value-type="float" office:value="0.8500542" calcext:value-type="float">
            <text:p>0.8500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76775" calcext:value-type="float">
            <text:p>0.009176775</text:p>
          </table:table-cell>
          <table:table-cell table:number-columns-repeated="22"/>
        </table:table-row>
        <table:table-row table:style-name="ro1">
          <table:table-cell office:value-type="float" office:value="0.1059139" calcext:value-type="float">
            <text:p>0.1059139</text:p>
          </table:table-cell>
          <table:table-cell office:value-type="float" office:value="0.9879128" calcext:value-type="float">
            <text:p>0.9879128</text:p>
          </table:table-cell>
          <table:table-cell office:value-type="float" office:value="0.0009490208" calcext:value-type="float">
            <text:p>0.0009490208</text:p>
          </table:table-cell>
          <table:table-cell office:value-type="float" office:value="1.16551" calcext:value-type="float">
            <text:p>1.16551</text:p>
          </table:table-cell>
          <table:table-cell office:value-type="float" office:value="0.1059139" calcext:value-type="float">
            <text:p>0.1059139</text:p>
          </table:table-cell>
          <table:table-cell office:value-type="float" office:value="0.9879128" calcext:value-type="float">
            <text:p>0.9879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10636" calcext:value-type="float">
            <text:p>0.008910636</text:p>
          </table:table-cell>
          <table:table-cell table:number-columns-repeated="22"/>
        </table:table-row>
        <table:table-row table:style-name="ro1">
          <table:table-cell office:value-type="float" office:value="0.5580735" calcext:value-type="float">
            <text:p>0.5580735</text:p>
          </table:table-cell>
          <table:table-cell office:value-type="float" office:value="0.7774682" calcext:value-type="float">
            <text:p>0.7774682</text:p>
          </table:table-cell>
          <table:table-cell office:value-type="float" office:value="0.001854356" calcext:value-type="float">
            <text:p>0.001854356</text:p>
          </table:table-cell>
          <table:table-cell office:value-type="float" office:value="1.147232" calcext:value-type="float">
            <text:p>1.147232</text:p>
          </table:table-cell>
          <table:table-cell office:value-type="float" office:value="0.5580735" calcext:value-type="float">
            <text:p>0.5580735</text:p>
          </table:table-cell>
          <table:table-cell office:value-type="float" office:value="0.7774682" calcext:value-type="float">
            <text:p>0.7774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27469" calcext:value-type="float">
            <text:p>0.008627469</text:p>
          </table:table-cell>
          <table:table-cell table:number-columns-repeated="22"/>
        </table:table-row>
        <table:table-row table:style-name="ro1">
          <table:table-cell office:value-type="float" office:value="0.9558491" calcext:value-type="float">
            <text:p>0.9558491</text:p>
          </table:table-cell>
          <table:table-cell office:value-type="float" office:value="0.1392558" calcext:value-type="float">
            <text:p>0.1392558</text:p>
          </table:table-cell>
          <table:table-cell office:value-type="float" office:value="0.0007578594" calcext:value-type="float">
            <text:p>0.0007578594</text:p>
          </table:table-cell>
          <table:table-cell office:value-type="float" office:value="0.8446761" calcext:value-type="float">
            <text:p>0.8446761</text:p>
          </table:table-cell>
          <table:table-cell office:value-type="float" office:value="0.9558491" calcext:value-type="float">
            <text:p>0.9558491</text:p>
          </table:table-cell>
          <table:table-cell office:value-type="float" office:value="0.1392558" calcext:value-type="float">
            <text:p>0.1392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30987" calcext:value-type="float">
            <text:p>0.008530987</text:p>
          </table:table-cell>
          <table:table-cell table:number-columns-repeated="22"/>
        </table:table-row>
        <table:table-row table:style-name="ro1">
          <table:table-cell office:value-type="float" office:value="0.1571443" calcext:value-type="float">
            <text:p>0.1571443</text:p>
          </table:table-cell>
          <table:table-cell office:value-type="float" office:value="0.9477546" calcext:value-type="float">
            <text:p>0.9477546</text:p>
          </table:table-cell>
          <table:table-cell office:value-type="float" office:value="0.01008034" calcext:value-type="float">
            <text:p>0.01008034</text:p>
          </table:table-cell>
          <table:table-cell office:value-type="float" office:value="1.165868" calcext:value-type="float">
            <text:p>1.165868</text:p>
          </table:table-cell>
          <table:table-cell office:value-type="float" office:value="0.1571443" calcext:value-type="float">
            <text:p>0.1571443</text:p>
          </table:table-cell>
          <table:table-cell office:value-type="float" office:value="0.9477546" calcext:value-type="float">
            <text:p>0.9477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78133" calcext:value-type="float">
            <text:p>0.008478133</text:p>
          </table:table-cell>
          <table:table-cell table:number-columns-repeated="22"/>
        </table:table-row>
        <table:table-row table:style-name="ro1">
          <table:table-cell office:value-type="float" office:value="0.7509538" calcext:value-type="float">
            <text:p>0.7509538</text:p>
          </table:table-cell>
          <table:table-cell office:value-type="float" office:value="0.7364532" calcext:value-type="float">
            <text:p>0.7364532</text:p>
          </table:table-cell>
          <table:table-cell office:value-type="float" office:value="0.007508886" calcext:value-type="float">
            <text:p>0.007508886</text:p>
          </table:table-cell>
          <table:table-cell office:value-type="float" office:value="0.9858647" calcext:value-type="float">
            <text:p>0.9858647</text:p>
          </table:table-cell>
          <table:table-cell office:value-type="float" office:value="0.7509538" calcext:value-type="float">
            <text:p>0.7509538</text:p>
          </table:table-cell>
          <table:table-cell office:value-type="float" office:value="0.7364532" calcext:value-type="float">
            <text:p>0.7364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20189" calcext:value-type="float">
            <text:p>0.008420189</text:p>
          </table:table-cell>
          <table:table-cell table:number-columns-repeated="22"/>
        </table:table-row>
        <table:table-row table:style-name="ro1">
          <table:table-cell office:value-type="float" office:value="0.1287069" calcext:value-type="float">
            <text:p>0.1287069</text:p>
          </table:table-cell>
          <table:table-cell office:value-type="float" office:value="0.9665452" calcext:value-type="float">
            <text:p>0.9665452</text:p>
          </table:table-cell>
          <table:table-cell office:value-type="float" office:value="0.002816019" calcext:value-type="float">
            <text:p>0.002816019</text:p>
          </table:table-cell>
          <table:table-cell office:value-type="float" office:value="1.159612" calcext:value-type="float">
            <text:p>1.159612</text:p>
          </table:table-cell>
          <table:table-cell office:value-type="float" office:value="0.1287069" calcext:value-type="float">
            <text:p>0.1287069</text:p>
          </table:table-cell>
          <table:table-cell office:value-type="float" office:value="0.9665452" calcext:value-type="float">
            <text:p>0.9665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69582" calcext:value-type="float">
            <text:p>0.008269582</text:p>
          </table:table-cell>
          <table:table-cell table:number-columns-repeated="22"/>
        </table:table-row>
        <table:table-row table:style-name="ro1">
          <table:table-cell office:value-type="float" office:value="0.4950555" calcext:value-type="float">
            <text:p>0.4950555</text:p>
          </table:table-cell>
          <table:table-cell office:value-type="float" office:value="0.8280067" calcext:value-type="float">
            <text:p>0.8280067</text:p>
          </table:table-cell>
          <table:table-cell office:value-type="float" office:value="0.0001349955" calcext:value-type="float">
            <text:p>0.0001349955</text:p>
          </table:table-cell>
          <table:table-cell office:value-type="float" office:value="1.215128" calcext:value-type="float">
            <text:p>1.215128</text:p>
          </table:table-cell>
          <table:table-cell office:value-type="float" office:value="0.4950555" calcext:value-type="float">
            <text:p>0.4950555</text:p>
          </table:table-cell>
          <table:table-cell office:value-type="float" office:value="0.8280067" calcext:value-type="float">
            <text:p>0.8280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6719" calcext:value-type="float">
            <text:p>0.00826719</text:p>
          </table:table-cell>
          <table:table-cell table:number-columns-repeated="22"/>
        </table:table-row>
        <table:table-row table:style-name="ro1">
          <table:table-cell office:value-type="float" office:value="0.5133923" calcext:value-type="float">
            <text:p>0.5133923</text:p>
          </table:table-cell>
          <table:table-cell office:value-type="float" office:value="0.8048355" calcext:value-type="float">
            <text:p>0.8048355</text:p>
          </table:table-cell>
          <table:table-cell office:value-type="float" office:value="0.005614057" calcext:value-type="float">
            <text:p>0.005614057</text:p>
          </table:table-cell>
          <table:table-cell office:value-type="float" office:value="1.185491" calcext:value-type="float">
            <text:p>1.185491</text:p>
          </table:table-cell>
          <table:table-cell office:value-type="float" office:value="0.5133923" calcext:value-type="float">
            <text:p>0.5133923</text:p>
          </table:table-cell>
          <table:table-cell office:value-type="float" office:value="0.8048355" calcext:value-type="float">
            <text:p>0.8048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60685" calcext:value-type="float">
            <text:p>0.008260685</text:p>
          </table:table-cell>
          <table:table-cell table:number-columns-repeated="22"/>
        </table:table-row>
        <table:table-row table:style-name="ro1">
          <table:table-cell office:value-type="float" office:value="0.7734207" calcext:value-type="float">
            <text:p>0.7734207</text:p>
          </table:table-cell>
          <table:table-cell office:value-type="float" office:value="0.5889136" calcext:value-type="float">
            <text:p>0.5889136</text:p>
          </table:table-cell>
          <table:table-cell office:value-type="float" office:value="0.00005608393" calcext:value-type="float">
            <text:p>5.608393E-05</text:p>
          </table:table-cell>
          <table:table-cell office:value-type="float" office:value="0.8662935" calcext:value-type="float">
            <text:p>0.8662935</text:p>
          </table:table-cell>
          <table:table-cell office:value-type="float" office:value="0.7734207" calcext:value-type="float">
            <text:p>0.7734207</text:p>
          </table:table-cell>
          <table:table-cell office:value-type="float" office:value="0.5889136" calcext:value-type="float">
            <text:p>0.5889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29094" calcext:value-type="float">
            <text:p>0.008229094</text:p>
          </table:table-cell>
          <table:table-cell table:number-columns-repeated="22"/>
        </table:table-row>
        <table:table-row table:style-name="ro1">
          <table:table-cell office:value-type="float" office:value="0.7745471" calcext:value-type="float">
            <text:p>0.7745471</text:p>
          </table:table-cell>
          <table:table-cell office:value-type="float" office:value="0.5727754" calcext:value-type="float">
            <text:p>0.5727754</text:p>
          </table:table-cell>
          <table:table-cell office:value-type="float" office:value="0.0002612649" calcext:value-type="float">
            <text:p>0.0002612649</text:p>
          </table:table-cell>
          <table:table-cell office:value-type="float" office:value="0.8598403" calcext:value-type="float">
            <text:p>0.8598403</text:p>
          </table:table-cell>
          <table:table-cell office:value-type="float" office:value="0.7745471" calcext:value-type="float">
            <text:p>0.7745471</text:p>
          </table:table-cell>
          <table:table-cell office:value-type="float" office:value="0.5727754" calcext:value-type="float">
            <text:p>0.5727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29094" calcext:value-type="float">
            <text:p>0.008229094</text:p>
          </table:table-cell>
          <table:table-cell table:number-columns-repeated="22"/>
        </table:table-row>
        <table:table-row table:style-name="ro1">
          <table:table-cell office:value-type="float" office:value="0.6759409" calcext:value-type="float">
            <text:p>0.6759409</text:p>
          </table:table-cell>
          <table:table-cell office:value-type="float" office:value="0.7704881" calcext:value-type="float">
            <text:p>0.7704881</text:p>
          </table:table-cell>
          <table:table-cell office:value-type="float" office:value="0.0003033801" calcext:value-type="float">
            <text:p>0.0003033801</text:p>
          </table:table-cell>
          <table:table-cell office:value-type="float" office:value="1.084417" calcext:value-type="float">
            <text:p>1.084417</text:p>
          </table:table-cell>
          <table:table-cell office:value-type="float" office:value="0.6759409" calcext:value-type="float">
            <text:p>0.6759409</text:p>
          </table:table-cell>
          <table:table-cell office:value-type="float" office:value="0.7704881" calcext:value-type="float">
            <text:p>0.7704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51519" calcext:value-type="float">
            <text:p>0.008151519</text:p>
          </table:table-cell>
          <table:table-cell table:number-columns-repeated="22"/>
        </table:table-row>
        <table:table-row table:style-name="ro1">
          <table:table-cell office:value-type="float" office:value="0.7349275" calcext:value-type="float">
            <text:p>0.7349275</text:p>
          </table:table-cell>
          <table:table-cell office:value-type="float" office:value="0.7480551" calcext:value-type="float">
            <text:p>0.7480551</text:p>
          </table:table-cell>
          <table:table-cell office:value-type="float" office:value="0.000706146" calcext:value-type="float">
            <text:p>0.000706146</text:p>
          </table:table-cell>
          <table:table-cell office:value-type="float" office:value="1.012681" calcext:value-type="float">
            <text:p>1.012681</text:p>
          </table:table-cell>
          <table:table-cell office:value-type="float" office:value="0.7349275" calcext:value-type="float">
            <text:p>0.7349275</text:p>
          </table:table-cell>
          <table:table-cell office:value-type="float" office:value="0.7480551" calcext:value-type="float">
            <text:p>0.7480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17853" calcext:value-type="float">
            <text:p>0.008117853</text:p>
          </table:table-cell>
          <table:table-cell table:number-columns-repeated="22"/>
        </table:table-row>
        <table:table-row table:style-name="ro1">
          <table:table-cell office:value-type="float" office:value="0.1080383" calcext:value-type="float">
            <text:p>0.1080383</text:p>
          </table:table-cell>
          <table:table-cell office:value-type="float" office:value="0.9857453" calcext:value-type="float">
            <text:p>0.9857453</text:p>
          </table:table-cell>
          <table:table-cell office:value-type="float" office:value="0.0008598585" calcext:value-type="float">
            <text:p>0.0008598585</text:p>
          </table:table-cell>
          <table:table-cell office:value-type="float" office:value="1.164629" calcext:value-type="float">
            <text:p>1.164629</text:p>
          </table:table-cell>
          <table:table-cell office:value-type="float" office:value="0.1080383" calcext:value-type="float">
            <text:p>0.1080383</text:p>
          </table:table-cell>
          <table:table-cell office:value-type="float" office:value="0.9857453" calcext:value-type="float">
            <text:p>0.9857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05336" calcext:value-type="float">
            <text:p>0.008105336</text:p>
          </table:table-cell>
          <table:table-cell table:number-columns-repeated="22"/>
        </table:table-row>
        <table:table-row table:style-name="ro1">
          <table:table-cell office:value-type="float" office:value="0.05977887" calcext:value-type="float">
            <text:p>0.05977887</text:p>
          </table:table-cell>
          <table:table-cell office:value-type="float" office:value="1.027957" calcext:value-type="float">
            <text:p>1.027957</text:p>
          </table:table-cell>
          <table:table-cell office:value-type="float" office:value="0.0004369013" calcext:value-type="float">
            <text:p>0.0004369013</text:p>
          </table:table-cell>
          <table:table-cell office:value-type="float" office:value="1.169887" calcext:value-type="float">
            <text:p>1.169887</text:p>
          </table:table-cell>
          <table:table-cell office:value-type="float" office:value="0.05977887" calcext:value-type="float">
            <text:p>0.05977887</text:p>
          </table:table-cell>
          <table:table-cell office:value-type="float" office:value="1.027957" calcext:value-type="float">
            <text:p>1.027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88088" calcext:value-type="float">
            <text:p>0.007988088</text:p>
          </table:table-cell>
          <table:table-cell table:number-columns-repeated="22"/>
        </table:table-row>
        <table:table-row table:style-name="ro1">
          <table:table-cell office:value-type="float" office:value="0.5302528" calcext:value-type="float">
            <text:p>0.5302528</text:p>
          </table:table-cell>
          <table:table-cell office:value-type="float" office:value="0.7872815" calcext:value-type="float">
            <text:p>0.7872815</text:p>
          </table:table-cell>
          <table:table-cell office:value-type="float" office:value="0.0008063087" calcext:value-type="float">
            <text:p>0.0008063087</text:p>
          </table:table-cell>
          <table:table-cell office:value-type="float" office:value="1.163231" calcext:value-type="float">
            <text:p>1.163231</text:p>
          </table:table-cell>
          <table:table-cell office:value-type="float" office:value="0.5302528" calcext:value-type="float">
            <text:p>0.5302528</text:p>
          </table:table-cell>
          <table:table-cell office:value-type="float" office:value="0.7872815" calcext:value-type="float">
            <text:p>0.7872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95467" calcext:value-type="float">
            <text:p>0.007895467</text:p>
          </table:table-cell>
          <table:table-cell table:number-columns-repeated="22"/>
        </table:table-row>
        <table:table-row table:style-name="ro1">
          <table:table-cell office:value-type="float" office:value="0.6607147" calcext:value-type="float">
            <text:p>0.6607147</text:p>
          </table:table-cell>
          <table:table-cell office:value-type="float" office:value="0.7723634" calcext:value-type="float">
            <text:p>0.7723634</text:p>
          </table:table-cell>
          <table:table-cell office:value-type="float" office:value="0.0009900693" calcext:value-type="float">
            <text:p>0.0009900693</text:p>
          </table:table-cell>
          <table:table-cell office:value-type="float" office:value="1.096705" calcext:value-type="float">
            <text:p>1.096705</text:p>
          </table:table-cell>
          <table:table-cell office:value-type="float" office:value="0.6607147" calcext:value-type="float">
            <text:p>0.6607147</text:p>
          </table:table-cell>
          <table:table-cell office:value-type="float" office:value="0.7723634" calcext:value-type="float">
            <text:p>0.7723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58535" calcext:value-type="float">
            <text:p>0.007858535</text:p>
          </table:table-cell>
          <table:table-cell table:number-columns-repeated="22"/>
        </table:table-row>
        <table:table-row table:style-name="ro1">
          <table:table-cell office:value-type="float" office:value="0.4835291" calcext:value-type="float">
            <text:p>0.4835291</text:p>
          </table:table-cell>
          <table:table-cell office:value-type="float" office:value="0.8534281" calcext:value-type="float">
            <text:p>0.8534281</text:p>
          </table:table-cell>
          <table:table-cell office:value-type="float" office:value="0.0004973989" calcext:value-type="float">
            <text:p>0.0004973989</text:p>
          </table:table-cell>
          <table:table-cell office:value-type="float" office:value="1.24928" calcext:value-type="float">
            <text:p>1.24928</text:p>
          </table:table-cell>
          <table:table-cell office:value-type="float" office:value="0.4835291" calcext:value-type="float">
            <text:p>0.4835291</text:p>
          </table:table-cell>
          <table:table-cell office:value-type="float" office:value="0.8534281" calcext:value-type="float">
            <text:p>0.8534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23031" calcext:value-type="float">
            <text:p>0.007823031</text:p>
          </table:table-cell>
          <table:table-cell table:number-columns-repeated="22"/>
        </table:table-row>
        <table:table-row table:style-name="ro1">
          <table:table-cell office:value-type="float" office:value="0.5174573" calcext:value-type="float">
            <text:p>0.5174573</text:p>
          </table:table-cell>
          <table:table-cell office:value-type="float" office:value="0.7971564" calcext:value-type="float">
            <text:p>0.7971564</text:p>
          </table:table-cell>
          <table:table-cell office:value-type="float" office:value="0.000969432" calcext:value-type="float">
            <text:p>0.000969432</text:p>
          </table:table-cell>
          <table:table-cell office:value-type="float" office:value="1.175994" calcext:value-type="float">
            <text:p>1.175994</text:p>
          </table:table-cell>
          <table:table-cell office:value-type="float" office:value="0.5174573" calcext:value-type="float">
            <text:p>0.5174573</text:p>
          </table:table-cell>
          <table:table-cell office:value-type="float" office:value="0.7971564" calcext:value-type="float">
            <text:p>0.7971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78747" calcext:value-type="float">
            <text:p>0.007778747</text:p>
          </table:table-cell>
          <table:table-cell table:number-columns-repeated="22"/>
        </table:table-row>
        <table:table-row table:style-name="ro1">
          <table:table-cell office:value-type="float" office:value="0.5459885" calcext:value-type="float">
            <text:p>0.5459885</text:p>
          </table:table-cell>
          <table:table-cell office:value-type="float" office:value="0.7799546" calcext:value-type="float">
            <text:p>0.7799546</text:p>
          </table:table-cell>
          <table:table-cell office:value-type="float" office:value="0.0004683329" calcext:value-type="float">
            <text:p>0.0004683329</text:p>
          </table:table-cell>
          <table:table-cell office:value-type="float" office:value="1.152519" calcext:value-type="float">
            <text:p>1.152519</text:p>
          </table:table-cell>
          <table:table-cell office:value-type="float" office:value="0.5459885" calcext:value-type="float">
            <text:p>0.5459885</text:p>
          </table:table-cell>
          <table:table-cell office:value-type="float" office:value="0.7799546" calcext:value-type="float">
            <text:p>0.7799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95351" calcext:value-type="float">
            <text:p>0.007695351</text:p>
          </table:table-cell>
          <table:table-cell table:number-columns-repeated="22"/>
        </table:table-row>
        <table:table-row table:style-name="ro1">
          <table:table-cell office:value-type="float" office:value="0.7452776" calcext:value-type="float">
            <text:p>0.7452776</text:p>
          </table:table-cell>
          <table:table-cell office:value-type="float" office:value="0.7382591" calcext:value-type="float">
            <text:p>0.7382591</text:p>
          </table:table-cell>
          <table:table-cell office:value-type="float" office:value="0.0007515996" calcext:value-type="float">
            <text:p>0.0007515996</text:p>
          </table:table-cell>
          <table:table-cell office:value-type="float" office:value="0.9932126" calcext:value-type="float">
            <text:p>0.9932126</text:p>
          </table:table-cell>
          <table:table-cell office:value-type="float" office:value="0.7452776" calcext:value-type="float">
            <text:p>0.7452776</text:p>
          </table:table-cell>
          <table:table-cell office:value-type="float" office:value="0.7382591" calcext:value-type="float">
            <text:p>0.7382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30107" calcext:value-type="float">
            <text:p>0.007530107</text:p>
          </table:table-cell>
          <table:table-cell table:number-columns-repeated="22"/>
        </table:table-row>
        <table:table-row table:style-name="ro1">
          <table:table-cell office:value-type="float" office:value="0.6607147" calcext:value-type="float">
            <text:p>0.6607147</text:p>
          </table:table-cell>
          <table:table-cell office:value-type="float" office:value="0.7723634" calcext:value-type="float">
            <text:p>0.7723634</text:p>
          </table:table-cell>
          <table:table-cell office:value-type="float" office:value="0.0009900693" calcext:value-type="float">
            <text:p>0.0009900693</text:p>
          </table:table-cell>
          <table:table-cell office:value-type="float" office:value="1.096705" calcext:value-type="float">
            <text:p>1.096705</text:p>
          </table:table-cell>
          <table:table-cell office:value-type="float" office:value="0.6607147" calcext:value-type="float">
            <text:p>0.6607147</text:p>
          </table:table-cell>
          <table:table-cell office:value-type="float" office:value="0.7723634" calcext:value-type="float">
            <text:p>0.7723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60882" calcext:value-type="float">
            <text:p>0.007460882</text:p>
          </table:table-cell>
          <table:table-cell table:number-columns-repeated="22"/>
        </table:table-row>
        <table:table-row table:style-name="ro1">
          <table:table-cell office:value-type="float" office:value="1.005552" calcext:value-type="float">
            <text:p>1.005552</text:p>
          </table:table-cell>
          <table:table-cell office:value-type="float" office:value="0.08803425" calcext:value-type="float">
            <text:p>0.08803425</text:p>
          </table:table-cell>
          <table:table-cell office:value-type="float" office:value="0.001613562" calcext:value-type="float">
            <text:p>0.001613562</text:p>
          </table:table-cell>
          <table:table-cell office:value-type="float" office:value="0.8282654" calcext:value-type="float">
            <text:p>0.8282654</text:p>
          </table:table-cell>
          <table:table-cell office:value-type="float" office:value="1.005552" calcext:value-type="float">
            <text:p>1.005552</text:p>
          </table:table-cell>
          <table:table-cell office:value-type="float" office:value="0.08803425" calcext:value-type="float">
            <text:p>0.08803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99821" calcext:value-type="float">
            <text:p>0.007399821</text:p>
          </table:table-cell>
          <table:table-cell table:number-columns-repeated="22"/>
        </table:table-row>
        <table:table-row table:style-name="ro1">
          <table:table-cell office:value-type="float" office:value="0.9449706" calcext:value-type="float">
            <text:p>0.9449706</text:p>
          </table:table-cell>
          <table:table-cell office:value-type="float" office:value="0.153054" calcext:value-type="float">
            <text:p>0.153054</text:p>
          </table:table-cell>
          <table:table-cell office:value-type="float" office:value="0.0004534559" calcext:value-type="float">
            <text:p>0.0004534559</text:p>
          </table:table-cell>
          <table:table-cell office:value-type="float" office:value="0.8447455" calcext:value-type="float">
            <text:p>0.8447455</text:p>
          </table:table-cell>
          <table:table-cell office:value-type="float" office:value="0.9449706" calcext:value-type="float">
            <text:p>0.9449706</text:p>
          </table:table-cell>
          <table:table-cell office:value-type="float" office:value="0.153054" calcext:value-type="float">
            <text:p>0.153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9506" calcext:value-type="float">
            <text:p>0.00739506</text:p>
          </table:table-cell>
          <table:table-cell table:number-columns-repeated="22"/>
        </table:table-row>
        <table:table-row table:style-name="ro1">
          <table:table-cell office:value-type="float" office:value="1.042052" calcext:value-type="float">
            <text:p>1.042052</text:p>
          </table:table-cell>
          <table:table-cell office:value-type="float" office:value="0.03368603" calcext:value-type="float">
            <text:p>0.03368603</text:p>
          </table:table-cell>
          <table:table-cell office:value-type="float" office:value="0.00007845184" calcext:value-type="float">
            <text:p>7.845184E-05</text:p>
          </table:table-cell>
          <table:table-cell office:value-type="float" office:value="0.8472571" calcext:value-type="float">
            <text:p>0.8472571</text:p>
          </table:table-cell>
          <table:table-cell office:value-type="float" office:value="1.042052" calcext:value-type="float">
            <text:p>1.042052</text:p>
          </table:table-cell>
          <table:table-cell office:value-type="float" office:value="0.03368603" calcext:value-type="float">
            <text:p>0.03368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51446" calcext:value-type="float">
            <text:p>0.007351446</text:p>
          </table:table-cell>
          <table:table-cell table:number-columns-repeated="22"/>
        </table:table-row>
        <table:table-row table:style-name="ro1">
          <table:table-cell office:value-type="float" office:value="0.6461032" calcext:value-type="float">
            <text:p>0.6461032</text:p>
          </table:table-cell>
          <table:table-cell office:value-type="float" office:value="0.7727898" calcext:value-type="float">
            <text:p>0.7727898</text:p>
          </table:table-cell>
          <table:table-cell office:value-type="float" office:value="0.0001045517" calcext:value-type="float">
            <text:p>0.0001045517</text:p>
          </table:table-cell>
          <table:table-cell office:value-type="float" office:value="1.106136" calcext:value-type="float">
            <text:p>1.106136</text:p>
          </table:table-cell>
          <table:table-cell office:value-type="float" office:value="0.6461032" calcext:value-type="float">
            <text:p>0.6461032</text:p>
          </table:table-cell>
          <table:table-cell office:value-type="float" office:value="0.7727898" calcext:value-type="float">
            <text:p>0.7727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4869" calcext:value-type="float">
            <text:p>0.00734869</text:p>
          </table:table-cell>
          <table:table-cell table:number-columns-repeated="22"/>
        </table:table-row>
        <table:table-row table:style-name="ro1">
          <table:table-cell office:value-type="float" office:value="0.8458118" calcext:value-type="float">
            <text:p>0.8458118</text:p>
          </table:table-cell>
          <table:table-cell office:value-type="float" office:value="0.4888277" calcext:value-type="float">
            <text:p>0.4888277</text:p>
          </table:table-cell>
          <table:table-cell office:value-type="float" office:value="0.004960681" calcext:value-type="float">
            <text:p>0.004960681</text:p>
          </table:table-cell>
          <table:table-cell office:value-type="float" office:value="0.7610781" calcext:value-type="float">
            <text:p>0.7610781</text:p>
          </table:table-cell>
          <table:table-cell office:value-type="float" office:value="0.8458118" calcext:value-type="float">
            <text:p>0.8458118</text:p>
          </table:table-cell>
          <table:table-cell office:value-type="float" office:value="0.4888277" calcext:value-type="float">
            <text:p>0.4888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93762" calcext:value-type="float">
            <text:p>0.007293762</text:p>
          </table:table-cell>
          <table:table-cell table:number-columns-repeated="22"/>
        </table:table-row>
        <table:table-row table:style-name="ro1">
          <table:table-cell office:value-type="float" office:value="0.7135952" calcext:value-type="float">
            <text:p>0.7135952</text:p>
          </table:table-cell>
          <table:table-cell office:value-type="float" office:value="0.7605671" calcext:value-type="float">
            <text:p>0.7605671</text:p>
          </table:table-cell>
          <table:table-cell office:value-type="float" office:value="0.000388575" calcext:value-type="float">
            <text:p>0.000388575</text:p>
          </table:table-cell>
          <table:table-cell office:value-type="float" office:value="1.044545" calcext:value-type="float">
            <text:p>1.044545</text:p>
          </table:table-cell>
          <table:table-cell office:value-type="float" office:value="0.7135952" calcext:value-type="float">
            <text:p>0.7135952</text:p>
          </table:table-cell>
          <table:table-cell office:value-type="float" office:value="0.7605671" calcext:value-type="float">
            <text:p>0.7605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63367" calcext:value-type="float">
            <text:p>0.007063367</text:p>
          </table:table-cell>
          <table:table-cell table:number-columns-repeated="22"/>
        </table:table-row>
        <table:table-row table:style-name="ro1">
          <table:table-cell office:value-type="float" office:value="0.9558491" calcext:value-type="float">
            <text:p>0.9558491</text:p>
          </table:table-cell>
          <table:table-cell office:value-type="float" office:value="0.1392558" calcext:value-type="float">
            <text:p>0.1392558</text:p>
          </table:table-cell>
          <table:table-cell office:value-type="float" office:value="0.0007578594" calcext:value-type="float">
            <text:p>0.0007578594</text:p>
          </table:table-cell>
          <table:table-cell office:value-type="float" office:value="0.8446761" calcext:value-type="float">
            <text:p>0.8446761</text:p>
          </table:table-cell>
          <table:table-cell office:value-type="float" office:value="0.9558491" calcext:value-type="float">
            <text:p>0.9558491</text:p>
          </table:table-cell>
          <table:table-cell office:value-type="float" office:value="0.1392558" calcext:value-type="float">
            <text:p>0.1392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99388" calcext:value-type="float">
            <text:p>0.006999388</text:p>
          </table:table-cell>
          <table:table-cell table:number-columns-repeated="22"/>
        </table:table-row>
        <table:table-row table:style-name="ro1">
          <table:table-cell office:value-type="float" office:value="0.8072542" calcext:value-type="float">
            <text:p>0.8072542</text:p>
          </table:table-cell>
          <table:table-cell office:value-type="float" office:value="0.5081705" calcext:value-type="float">
            <text:p>0.5081705</text:p>
          </table:table-cell>
          <table:table-cell office:value-type="float" office:value="0.0005641349" calcext:value-type="float">
            <text:p>0.0005641349</text:p>
          </table:table-cell>
          <table:table-cell office:value-type="float" office:value="0.8113232" calcext:value-type="float">
            <text:p>0.8113232</text:p>
          </table:table-cell>
          <table:table-cell office:value-type="float" office:value="0.8072542" calcext:value-type="float">
            <text:p>0.8072542</text:p>
          </table:table-cell>
          <table:table-cell office:value-type="float" office:value="0.5081705" calcext:value-type="float">
            <text:p>0.5081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44861" calcext:value-type="float">
            <text:p>0.006944861</text:p>
          </table:table-cell>
          <table:table-cell table:number-columns-repeated="22"/>
        </table:table-row>
        <table:table-row table:style-name="ro1">
          <table:table-cell office:value-type="float" office:value="0.1287069" calcext:value-type="float">
            <text:p>0.1287069</text:p>
          </table:table-cell>
          <table:table-cell office:value-type="float" office:value="0.9665452" calcext:value-type="float">
            <text:p>0.9665452</text:p>
          </table:table-cell>
          <table:table-cell office:value-type="float" office:value="0.002816019" calcext:value-type="float">
            <text:p>0.002816019</text:p>
          </table:table-cell>
          <table:table-cell office:value-type="float" office:value="1.159612" calcext:value-type="float">
            <text:p>1.159612</text:p>
          </table:table-cell>
          <table:table-cell office:value-type="float" office:value="0.1287069" calcext:value-type="float">
            <text:p>0.1287069</text:p>
          </table:table-cell>
          <table:table-cell office:value-type="float" office:value="0.9665452" calcext:value-type="float">
            <text:p>0.9665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25028" calcext:value-type="float">
            <text:p>0.006925028</text:p>
          </table:table-cell>
          <table:table-cell table:number-columns-repeated="22"/>
        </table:table-row>
        <table:table-row table:style-name="ro1">
          <table:table-cell office:value-type="float" office:value="0.779104" calcext:value-type="float">
            <text:p>0.779104</text:p>
          </table:table-cell>
          <table:table-cell office:value-type="float" office:value="0.5479664" calcext:value-type="float">
            <text:p>0.5479664</text:p>
          </table:table-cell>
          <table:table-cell office:value-type="float" office:value="0.00004260232" calcext:value-type="float">
            <text:p>4.260232E-05</text:p>
          </table:table-cell>
          <table:table-cell office:value-type="float" office:value="0.8488035" calcext:value-type="float">
            <text:p>0.8488035</text:p>
          </table:table-cell>
          <table:table-cell office:value-type="float" office:value="0.779104" calcext:value-type="float">
            <text:p>0.779104</text:p>
          </table:table-cell>
          <table:table-cell office:value-type="float" office:value="0.5479664" calcext:value-type="float">
            <text:p>0.5479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18068" calcext:value-type="float">
            <text:p>0.006918068</text:p>
          </table:table-cell>
          <table:table-cell table:number-columns-repeated="22"/>
        </table:table-row>
        <table:table-row table:style-name="ro1">
          <table:table-cell office:value-type="float" office:value="0.7583473" calcext:value-type="float">
            <text:p>0.7583473</text:p>
          </table:table-cell>
          <table:table-cell office:value-type="float" office:value="0.7184014" calcext:value-type="float">
            <text:p>0.7184014</text:p>
          </table:table-cell>
          <table:table-cell office:value-type="float" office:value="0.0004072166" calcext:value-type="float">
            <text:p>0.0004072166</text:p>
          </table:table-cell>
          <table:table-cell office:value-type="float" office:value="0.9619117" calcext:value-type="float">
            <text:p>0.9619117</text:p>
          </table:table-cell>
          <table:table-cell office:value-type="float" office:value="0.7583473" calcext:value-type="float">
            <text:p>0.7583473</text:p>
          </table:table-cell>
          <table:table-cell office:value-type="float" office:value="0.7184014" calcext:value-type="float">
            <text:p>0.7184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14573" calcext:value-type="float">
            <text:p>0.006914573</text:p>
          </table:table-cell>
          <table:table-cell table:number-columns-repeated="22"/>
        </table:table-row>
        <table:table-row table:style-name="ro1">
          <table:table-cell office:value-type="float" office:value="0.1186898" calcext:value-type="float">
            <text:p>0.1186898</text:p>
          </table:table-cell>
          <table:table-cell office:value-type="float" office:value="0.9746701" calcext:value-type="float">
            <text:p>0.9746701</text:p>
          </table:table-cell>
          <table:table-cell office:value-type="float" office:value="0.00004845219" calcext:value-type="float">
            <text:p>4.845219E-05</text:p>
          </table:table-cell>
          <table:table-cell office:value-type="float" office:value="1.159828" calcext:value-type="float">
            <text:p>1.159828</text:p>
          </table:table-cell>
          <table:table-cell office:value-type="float" office:value="0.1186898" calcext:value-type="float">
            <text:p>0.1186898</text:p>
          </table:table-cell>
          <table:table-cell office:value-type="float" office:value="0.9746701" calcext:value-type="float">
            <text:p>0.9746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10381" calcext:value-type="float">
            <text:p>0.006910381</text:p>
          </table:table-cell>
          <table:table-cell table:number-columns-repeated="22"/>
        </table:table-row>
        <table:table-row table:style-name="ro1">
          <table:table-cell office:value-type="float" office:value="0.7135952" calcext:value-type="float">
            <text:p>0.7135952</text:p>
          </table:table-cell>
          <table:table-cell office:value-type="float" office:value="0.7605671" calcext:value-type="float">
            <text:p>0.7605671</text:p>
          </table:table-cell>
          <table:table-cell office:value-type="float" office:value="0.000388575" calcext:value-type="float">
            <text:p>0.000388575</text:p>
          </table:table-cell>
          <table:table-cell office:value-type="float" office:value="1.044545" calcext:value-type="float">
            <text:p>1.044545</text:p>
          </table:table-cell>
          <table:table-cell office:value-type="float" office:value="0.7135952" calcext:value-type="float">
            <text:p>0.7135952</text:p>
          </table:table-cell>
          <table:table-cell office:value-type="float" office:value="0.7605671" calcext:value-type="float">
            <text:p>0.7605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05382" calcext:value-type="float">
            <text:p>0.006905382</text:p>
          </table:table-cell>
          <table:table-cell table:number-columns-repeated="22"/>
        </table:table-row>
        <table:table-row table:style-name="ro1">
          <table:table-cell office:value-type="float" office:value="0.8072542" calcext:value-type="float">
            <text:p>0.8072542</text:p>
          </table:table-cell>
          <table:table-cell office:value-type="float" office:value="0.5081705" calcext:value-type="float">
            <text:p>0.5081705</text:p>
          </table:table-cell>
          <table:table-cell office:value-type="float" office:value="0.0005641349" calcext:value-type="float">
            <text:p>0.0005641349</text:p>
          </table:table-cell>
          <table:table-cell office:value-type="float" office:value="0.8113232" calcext:value-type="float">
            <text:p>0.8113232</text:p>
          </table:table-cell>
          <table:table-cell office:value-type="float" office:value="0.8072542" calcext:value-type="float">
            <text:p>0.8072542</text:p>
          </table:table-cell>
          <table:table-cell office:value-type="float" office:value="0.5081705" calcext:value-type="float">
            <text:p>0.5081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46501" calcext:value-type="float">
            <text:p>0.006846501</text:p>
          </table:table-cell>
          <table:table-cell table:number-columns-repeated="22"/>
        </table:table-row>
        <table:table-row table:style-name="ro1">
          <table:table-cell office:value-type="float" office:value="1.005552" calcext:value-type="float">
            <text:p>1.005552</text:p>
          </table:table-cell>
          <table:table-cell office:value-type="float" office:value="0.08803425" calcext:value-type="float">
            <text:p>0.08803425</text:p>
          </table:table-cell>
          <table:table-cell office:value-type="float" office:value="0.001613562" calcext:value-type="float">
            <text:p>0.001613562</text:p>
          </table:table-cell>
          <table:table-cell office:value-type="float" office:value="0.8282654" calcext:value-type="float">
            <text:p>0.8282654</text:p>
          </table:table-cell>
          <table:table-cell office:value-type="float" office:value="1.005552" calcext:value-type="float">
            <text:p>1.005552</text:p>
          </table:table-cell>
          <table:table-cell office:value-type="float" office:value="0.08803425" calcext:value-type="float">
            <text:p>0.08803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39006" calcext:value-type="float">
            <text:p>0.006839006</text:p>
          </table:table-cell>
          <table:table-cell table:number-columns-repeated="22"/>
        </table:table-row>
        <table:table-row table:style-name="ro1">
          <table:table-cell office:value-type="float" office:value="0.4911332" calcext:value-type="float">
            <text:p>0.4911332</text:p>
          </table:table-cell>
          <table:table-cell office:value-type="float" office:value="0.8360461" calcext:value-type="float">
            <text:p>0.8360461</text:p>
          </table:table-cell>
          <table:table-cell office:value-type="float" office:value="0.0002436115" calcext:value-type="float">
            <text:p>0.0002436115</text:p>
          </table:table-cell>
          <table:table-cell office:value-type="float" office:value="1.225697" calcext:value-type="float">
            <text:p>1.225697</text:p>
          </table:table-cell>
          <table:table-cell office:value-type="float" office:value="0.4911332" calcext:value-type="float">
            <text:p>0.4911332</text:p>
          </table:table-cell>
          <table:table-cell office:value-type="float" office:value="0.8360461" calcext:value-type="float">
            <text:p>0.8360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94992" calcext:value-type="float">
            <text:p>0.006694992</text:p>
          </table:table-cell>
          <table:table-cell table:number-columns-repeated="22"/>
        </table:table-row>
        <table:table-row table:style-name="ro1">
          <table:table-cell office:value-type="float" office:value="0.5360537" calcext:value-type="float">
            <text:p>0.5360537</text:p>
          </table:table-cell>
          <table:table-cell office:value-type="float" office:value="0.7840141" calcext:value-type="float">
            <text:p>0.7840141</text:p>
          </table:table-cell>
          <table:table-cell office:value-type="float" office:value="0.0005768283" calcext:value-type="float">
            <text:p>0.0005768283</text:p>
          </table:table-cell>
          <table:table-cell office:value-type="float" office:value="1.158728" calcext:value-type="float">
            <text:p>1.158728</text:p>
          </table:table-cell>
          <table:table-cell office:value-type="float" office:value="0.5360537" calcext:value-type="float">
            <text:p>0.5360537</text:p>
          </table:table-cell>
          <table:table-cell office:value-type="float" office:value="0.7840141" calcext:value-type="float">
            <text:p>0.7840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70395" calcext:value-type="float">
            <text:p>0.006670395</text:p>
          </table:table-cell>
          <table:table-cell table:number-columns-repeated="22"/>
        </table:table-row>
        <table:table-row table:style-name="ro1">
          <table:table-cell office:value-type="float" office:value="1.040456" calcext:value-type="float">
            <text:p>1.040456</text:p>
          </table:table-cell>
          <table:table-cell office:value-type="float" office:value="0.03748016" calcext:value-type="float">
            <text:p>0.03748016</text:p>
          </table:table-cell>
          <table:table-cell office:value-type="float" office:value="0.00009446202" calcext:value-type="float">
            <text:p>0.000094462</text:p>
          </table:table-cell>
          <table:table-cell office:value-type="float" office:value="0.8436644" calcext:value-type="float">
            <text:p>0.8436644</text:p>
          </table:table-cell>
          <table:table-cell office:value-type="float" office:value="1.040456" calcext:value-type="float">
            <text:p>1.040456</text:p>
          </table:table-cell>
          <table:table-cell office:value-type="float" office:value="0.03748016" calcext:value-type="float">
            <text:p>0.03748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82388" calcext:value-type="float">
            <text:p>0.006582388</text:p>
          </table:table-cell>
          <table:table-cell table:number-columns-repeated="22"/>
        </table:table-row>
        <table:table-row table:style-name="ro1">
          <table:table-cell office:value-type="float" office:value="0.7763059" calcext:value-type="float">
            <text:p>0.7763059</text:p>
          </table:table-cell>
          <table:table-cell office:value-type="float" office:value="0.5607328" calcext:value-type="float">
            <text:p>0.5607328</text:p>
          </table:table-cell>
          <table:table-cell office:value-type="float" office:value="0.0005042997" calcext:value-type="float">
            <text:p>0.0005042997</text:p>
          </table:table-cell>
          <table:table-cell office:value-type="float" office:value="0.854687" calcext:value-type="float">
            <text:p>0.854687</text:p>
          </table:table-cell>
          <table:table-cell office:value-type="float" office:value="0.7763059" calcext:value-type="float">
            <text:p>0.7763059</text:p>
          </table:table-cell>
          <table:table-cell office:value-type="float" office:value="0.5607328" calcext:value-type="float">
            <text:p>0.5607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78412" calcext:value-type="float">
            <text:p>0.006578412</text:p>
          </table:table-cell>
          <table:table-cell table:number-columns-repeated="22"/>
        </table:table-row>
        <table:table-row table:style-name="ro1">
          <table:table-cell office:value-type="float" office:value="0.7745471" calcext:value-type="float">
            <text:p>0.7745471</text:p>
          </table:table-cell>
          <table:table-cell office:value-type="float" office:value="0.5727754" calcext:value-type="float">
            <text:p>0.5727754</text:p>
          </table:table-cell>
          <table:table-cell office:value-type="float" office:value="0.0002612649" calcext:value-type="float">
            <text:p>0.0002612649</text:p>
          </table:table-cell>
          <table:table-cell office:value-type="float" office:value="0.8598403" calcext:value-type="float">
            <text:p>0.8598403</text:p>
          </table:table-cell>
          <table:table-cell office:value-type="float" office:value="0.7745471" calcext:value-type="float">
            <text:p>0.7745471</text:p>
          </table:table-cell>
          <table:table-cell office:value-type="float" office:value="0.5727754" calcext:value-type="float">
            <text:p>0.5727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78412" calcext:value-type="float">
            <text:p>0.006578412</text:p>
          </table:table-cell>
          <table:table-cell table:number-columns-repeated="22"/>
        </table:table-row>
        <table:table-row table:style-name="ro1">
          <table:table-cell office:value-type="float" office:value="0.8558677" calcext:value-type="float">
            <text:p>0.8558677</text:p>
          </table:table-cell>
          <table:table-cell office:value-type="float" office:value="0.4828697" calcext:value-type="float">
            <text:p>0.4828697</text:p>
          </table:table-cell>
          <table:table-cell office:value-type="float" office:value="0.001343574" calcext:value-type="float">
            <text:p>0.001343574</text:p>
          </table:table-cell>
          <table:table-cell office:value-type="float" office:value="0.7473033" calcext:value-type="float">
            <text:p>0.7473033</text:p>
          </table:table-cell>
          <table:table-cell office:value-type="float" office:value="0.8558677" calcext:value-type="float">
            <text:p>0.8558677</text:p>
          </table:table-cell>
          <table:table-cell office:value-type="float" office:value="0.4828697" calcext:value-type="float">
            <text:p>0.4828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66547" calcext:value-type="float">
            <text:p>0.006466547</text:p>
          </table:table-cell>
          <table:table-cell table:number-columns-repeated="22"/>
        </table:table-row>
        <table:table-row table:style-name="ro1">
          <table:table-cell office:value-type="float" office:value="0.7821557" calcext:value-type="float">
            <text:p>0.7821557</text:p>
          </table:table-cell>
          <table:table-cell office:value-type="float" office:value="0.5397194" calcext:value-type="float">
            <text:p>0.5397194</text:p>
          </table:table-cell>
          <table:table-cell office:value-type="float" office:value="0.0002127615" calcext:value-type="float">
            <text:p>0.0002127615</text:p>
          </table:table-cell>
          <table:table-cell office:value-type="float" office:value="0.8439316" calcext:value-type="float">
            <text:p>0.8439316</text:p>
          </table:table-cell>
          <table:table-cell office:value-type="float" office:value="0.7821557" calcext:value-type="float">
            <text:p>0.7821557</text:p>
          </table:table-cell>
          <table:table-cell office:value-type="float" office:value="0.5397194" calcext:value-type="float">
            <text:p>0.5397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64034" calcext:value-type="float">
            <text:p>0.006464034</text:p>
          </table:table-cell>
          <table:table-cell table:number-columns-repeated="22"/>
        </table:table-row>
        <table:table-row table:style-name="ro1"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.001754409" calcext:value-type="float">
            <text:p>0.001754409</text:p>
          </table:table-cell>
          <table:table-cell office:value-type="float" office:value="0.7861554" calcext:value-type="float">
            <text:p>0.7861554</text:p>
          </table:table-cell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38889" calcext:value-type="float">
            <text:p>0.006438889</text:p>
          </table:table-cell>
          <table:table-cell table:number-columns-repeated="22"/>
        </table:table-row>
        <table:table-row table:style-name="ro1">
          <table:table-cell office:value-type="float" office:value="0.09021378" calcext:value-type="float">
            <text:p>0.09021378</text:p>
          </table:table-cell>
          <table:table-cell office:value-type="float" office:value="1.002844" calcext:value-type="float">
            <text:p>1.002844</text:p>
          </table:table-cell>
          <table:table-cell office:value-type="float" office:value="0.0003431877" calcext:value-type="float">
            <text:p>0.0003431877</text:p>
          </table:table-cell>
          <table:table-cell office:value-type="float" office:value="1.169855" calcext:value-type="float">
            <text:p>1.169855</text:p>
          </table:table-cell>
          <table:table-cell office:value-type="float" office:value="0.09021378" calcext:value-type="float">
            <text:p>0.09021378</text:p>
          </table:table-cell>
          <table:table-cell office:value-type="float" office:value="1.002844" calcext:value-type="float">
            <text:p>1.002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36226" calcext:value-type="float">
            <text:p>0.006436226</text:p>
          </table:table-cell>
          <table:table-cell table:number-columns-repeated="22"/>
        </table:table-row>
        <table:table-row table:style-name="ro1">
          <table:table-cell office:value-type="float" office:value="0.02897592" calcext:value-type="float">
            <text:p>0.02897592</text:p>
          </table:table-cell>
          <table:table-cell office:value-type="float" office:value="1.043921" calcext:value-type="float">
            <text:p>1.043921</text:p>
          </table:table-cell>
          <table:table-cell office:value-type="float" office:value="0.0003067775" calcext:value-type="float">
            <text:p>0.0003067775</text:p>
          </table:table-cell>
          <table:table-cell office:value-type="float" office:value="1.147973" calcext:value-type="float">
            <text:p>1.147973</text:p>
          </table:table-cell>
          <table:table-cell office:value-type="float" office:value="0.02897592" calcext:value-type="float">
            <text:p>0.02897592</text:p>
          </table:table-cell>
          <table:table-cell office:value-type="float" office:value="1.043921" calcext:value-type="float">
            <text:p>1.043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3194" calcext:value-type="float">
            <text:p>0.00643194</text:p>
          </table:table-cell>
          <table:table-cell table:number-columns-repeated="22"/>
        </table:table-row>
        <table:table-row table:style-name="ro1">
          <table:table-cell office:value-type="float" office:value="0.7414772" calcext:value-type="float">
            <text:p>0.7414772</text:p>
          </table:table-cell>
          <table:table-cell office:value-type="float" office:value="0.7427745" calcext:value-type="float">
            <text:p>0.7427745</text:p>
          </table:table-cell>
          <table:table-cell office:value-type="float" office:value="0.001512213" calcext:value-type="float">
            <text:p>0.001512213</text:p>
          </table:table-cell>
          <table:table-cell office:value-type="float" office:value="1.001256" calcext:value-type="float">
            <text:p>1.001256</text:p>
          </table:table-cell>
          <table:table-cell office:value-type="float" office:value="0.7414772" calcext:value-type="float">
            <text:p>0.7414772</text:p>
          </table:table-cell>
          <table:table-cell office:value-type="float" office:value="0.7427745" calcext:value-type="float">
            <text:p>0.7427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96501" calcext:value-type="float">
            <text:p>0.006396501</text:p>
          </table:table-cell>
          <table:table-cell table:number-columns-repeated="22"/>
        </table:table-row>
        <table:table-row table:style-name="ro1">
          <table:table-cell office:value-type="float" office:value="0.04819202" calcext:value-type="float">
            <text:p>0.04819202</text:p>
          </table:table-cell>
          <table:table-cell office:value-type="float" office:value="1.035587" calcext:value-type="float">
            <text:p>1.035587</text:p>
          </table:table-cell>
          <table:table-cell office:value-type="float" office:value="0.00118809" calcext:value-type="float">
            <text:p>0.00118809</text:p>
          </table:table-cell>
          <table:table-cell office:value-type="float" office:value="1.165445" calcext:value-type="float">
            <text:p>1.165445</text:p>
          </table:table-cell>
          <table:table-cell office:value-type="float" office:value="0.04819202" calcext:value-type="float">
            <text:p>0.04819202</text:p>
          </table:table-cell>
          <table:table-cell office:value-type="float" office:value="1.035587" calcext:value-type="float">
            <text:p>1.035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944" calcext:value-type="float">
            <text:p>0.0063944</text:p>
          </table:table-cell>
          <table:table-cell table:number-columns-repeated="22"/>
        </table:table-row>
        <table:table-row table:style-name="ro1">
          <table:table-cell office:value-type="float" office:value="0.1351104" calcext:value-type="float">
            <text:p>0.1351104</text:p>
          </table:table-cell>
          <table:table-cell office:value-type="float" office:value="0.959213" calcext:value-type="float">
            <text:p>0.959213</text:p>
          </table:table-cell>
          <table:table-cell office:value-type="float" office:value="0.0002987759" calcext:value-type="float">
            <text:p>0.0002987759</text:p>
          </table:table-cell>
          <table:table-cell office:value-type="float" office:value="1.155464" calcext:value-type="float">
            <text:p>1.155464</text:p>
          </table:table-cell>
          <table:table-cell office:value-type="float" office:value="0.1351104" calcext:value-type="float">
            <text:p>0.1351104</text:p>
          </table:table-cell>
          <table:table-cell office:value-type="float" office:value="0.959213" calcext:value-type="float">
            <text:p>0.959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163" calcext:value-type="float">
            <text:p>0.0063163</text:p>
          </table:table-cell>
          <table:table-cell table:number-columns-repeated="22"/>
        </table:table-row>
        <table:table-row table:style-name="ro1">
          <table:table-cell office:value-type="float" office:value="0.8679856" calcext:value-type="float">
            <text:p>0.8679856</text:p>
          </table:table-cell>
          <table:table-cell office:value-type="float" office:value="0.4818043" calcext:value-type="float">
            <text:p>0.4818043</text:p>
          </table:table-cell>
          <table:table-cell office:value-type="float" office:value="0.01064462" calcext:value-type="float">
            <text:p>0.01064462</text:p>
          </table:table-cell>
          <table:table-cell office:value-type="float" office:value="0.7298354" calcext:value-type="float">
            <text:p>0.7298354</text:p>
          </table:table-cell>
          <table:table-cell office:value-type="float" office:value="0.8679856" calcext:value-type="float">
            <text:p>0.8679856</text:p>
          </table:table-cell>
          <table:table-cell office:value-type="float" office:value="0.4818043" calcext:value-type="float">
            <text:p>0.4818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83909" calcext:value-type="float">
            <text:p>0.006283909</text:p>
          </table:table-cell>
          <table:table-cell table:number-columns-repeated="22"/>
        </table:table-row>
        <table:table-row table:style-name="ro1"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.001754409" calcext:value-type="float">
            <text:p>0.001754409</text:p>
          </table:table-cell>
          <table:table-cell office:value-type="float" office:value="0.7861554" calcext:value-type="float">
            <text:p>0.7861554</text:p>
          </table:table-cell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72467" calcext:value-type="float">
            <text:p>0.006272467</text:p>
          </table:table-cell>
          <table:table-cell table:number-columns-repeated="22"/>
        </table:table-row>
        <table:table-row table:style-name="ro1">
          <table:table-cell office:value-type="float" office:value="0.1420299" calcext:value-type="float">
            <text:p>0.1420299</text:p>
          </table:table-cell>
          <table:table-cell office:value-type="float" office:value="0.9539036" calcext:value-type="float">
            <text:p>0.9539036</text:p>
          </table:table-cell>
          <table:table-cell office:value-type="float" office:value="0.001429468" calcext:value-type="float">
            <text:p>0.001429468</text:p>
          </table:table-cell>
          <table:table-cell office:value-type="float" office:value="1.155772" calcext:value-type="float">
            <text:p>1.155772</text:p>
          </table:table-cell>
          <table:table-cell office:value-type="float" office:value="0.1420299" calcext:value-type="float">
            <text:p>0.1420299</text:p>
          </table:table-cell>
          <table:table-cell office:value-type="float" office:value="0.9539036" calcext:value-type="float">
            <text:p>0.9539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38956" calcext:value-type="float">
            <text:p>0.006238956</text:p>
          </table:table-cell>
          <table:table-cell table:number-columns-repeated="22"/>
        </table:table-row>
        <table:table-row table:style-name="ro1">
          <table:table-cell office:value-type="float" office:value="0.4765651" calcext:value-type="float">
            <text:p>0.4765651</text:p>
          </table:table-cell>
          <table:table-cell office:value-type="float" office:value="0.870203" calcext:value-type="float">
            <text:p>0.870203</text:p>
          </table:table-cell>
          <table:table-cell office:value-type="float" office:value="0.0005552405" calcext:value-type="float">
            <text:p>0.0005552405</text:p>
          </table:table-cell>
          <table:table-cell office:value-type="float" office:value="1.273002" calcext:value-type="float">
            <text:p>1.273002</text:p>
          </table:table-cell>
          <table:table-cell office:value-type="float" office:value="0.4765651" calcext:value-type="float">
            <text:p>0.4765651</text:p>
          </table:table-cell>
          <table:table-cell office:value-type="float" office:value="0.870203" calcext:value-type="float">
            <text:p>0.870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24896" calcext:value-type="float">
            <text:p>0.006224896</text:p>
          </table:table-cell>
          <table:table-cell table:number-columns-repeated="22"/>
        </table:table-row>
        <table:table-row table:style-name="ro1">
          <table:table-cell office:value-type="float" office:value="0.9874029" calcext:value-type="float">
            <text:p>0.9874029</text:p>
          </table:table-cell>
          <table:table-cell office:value-type="float" office:value="0.1062534" calcext:value-type="float">
            <text:p>0.1062534</text:p>
          </table:table-cell>
          <table:table-cell office:value-type="float" office:value="0.0006389257" calcext:value-type="float">
            <text:p>0.0006389257</text:p>
          </table:table-cell>
          <table:table-cell office:value-type="float" office:value="0.8349496" calcext:value-type="float">
            <text:p>0.8349496</text:p>
          </table:table-cell>
          <table:table-cell office:value-type="float" office:value="0.9874029" calcext:value-type="float">
            <text:p>0.9874029</text:p>
          </table:table-cell>
          <table:table-cell office:value-type="float" office:value="0.1062534" calcext:value-type="float">
            <text:p>0.106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18461" calcext:value-type="float">
            <text:p>0.006218461</text:p>
          </table:table-cell>
          <table:table-cell table:number-columns-repeated="22"/>
        </table:table-row>
        <table:table-row table:style-name="ro1">
          <table:table-cell office:value-type="float" office:value="0.7533368" calcext:value-type="float">
            <text:p>0.7533368</text:p>
          </table:table-cell>
          <table:table-cell office:value-type="float" office:value="0.7286529" calcext:value-type="float">
            <text:p>0.7286529</text:p>
          </table:table-cell>
          <table:table-cell office:value-type="float" office:value="0.001980708" calcext:value-type="float">
            <text:p>0.001980708</text:p>
          </table:table-cell>
          <table:table-cell office:value-type="float" office:value="0.9762053" calcext:value-type="float">
            <text:p>0.9762053</text:p>
          </table:table-cell>
          <table:table-cell office:value-type="float" office:value="0.7533368" calcext:value-type="float">
            <text:p>0.7533368</text:p>
          </table:table-cell>
          <table:table-cell office:value-type="float" office:value="0.7286529" calcext:value-type="float">
            <text:p>0.7286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06289" calcext:value-type="float">
            <text:p>0.006106289</text:p>
          </table:table-cell>
          <table:table-cell table:number-columns-repeated="22"/>
        </table:table-row>
        <table:table-row table:style-name="ro1">
          <table:table-cell office:value-type="float" office:value="0.7763059" calcext:value-type="float">
            <text:p>0.7763059</text:p>
          </table:table-cell>
          <table:table-cell office:value-type="float" office:value="0.5607328" calcext:value-type="float">
            <text:p>0.5607328</text:p>
          </table:table-cell>
          <table:table-cell office:value-type="float" office:value="0.0005042997" calcext:value-type="float">
            <text:p>0.0005042997</text:p>
          </table:table-cell>
          <table:table-cell office:value-type="float" office:value="0.854687" calcext:value-type="float">
            <text:p>0.854687</text:p>
          </table:table-cell>
          <table:table-cell office:value-type="float" office:value="0.7763059" calcext:value-type="float">
            <text:p>0.7763059</text:p>
          </table:table-cell>
          <table:table-cell office:value-type="float" office:value="0.5607328" calcext:value-type="float">
            <text:p>0.5607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5066" calcext:value-type="float">
            <text:p>0.006085066</text:p>
          </table:table-cell>
          <table:table-cell table:number-columns-repeated="22"/>
        </table:table-row>
        <table:table-row table:style-name="ro1">
          <table:table-cell office:value-type="float" office:value="0.9674066" calcext:value-type="float">
            <text:p>0.9674066</text:p>
          </table:table-cell>
          <table:table-cell office:value-type="float" office:value="0.1264034" calcext:value-type="float">
            <text:p>0.1264034</text:p>
          </table:table-cell>
          <table:table-cell office:value-type="float" office:value="0.0004981917" calcext:value-type="float">
            <text:p>0.0004981917</text:p>
          </table:table-cell>
          <table:table-cell office:value-type="float" office:value="0.842211" calcext:value-type="float">
            <text:p>0.842211</text:p>
          </table:table-cell>
          <table:table-cell office:value-type="float" office:value="0.9674066" calcext:value-type="float">
            <text:p>0.9674066</text:p>
          </table:table-cell>
          <table:table-cell office:value-type="float" office:value="0.1264034" calcext:value-type="float">
            <text:p>0.1264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55637" calcext:value-type="float">
            <text:p>0.006055637</text:p>
          </table:table-cell>
          <table:table-cell table:number-columns-repeated="22"/>
        </table:table-row>
        <table:table-row table:style-name="ro1">
          <table:table-cell office:value-type="float" office:value="0.4802273" calcext:value-type="float">
            <text:p>0.4802273</text:p>
          </table:table-cell>
          <table:table-cell office:value-type="float" office:value="0.8608055" calcext:value-type="float">
            <text:p>0.8608055</text:p>
          </table:table-cell>
          <table:table-cell office:value-type="float" office:value="0.00000816499" calcext:value-type="float">
            <text:p>0.000008165</text:p>
          </table:table-cell>
          <table:table-cell office:value-type="float" office:value="1.259579" calcext:value-type="float">
            <text:p>1.259579</text:p>
          </table:table-cell>
          <table:table-cell office:value-type="float" office:value="0.4802273" calcext:value-type="float">
            <text:p>0.4802273</text:p>
          </table:table-cell>
          <table:table-cell office:value-type="float" office:value="0.8608055" calcext:value-type="float">
            <text:p>0.8608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5307" calcext:value-type="float">
            <text:p>0.00605307</text:p>
          </table:table-cell>
          <table:table-cell table:number-columns-repeated="22"/>
        </table:table-row>
        <table:table-row table:style-name="ro1">
          <table:table-cell office:value-type="float" office:value="0.1186898" calcext:value-type="float">
            <text:p>0.1186898</text:p>
          </table:table-cell>
          <table:table-cell office:value-type="float" office:value="0.9746701" calcext:value-type="float">
            <text:p>0.9746701</text:p>
          </table:table-cell>
          <table:table-cell office:value-type="float" office:value="0.00004845219" calcext:value-type="float">
            <text:p>4.845219E-05</text:p>
          </table:table-cell>
          <table:table-cell office:value-type="float" office:value="1.159828" calcext:value-type="float">
            <text:p>1.159828</text:p>
          </table:table-cell>
          <table:table-cell office:value-type="float" office:value="0.1186898" calcext:value-type="float">
            <text:p>0.1186898</text:p>
          </table:table-cell>
          <table:table-cell office:value-type="float" office:value="0.9746701" calcext:value-type="float">
            <text:p>0.9746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3353" calcext:value-type="float">
            <text:p>0.00603353</text:p>
          </table:table-cell>
          <table:table-cell table:number-columns-repeated="22"/>
        </table:table-row>
        <table:table-row table:style-name="ro1">
          <table:table-cell office:value-type="float" office:value="0.7533368" calcext:value-type="float">
            <text:p>0.7533368</text:p>
          </table:table-cell>
          <table:table-cell office:value-type="float" office:value="0.7286529" calcext:value-type="float">
            <text:p>0.7286529</text:p>
          </table:table-cell>
          <table:table-cell office:value-type="float" office:value="0.001980708" calcext:value-type="float">
            <text:p>0.001980708</text:p>
          </table:table-cell>
          <table:table-cell office:value-type="float" office:value="0.9762053" calcext:value-type="float">
            <text:p>0.9762053</text:p>
          </table:table-cell>
          <table:table-cell office:value-type="float" office:value="0.7533368" calcext:value-type="float">
            <text:p>0.7533368</text:p>
          </table:table-cell>
          <table:table-cell office:value-type="float" office:value="0.7286529" calcext:value-type="float">
            <text:p>0.7286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22219" calcext:value-type="float">
            <text:p>0.006022219</text:p>
          </table:table-cell>
          <table:table-cell table:number-columns-repeated="22"/>
        </table:table-row>
        <table:table-row table:style-name="ro1">
          <table:table-cell office:value-type="float" office:value="1.016232" calcext:value-type="float">
            <text:p>1.016232</text:p>
          </table:table-cell>
          <table:table-cell office:value-type="float" office:value="0.07597479" calcext:value-type="float">
            <text:p>0.07597479</text:p>
          </table:table-cell>
          <table:table-cell office:value-type="float" office:value="0.001701526" calcext:value-type="float">
            <text:p>0.001701526</text:p>
          </table:table-cell>
          <table:table-cell office:value-type="float" office:value="0.8266038" calcext:value-type="float">
            <text:p>0.8266038</text:p>
          </table:table-cell>
          <table:table-cell office:value-type="float" office:value="1.016232" calcext:value-type="float">
            <text:p>1.016232</text:p>
          </table:table-cell>
          <table:table-cell office:value-type="float" office:value="0.07597479" calcext:value-type="float">
            <text:p>0.07597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67858" calcext:value-type="float">
            <text:p>0.005967858</text:p>
          </table:table-cell>
          <table:table-cell table:number-columns-repeated="22"/>
        </table:table-row>
        <table:table-row table:style-name="ro1">
          <table:table-cell office:value-type="float" office:value="0.7349275" calcext:value-type="float">
            <text:p>0.7349275</text:p>
          </table:table-cell>
          <table:table-cell office:value-type="float" office:value="0.7480551" calcext:value-type="float">
            <text:p>0.7480551</text:p>
          </table:table-cell>
          <table:table-cell office:value-type="float" office:value="0.000706146" calcext:value-type="float">
            <text:p>0.000706146</text:p>
          </table:table-cell>
          <table:table-cell office:value-type="float" office:value="1.012681" calcext:value-type="float">
            <text:p>1.012681</text:p>
          </table:table-cell>
          <table:table-cell office:value-type="float" office:value="0.7349275" calcext:value-type="float">
            <text:p>0.7349275</text:p>
          </table:table-cell>
          <table:table-cell office:value-type="float" office:value="0.7480551" calcext:value-type="float">
            <text:p>0.7480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46125" calcext:value-type="float">
            <text:p>0.005946125</text:p>
          </table:table-cell>
          <table:table-cell table:number-columns-repeated="22"/>
        </table:table-row>
        <table:table-row table:style-name="ro1">
          <table:table-cell office:value-type="float" office:value="0.5459885" calcext:value-type="float">
            <text:p>0.5459885</text:p>
          </table:table-cell>
          <table:table-cell office:value-type="float" office:value="0.7799546" calcext:value-type="float">
            <text:p>0.7799546</text:p>
          </table:table-cell>
          <table:table-cell office:value-type="float" office:value="0.0004683329" calcext:value-type="float">
            <text:p>0.0004683329</text:p>
          </table:table-cell>
          <table:table-cell office:value-type="float" office:value="1.152519" calcext:value-type="float">
            <text:p>1.152519</text:p>
          </table:table-cell>
          <table:table-cell office:value-type="float" office:value="0.5459885" calcext:value-type="float">
            <text:p>0.5459885</text:p>
          </table:table-cell>
          <table:table-cell office:value-type="float" office:value="0.7799546" calcext:value-type="float">
            <text:p>0.7799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2058" calcext:value-type="float">
            <text:p>0.00592058</text:p>
          </table:table-cell>
          <table:table-cell table:number-columns-repeated="22"/>
        </table:table-row>
        <table:table-row table:style-name="ro1">
          <table:table-cell office:value-type="float" office:value="0.9492377" calcext:value-type="float">
            <text:p>0.9492377</text:p>
          </table:table-cell>
          <table:table-cell office:value-type="float" office:value="0.1529463" calcext:value-type="float">
            <text:p>0.1529463</text:p>
          </table:table-cell>
          <table:table-cell office:value-type="float" office:value="0.007785403" calcext:value-type="float">
            <text:p>0.007785403</text:p>
          </table:table-cell>
          <table:table-cell office:value-type="float" office:value="0.8372635" calcext:value-type="float">
            <text:p>0.8372635</text:p>
          </table:table-cell>
          <table:table-cell office:value-type="float" office:value="0.9492377" calcext:value-type="float">
            <text:p>0.9492377</text:p>
          </table:table-cell>
          <table:table-cell office:value-type="float" office:value="0.1529463" calcext:value-type="float">
            <text:p>0.1529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74932" calcext:value-type="float">
            <text:p>0.005874932</text:p>
          </table:table-cell>
          <table:table-cell table:number-columns-repeated="22"/>
        </table:table-row>
        <table:table-row table:style-name="ro1">
          <table:table-cell office:value-type="float" office:value="0.7026175" calcext:value-type="float">
            <text:p>0.7026175</text:p>
          </table:table-cell>
          <table:table-cell office:value-type="float" office:value="0.7678301" calcext:value-type="float">
            <text:p>0.7678301</text:p>
          </table:table-cell>
          <table:table-cell office:value-type="float" office:value="0.007340703" calcext:value-type="float">
            <text:p>0.007340703</text:p>
          </table:table-cell>
          <table:table-cell office:value-type="float" office:value="1.061358" calcext:value-type="float">
            <text:p>1.061358</text:p>
          </table:table-cell>
          <table:table-cell office:value-type="float" office:value="0.7026175" calcext:value-type="float">
            <text:p>0.7026175</text:p>
          </table:table-cell>
          <table:table-cell office:value-type="float" office:value="0.7678301" calcext:value-type="float">
            <text:p>0.7678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41669" calcext:value-type="float">
            <text:p>0.005841669</text:p>
          </table:table-cell>
          <table:table-cell table:number-columns-repeated="22"/>
        </table:table-row>
        <table:table-row table:style-name="ro1">
          <table:table-cell office:value-type="float" office:value="0.9362103" calcext:value-type="float">
            <text:p>0.9362103</text:p>
          </table:table-cell>
          <table:table-cell office:value-type="float" office:value="0.1686771" calcext:value-type="float">
            <text:p>0.1686771</text:p>
          </table:table-cell>
          <table:table-cell office:value-type="float" office:value="0.0007812545" calcext:value-type="float">
            <text:p>0.0007812545</text:p>
          </table:table-cell>
          <table:table-cell office:value-type="float" office:value="0.8389908" calcext:value-type="float">
            <text:p>0.8389908</text:p>
          </table:table-cell>
          <table:table-cell office:value-type="float" office:value="0.9362103" calcext:value-type="float">
            <text:p>0.9362103</text:p>
          </table:table-cell>
          <table:table-cell office:value-type="float" office:value="0.1686771" calcext:value-type="float">
            <text:p>0.1686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36719" calcext:value-type="float">
            <text:p>0.005836719</text:p>
          </table:table-cell>
          <table:table-cell table:number-columns-repeated="22"/>
        </table:table-row>
        <table:table-row table:style-name="ro1">
          <table:table-cell office:value-type="float" office:value="0.4582556" calcext:value-type="float">
            <text:p>0.4582556</text:p>
          </table:table-cell>
          <table:table-cell office:value-type="float" office:value="0.9103687" calcext:value-type="float">
            <text:p>0.9103687</text:p>
          </table:table-cell>
          <table:table-cell office:value-type="float" office:value="0.0005198656" calcext:value-type="float">
            <text:p>0.0005198656</text:p>
          </table:table-cell>
          <table:table-cell office:value-type="float" office:value="1.33332" calcext:value-type="float">
            <text:p>1.33332</text:p>
          </table:table-cell>
          <table:table-cell office:value-type="float" office:value="0.4582556" calcext:value-type="float">
            <text:p>0.4582556</text:p>
          </table:table-cell>
          <table:table-cell office:value-type="float" office:value="0.9103687" calcext:value-type="float">
            <text:p>0.9103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05478" calcext:value-type="float">
            <text:p>0.005805478</text:p>
          </table:table-cell>
          <table:table-cell table:number-columns-repeated="22"/>
        </table:table-row>
        <table:table-row table:style-name="ro1">
          <table:table-cell office:value-type="float" office:value="0.9874029" calcext:value-type="float">
            <text:p>0.9874029</text:p>
          </table:table-cell>
          <table:table-cell office:value-type="float" office:value="0.1062534" calcext:value-type="float">
            <text:p>0.1062534</text:p>
          </table:table-cell>
          <table:table-cell office:value-type="float" office:value="0.0006389257" calcext:value-type="float">
            <text:p>0.0006389257</text:p>
          </table:table-cell>
          <table:table-cell office:value-type="float" office:value="0.8349496" calcext:value-type="float">
            <text:p>0.8349496</text:p>
          </table:table-cell>
          <table:table-cell office:value-type="float" office:value="0.9874029" calcext:value-type="float">
            <text:p>0.9874029</text:p>
          </table:table-cell>
          <table:table-cell office:value-type="float" office:value="0.1062534" calcext:value-type="float">
            <text:p>0.106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92185" calcext:value-type="float">
            <text:p>0.005792185</text:p>
          </table:table-cell>
          <table:table-cell table:number-columns-repeated="22"/>
        </table:table-row>
        <table:table-row table:style-name="ro1">
          <table:table-cell office:value-type="float" office:value="0.1588179" calcext:value-type="float">
            <text:p>0.1588179</text:p>
          </table:table-cell>
          <table:table-cell office:value-type="float" office:value="0.9411931" calcext:value-type="float">
            <text:p>0.9411931</text:p>
          </table:table-cell>
          <table:table-cell office:value-type="float" office:value="0.0003629075" calcext:value-type="float">
            <text:p>0.0003629075</text:p>
          </table:table-cell>
          <table:table-cell office:value-type="float" office:value="1.156492" calcext:value-type="float">
            <text:p>1.156492</text:p>
          </table:table-cell>
          <table:table-cell office:value-type="float" office:value="0.1588179" calcext:value-type="float">
            <text:p>0.1588179</text:p>
          </table:table-cell>
          <table:table-cell office:value-type="float" office:value="0.9411931" calcext:value-type="float">
            <text:p>0.9411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53223" calcext:value-type="float">
            <text:p>0.005753223</text:p>
          </table:table-cell>
          <table:table-cell table:number-columns-repeated="22"/>
        </table:table-row>
        <table:table-row table:style-name="ro1">
          <table:table-cell office:value-type="float" office:value="0.4911332" calcext:value-type="float">
            <text:p>0.4911332</text:p>
          </table:table-cell>
          <table:table-cell office:value-type="float" office:value="0.8360461" calcext:value-type="float">
            <text:p>0.8360461</text:p>
          </table:table-cell>
          <table:table-cell office:value-type="float" office:value="0.0002436115" calcext:value-type="float">
            <text:p>0.0002436115</text:p>
          </table:table-cell>
          <table:table-cell office:value-type="float" office:value="1.225697" calcext:value-type="float">
            <text:p>1.225697</text:p>
          </table:table-cell>
          <table:table-cell office:value-type="float" office:value="0.4911332" calcext:value-type="float">
            <text:p>0.4911332</text:p>
          </table:table-cell>
          <table:table-cell office:value-type="float" office:value="0.8360461" calcext:value-type="float">
            <text:p>0.8360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01537" calcext:value-type="float">
            <text:p>0.005701537</text:p>
          </table:table-cell>
          <table:table-cell table:number-columns-repeated="22"/>
        </table:table-row>
        <table:table-row table:style-name="ro1">
          <table:table-cell office:value-type="float" office:value="0.09265498" calcext:value-type="float">
            <text:p>0.09265498</text:p>
          </table:table-cell>
          <table:table-cell office:value-type="float" office:value="1.000641" calcext:value-type="float">
            <text:p>1.000641</text:p>
          </table:table-cell>
          <table:table-cell office:value-type="float" office:value="0.0005333891" calcext:value-type="float">
            <text:p>0.0005333891</text:p>
          </table:table-cell>
          <table:table-cell office:value-type="float" office:value="1.169423" calcext:value-type="float">
            <text:p>1.169423</text:p>
          </table:table-cell>
          <table:table-cell office:value-type="float" office:value="0.09265498" calcext:value-type="float">
            <text:p>0.09265498</text:p>
          </table:table-cell>
          <table:table-cell office:value-type="float" office:value="1.000641" calcext:value-type="float">
            <text:p>1.000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90009" calcext:value-type="float">
            <text:p>0.005690009</text:p>
          </table:table-cell>
          <table:table-cell table:number-columns-repeated="22"/>
        </table:table-row>
        <table:table-row table:style-name="ro1">
          <table:table-cell office:value-type="float" office:value="0.1495068" calcext:value-type="float">
            <text:p>0.1495068</text:p>
          </table:table-cell>
          <table:table-cell office:value-type="float" office:value="0.9496688" calcext:value-type="float">
            <text:p>0.9496688</text:p>
          </table:table-cell>
          <table:table-cell office:value-type="float" office:value="0.00424059" calcext:value-type="float">
            <text:p>0.00424059</text:p>
          </table:table-cell>
          <table:table-cell office:value-type="float" office:value="1.158713" calcext:value-type="float">
            <text:p>1.158713</text:p>
          </table:table-cell>
          <table:table-cell office:value-type="float" office:value="0.1495068" calcext:value-type="float">
            <text:p>0.1495068</text:p>
          </table:table-cell>
          <table:table-cell office:value-type="float" office:value="0.9496688" calcext:value-type="float">
            <text:p>0.9496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58966" calcext:value-type="float">
            <text:p>0.005658966</text:p>
          </table:table-cell>
          <table:table-cell table:number-columns-repeated="22"/>
        </table:table-row>
        <table:table-row table:style-name="ro1">
          <table:table-cell office:value-type="float" office:value="0.7383997" calcext:value-type="float">
            <text:p>0.7383997</text:p>
          </table:table-cell>
          <table:table-cell office:value-type="float" office:value="0.7448009" calcext:value-type="float">
            <text:p>0.7448009</text:p>
          </table:table-cell>
          <table:table-cell office:value-type="float" office:value="0.0002008069" calcext:value-type="float">
            <text:p>0.0002008069</text:p>
          </table:table-cell>
          <table:table-cell office:value-type="float" office:value="1.006186" calcext:value-type="float">
            <text:p>1.006186</text:p>
          </table:table-cell>
          <table:table-cell office:value-type="float" office:value="0.7383997" calcext:value-type="float">
            <text:p>0.7383997</text:p>
          </table:table-cell>
          <table:table-cell office:value-type="float" office:value="0.7448009" calcext:value-type="float">
            <text:p>0.7448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38888" calcext:value-type="float">
            <text:p>0.005638888</text:p>
          </table:table-cell>
          <table:table-cell table:number-columns-repeated="22"/>
        </table:table-row>
        <table:table-row table:style-name="ro1">
          <table:table-cell office:value-type="float" office:value="1.035081" calcext:value-type="float">
            <text:p>1.035081</text:p>
          </table:table-cell>
          <table:table-cell office:value-type="float" office:value="0.04830431" calcext:value-type="float">
            <text:p>0.04830431</text:p>
          </table:table-cell>
          <table:table-cell office:value-type="float" office:value="0.0002931655" calcext:value-type="float">
            <text:p>0.0002931655</text:p>
          </table:table-cell>
          <table:table-cell office:value-type="float" office:value="0.8354356" calcext:value-type="float">
            <text:p>0.8354356</text:p>
          </table:table-cell>
          <table:table-cell office:value-type="float" office:value="1.035081" calcext:value-type="float">
            <text:p>1.035081</text:p>
          </table:table-cell>
          <table:table-cell office:value-type="float" office:value="0.04830431" calcext:value-type="float">
            <text:p>0.04830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09508" calcext:value-type="float">
            <text:p>0.005609508</text:p>
          </table:table-cell>
          <table:table-cell table:number-columns-repeated="22"/>
        </table:table-row>
        <table:table-row table:style-name="ro1">
          <table:table-cell office:value-type="float" office:value="0.7959007" calcext:value-type="float">
            <text:p>0.7959007</text:p>
          </table:table-cell>
          <table:table-cell office:value-type="float" office:value="0.5184455" calcext:value-type="float">
            <text:p>0.5184455</text:p>
          </table:table-cell>
          <table:table-cell office:value-type="float" office:value="0.0004984914" calcext:value-type="float">
            <text:p>0.0004984914</text:p>
          </table:table-cell>
          <table:table-cell office:value-type="float" office:value="0.825566" calcext:value-type="float">
            <text:p>0.825566</text:p>
          </table:table-cell>
          <table:table-cell office:value-type="float" office:value="0.7959007" calcext:value-type="float">
            <text:p>0.7959007</text:p>
          </table:table-cell>
          <table:table-cell office:value-type="float" office:value="0.5184455" calcext:value-type="float">
            <text:p>0.5184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91356" calcext:value-type="float">
            <text:p>0.005591356</text:p>
          </table:table-cell>
          <table:table-cell table:number-columns-repeated="22"/>
        </table:table-row>
        <table:table-row table:style-name="ro1">
          <table:table-cell office:value-type="float" office:value="1.011157" calcext:value-type="float">
            <text:p>1.011157</text:p>
          </table:table-cell>
          <table:table-cell office:value-type="float" office:value="0.08145302" calcext:value-type="float">
            <text:p>0.08145302</text:p>
          </table:table-cell>
          <table:table-cell office:value-type="float" office:value="0.0009854987" calcext:value-type="float">
            <text:p>0.0009854987</text:p>
          </table:table-cell>
          <table:table-cell office:value-type="float" office:value="0.8278004" calcext:value-type="float">
            <text:p>0.8278004</text:p>
          </table:table-cell>
          <table:table-cell office:value-type="float" office:value="1.011157" calcext:value-type="float">
            <text:p>1.011157</text:p>
          </table:table-cell>
          <table:table-cell office:value-type="float" office:value="0.08145302" calcext:value-type="float">
            <text:p>0.08145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56001" calcext:value-type="float">
            <text:p>0.005556001</text:p>
          </table:table-cell>
          <table:table-cell table:number-columns-repeated="22"/>
        </table:table-row>
        <table:table-row table:style-name="ro1">
          <table:table-cell office:value-type="float" office:value="0.1351104" calcext:value-type="float">
            <text:p>0.1351104</text:p>
          </table:table-cell>
          <table:table-cell office:value-type="float" office:value="0.959213" calcext:value-type="float">
            <text:p>0.959213</text:p>
          </table:table-cell>
          <table:table-cell office:value-type="float" office:value="0.0002987759" calcext:value-type="float">
            <text:p>0.0002987759</text:p>
          </table:table-cell>
          <table:table-cell office:value-type="float" office:value="1.155464" calcext:value-type="float">
            <text:p>1.155464</text:p>
          </table:table-cell>
          <table:table-cell office:value-type="float" office:value="0.1351104" calcext:value-type="float">
            <text:p>0.1351104</text:p>
          </table:table-cell>
          <table:table-cell office:value-type="float" office:value="0.959213" calcext:value-type="float">
            <text:p>0.959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03261" calcext:value-type="float">
            <text:p>0.005403261</text:p>
          </table:table-cell>
          <table:table-cell table:number-columns-repeated="22"/>
        </table:table-row>
        <table:table-row table:style-name="ro1">
          <table:table-cell office:value-type="float" office:value="0.01860442" calcext:value-type="float">
            <text:p>0.01860442</text:p>
          </table:table-cell>
          <table:table-cell office:value-type="float" office:value="1.047044" calcext:value-type="float">
            <text:p>1.047044</text:p>
          </table:table-cell>
          <table:table-cell office:value-type="float" office:value="0.0006596469" calcext:value-type="float">
            <text:p>0.0006596469</text:p>
          </table:table-cell>
          <table:table-cell office:value-type="float" office:value="1.13503" calcext:value-type="float">
            <text:p>1.13503</text:p>
          </table:table-cell>
          <table:table-cell office:value-type="float" office:value="0.01860442" calcext:value-type="float">
            <text:p>0.01860442</text:p>
          </table:table-cell>
          <table:table-cell office:value-type="float" office:value="1.047044" calcext:value-type="float">
            <text:p>1.047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92155" calcext:value-type="float">
            <text:p>0.005392155</text:p>
          </table:table-cell>
          <table:table-cell table:number-columns-repeated="22"/>
        </table:table-row>
        <table:table-row table:style-name="ro1">
          <table:table-cell office:value-type="float" office:value="0.4619361" calcext:value-type="float">
            <text:p>0.4619361</text:p>
          </table:table-cell>
          <table:table-cell office:value-type="float" office:value="0.9046665" calcext:value-type="float">
            <text:p>0.9046665</text:p>
          </table:table-cell>
          <table:table-cell office:value-type="float" office:value="0.002222997" calcext:value-type="float">
            <text:p>0.002222997</text:p>
          </table:table-cell>
          <table:table-cell office:value-type="float" office:value="1.324612" calcext:value-type="float">
            <text:p>1.324612</text:p>
          </table:table-cell>
          <table:table-cell office:value-type="float" office:value="0.4619361" calcext:value-type="float">
            <text:p>0.4619361</text:p>
          </table:table-cell>
          <table:table-cell office:value-type="float" office:value="0.9046665" calcext:value-type="float">
            <text:p>0.9046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91832" calcext:value-type="float">
            <text:p>0.005391832</text:p>
          </table:table-cell>
          <table:table-cell table:number-columns-repeated="22"/>
        </table:table-row>
        <table:table-row table:style-name="ro1">
          <table:table-cell office:value-type="float" office:value="0.7808516" calcext:value-type="float">
            <text:p>0.7808516</text:p>
          </table:table-cell>
          <table:table-cell office:value-type="float" office:value="0.5428441" calcext:value-type="float">
            <text:p>0.5428441</text:p>
          </table:table-cell>
          <table:table-cell office:value-type="float" office:value="0.00008553343" calcext:value-type="float">
            <text:p>8.553343E-05</text:p>
          </table:table-cell>
          <table:table-cell office:value-type="float" office:value="0.845916" calcext:value-type="float">
            <text:p>0.845916</text:p>
          </table:table-cell>
          <table:table-cell office:value-type="float" office:value="0.7808516" calcext:value-type="float">
            <text:p>0.7808516</text:p>
          </table:table-cell>
          <table:table-cell office:value-type="float" office:value="0.5428441" calcext:value-type="float">
            <text:p>0.5428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85479" calcext:value-type="float">
            <text:p>0.005385479</text:p>
          </table:table-cell>
          <table:table-cell table:number-columns-repeated="22"/>
        </table:table-row>
        <table:table-row table:style-name="ro1">
          <table:table-cell office:value-type="float" office:value="0.9674066" calcext:value-type="float">
            <text:p>0.9674066</text:p>
          </table:table-cell>
          <table:table-cell office:value-type="float" office:value="0.1264034" calcext:value-type="float">
            <text:p>0.1264034</text:p>
          </table:table-cell>
          <table:table-cell office:value-type="float" office:value="0.0004981917" calcext:value-type="float">
            <text:p>0.0004981917</text:p>
          </table:table-cell>
          <table:table-cell office:value-type="float" office:value="0.842211" calcext:value-type="float">
            <text:p>0.842211</text:p>
          </table:table-cell>
          <table:table-cell office:value-type="float" office:value="0.9674066" calcext:value-type="float">
            <text:p>0.9674066</text:p>
          </table:table-cell>
          <table:table-cell office:value-type="float" office:value="0.1264034" calcext:value-type="float">
            <text:p>0.1264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737" calcext:value-type="float">
            <text:p>0.0053737</text:p>
          </table:table-cell>
          <table:table-cell table:number-columns-repeated="22"/>
        </table:table-row>
        <table:table-row table:style-name="ro1">
          <table:table-cell office:value-type="float" office:value="0.9387617" calcext:value-type="float">
            <text:p>0.9387617</text:p>
          </table:table-cell>
          <table:table-cell office:value-type="float" office:value="0.1643015" calcext:value-type="float">
            <text:p>0.1643015</text:p>
          </table:table-cell>
          <table:table-cell office:value-type="float" office:value="0.001524264" calcext:value-type="float">
            <text:p>0.001524264</text:p>
          </table:table-cell>
          <table:table-cell office:value-type="float" office:value="0.8403634" calcext:value-type="float">
            <text:p>0.8403634</text:p>
          </table:table-cell>
          <table:table-cell office:value-type="float" office:value="0.9387617" calcext:value-type="float">
            <text:p>0.9387617</text:p>
          </table:table-cell>
          <table:table-cell office:value-type="float" office:value="0.1643015" calcext:value-type="float">
            <text:p>0.1643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61083" calcext:value-type="float">
            <text:p>0.005361083</text:p>
          </table:table-cell>
          <table:table-cell table:number-columns-repeated="22"/>
        </table:table-row>
        <table:table-row table:style-name="ro1">
          <table:table-cell office:value-type="float" office:value="0.1141565" calcext:value-type="float">
            <text:p>0.1141565</text:p>
          </table:table-cell>
          <table:table-cell office:value-type="float" office:value="0.9791507" calcext:value-type="float">
            <text:p>0.9791507</text:p>
          </table:table-cell>
          <table:table-cell office:value-type="float" office:value="0.000000338041" calcext:value-type="float">
            <text:p>0.000000338</text:p>
          </table:table-cell>
          <table:table-cell office:value-type="float" office:value="1.16142" calcext:value-type="float">
            <text:p>1.16142</text:p>
          </table:table-cell>
          <table:table-cell office:value-type="float" office:value="0.1141565" calcext:value-type="float">
            <text:p>0.1141565</text:p>
          </table:table-cell>
          <table:table-cell office:value-type="float" office:value="0.9791507" calcext:value-type="float">
            <text:p>0.9791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04102" calcext:value-type="float">
            <text:p>0.005304102</text:p>
          </table:table-cell>
          <table:table-cell table:number-columns-repeated="22"/>
        </table:table-row>
        <table:table-row table:style-name="ro1">
          <table:table-cell office:value-type="float" office:value="0.9915703" calcext:value-type="float">
            <text:p>0.9915703</text:p>
          </table:table-cell>
          <table:table-cell office:value-type="float" office:value="0.1028243" calcext:value-type="float">
            <text:p>0.1028243</text:p>
          </table:table-cell>
          <table:table-cell office:value-type="float" office:value="0.002022174" calcext:value-type="float">
            <text:p>0.002022174</text:p>
          </table:table-cell>
          <table:table-cell office:value-type="float" office:value="0.8322143" calcext:value-type="float">
            <text:p>0.8322143</text:p>
          </table:table-cell>
          <table:table-cell office:value-type="float" office:value="0.9915703" calcext:value-type="float">
            <text:p>0.9915703</text:p>
          </table:table-cell>
          <table:table-cell office:value-type="float" office:value="0.1028243" calcext:value-type="float">
            <text:p>0.1028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83829" calcext:value-type="float">
            <text:p>0.005283829</text:p>
          </table:table-cell>
          <table:table-cell table:number-columns-repeated="22"/>
        </table:table-row>
        <table:table-row table:style-name="ro1">
          <table:table-cell office:value-type="float" office:value="0.9966089" calcext:value-type="float">
            <text:p>0.9966089</text:p>
          </table:table-cell>
          <table:table-cell office:value-type="float" office:value="0.09677761" calcext:value-type="float">
            <text:p>0.09677761</text:p>
          </table:table-cell>
          <table:table-cell office:value-type="float" office:value="0.0004012238" calcext:value-type="float">
            <text:p>0.0004012238</text:p>
          </table:table-cell>
          <table:table-cell office:value-type="float" office:value="0.8319357" calcext:value-type="float">
            <text:p>0.8319357</text:p>
          </table:table-cell>
          <table:table-cell office:value-type="float" office:value="0.9966089" calcext:value-type="float">
            <text:p>0.9966089</text:p>
          </table:table-cell>
          <table:table-cell office:value-type="float" office:value="0.09677761" calcext:value-type="float">
            <text:p>0.09677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83829" calcext:value-type="float">
            <text:p>0.005283829</text:p>
          </table:table-cell>
          <table:table-cell table:number-columns-repeated="22"/>
        </table:table-row>
        <table:table-row table:style-name="ro1">
          <table:table-cell office:value-type="float" office:value="1.011157" calcext:value-type="float">
            <text:p>1.011157</text:p>
          </table:table-cell>
          <table:table-cell office:value-type="float" office:value="0.08145302" calcext:value-type="float">
            <text:p>0.08145302</text:p>
          </table:table-cell>
          <table:table-cell office:value-type="float" office:value="0.0009854987" calcext:value-type="float">
            <text:p>0.0009854987</text:p>
          </table:table-cell>
          <table:table-cell office:value-type="float" office:value="0.8278004" calcext:value-type="float">
            <text:p>0.8278004</text:p>
          </table:table-cell>
          <table:table-cell office:value-type="float" office:value="1.011157" calcext:value-type="float">
            <text:p>1.011157</text:p>
          </table:table-cell>
          <table:table-cell office:value-type="float" office:value="0.08145302" calcext:value-type="float">
            <text:p>0.08145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82696" calcext:value-type="float">
            <text:p>0.005282696</text:p>
          </table:table-cell>
          <table:table-cell table:number-columns-repeated="22"/>
        </table:table-row>
        <table:table-row table:style-name="ro1">
          <table:table-cell office:value-type="float" office:value="0.7211509" calcext:value-type="float">
            <text:p>0.7211509</text:p>
          </table:table-cell>
          <table:table-cell office:value-type="float" office:value="0.7570577" calcext:value-type="float">
            <text:p>0.7570577</text:p>
          </table:table-cell>
          <table:table-cell office:value-type="float" office:value="0.0006500349" calcext:value-type="float">
            <text:p>0.0006500349</text:p>
          </table:table-cell>
          <table:table-cell office:value-type="float" office:value="1.034342" calcext:value-type="float">
            <text:p>1.034342</text:p>
          </table:table-cell>
          <table:table-cell office:value-type="float" office:value="0.7211509" calcext:value-type="float">
            <text:p>0.7211509</text:p>
          </table:table-cell>
          <table:table-cell office:value-type="float" office:value="0.7570577" calcext:value-type="float">
            <text:p>0.7570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74214" calcext:value-type="float">
            <text:p>0.005274214</text:p>
          </table:table-cell>
          <table:table-cell table:number-columns-repeated="22"/>
        </table:table-row>
        <table:table-row table:style-name="ro1">
          <table:table-cell office:value-type="float" office:value="0.4802273" calcext:value-type="float">
            <text:p>0.4802273</text:p>
          </table:table-cell>
          <table:table-cell office:value-type="float" office:value="0.8608055" calcext:value-type="float">
            <text:p>0.8608055</text:p>
          </table:table-cell>
          <table:table-cell office:value-type="float" office:value="0.00000816499" calcext:value-type="float">
            <text:p>0.000008165</text:p>
          </table:table-cell>
          <table:table-cell office:value-type="float" office:value="1.259579" calcext:value-type="float">
            <text:p>1.259579</text:p>
          </table:table-cell>
          <table:table-cell office:value-type="float" office:value="0.4802273" calcext:value-type="float">
            <text:p>0.4802273</text:p>
          </table:table-cell>
          <table:table-cell office:value-type="float" office:value="0.8608055" calcext:value-type="float">
            <text:p>0.8608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62007" calcext:value-type="float">
            <text:p>0.005262007</text:p>
          </table:table-cell>
          <table:table-cell table:number-columns-repeated="22"/>
        </table:table-row>
        <table:table-row table:style-name="ro1">
          <table:table-cell office:value-type="float" office:value="0.4864536" calcext:value-type="float">
            <text:p>0.4864536</text:p>
          </table:table-cell>
          <table:table-cell office:value-type="float" office:value="0.8506193" calcext:value-type="float">
            <text:p>0.8506193</text:p>
          </table:table-cell>
          <table:table-cell office:value-type="float" office:value="0.004389725" calcext:value-type="float">
            <text:p>0.004389725</text:p>
          </table:table-cell>
          <table:table-cell office:value-type="float" office:value="1.245501" calcext:value-type="float">
            <text:p>1.245501</text:p>
          </table:table-cell>
          <table:table-cell office:value-type="float" office:value="0.4864536" calcext:value-type="float">
            <text:p>0.4864536</text:p>
          </table:table-cell>
          <table:table-cell office:value-type="float" office:value="0.8506193" calcext:value-type="float">
            <text:p>0.8506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14633" calcext:value-type="float">
            <text:p>0.005214633</text:p>
          </table:table-cell>
          <table:table-cell table:number-columns-repeated="22"/>
        </table:table-row>
        <table:table-row table:style-name="ro1">
          <table:table-cell office:value-type="float" office:value="0.07541445" calcext:value-type="float">
            <text:p>0.07541445</text:p>
          </table:table-cell>
          <table:table-cell office:value-type="float" office:value="1.017465" calcext:value-type="float">
            <text:p>1.017465</text:p>
          </table:table-cell>
          <table:table-cell office:value-type="float" office:value="0.003177749" calcext:value-type="float">
            <text:p>0.003177749</text:p>
          </table:table-cell>
          <table:table-cell office:value-type="float" office:value="1.174995" calcext:value-type="float">
            <text:p>1.174995</text:p>
          </table:table-cell>
          <table:table-cell office:value-type="float" office:value="0.07541445" calcext:value-type="float">
            <text:p>0.07541445</text:p>
          </table:table-cell>
          <table:table-cell office:value-type="float" office:value="1.017465" calcext:value-type="float">
            <text:p>1.017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92518" calcext:value-type="float">
            <text:p>0.005192518</text:p>
          </table:table-cell>
          <table:table-cell table:number-columns-repeated="22"/>
        </table:table-row>
        <table:table-row table:style-name="ro1">
          <table:table-cell office:value-type="float" office:value="0.0651766" calcext:value-type="float">
            <text:p>0.0651766</text:p>
          </table:table-cell>
          <table:table-cell office:value-type="float" office:value="1.023924" calcext:value-type="float">
            <text:p>1.023924</text:p>
          </table:table-cell>
          <table:table-cell office:value-type="float" office:value="0.00008421883" calcext:value-type="float">
            <text:p>8.421883E-05</text:p>
          </table:table-cell>
          <table:table-cell office:value-type="float" office:value="1.17085" calcext:value-type="float">
            <text:p>1.17085</text:p>
          </table:table-cell>
          <table:table-cell office:value-type="float" office:value="0.0651766" calcext:value-type="float">
            <text:p>0.0651766</text:p>
          </table:table-cell>
          <table:table-cell office:value-type="float" office:value="1.023924" calcext:value-type="float">
            <text:p>1.023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79925" calcext:value-type="float">
            <text:p>0.005179925</text:p>
          </table:table-cell>
          <table:table-cell table:number-columns-repeated="22"/>
        </table:table-row>
        <table:table-row table:style-name="ro1">
          <table:table-cell office:value-type="float" office:value="0.1410296" calcext:value-type="float">
            <text:p>0.1410296</text:p>
          </table:table-cell>
          <table:table-cell office:value-type="float" office:value="0.9542807" calcext:value-type="float">
            <text:p>0.9542807</text:p>
          </table:table-cell>
          <table:table-cell office:value-type="float" office:value="0.0006405076" calcext:value-type="float">
            <text:p>0.0006405076</text:p>
          </table:table-cell>
          <table:table-cell office:value-type="float" office:value="1.155022" calcext:value-type="float">
            <text:p>1.155022</text:p>
          </table:table-cell>
          <table:table-cell office:value-type="float" office:value="0.1410296" calcext:value-type="float">
            <text:p>0.1410296</text:p>
          </table:table-cell>
          <table:table-cell office:value-type="float" office:value="0.9542807" calcext:value-type="float">
            <text:p>0.9542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72403" calcext:value-type="float">
            <text:p>0.005172403</text:p>
          </table:table-cell>
          <table:table-cell table:number-columns-repeated="22"/>
        </table:table-row>
        <table:table-row table:style-name="ro1">
          <table:table-cell office:value-type="float" office:value="0.5089564" calcext:value-type="float">
            <text:p>0.5089564</text:p>
          </table:table-cell>
          <table:table-cell office:value-type="float" office:value="0.8059861" calcext:value-type="float">
            <text:p>0.8059861</text:p>
          </table:table-cell>
          <table:table-cell office:value-type="float" office:value="0.0002438707" calcext:value-type="float">
            <text:p>0.0002438707</text:p>
          </table:table-cell>
          <table:table-cell office:value-type="float" office:value="1.187095" calcext:value-type="float">
            <text:p>1.187095</text:p>
          </table:table-cell>
          <table:table-cell office:value-type="float" office:value="0.5089564" calcext:value-type="float">
            <text:p>0.5089564</text:p>
          </table:table-cell>
          <table:table-cell office:value-type="float" office:value="0.8059861" calcext:value-type="float">
            <text:p>0.8059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7106" calcext:value-type="float">
            <text:p>0.00517106</text:p>
          </table:table-cell>
          <table:table-cell table:number-columns-repeated="22"/>
        </table:table-row>
        <table:table-row table:style-name="ro1">
          <table:table-cell office:value-type="float" office:value="0.7626024" calcext:value-type="float">
            <text:p>0.7626024</text:p>
          </table:table-cell>
          <table:table-cell office:value-type="float" office:value="0.7150887" calcext:value-type="float">
            <text:p>0.7150887</text:p>
          </table:table-cell>
          <table:table-cell office:value-type="float" office:value="0.00584986" calcext:value-type="float">
            <text:p>0.00584986</text:p>
          </table:table-cell>
          <table:table-cell office:value-type="float" office:value="0.9546062" calcext:value-type="float">
            <text:p>0.9546062</text:p>
          </table:table-cell>
          <table:table-cell office:value-type="float" office:value="0.7626024" calcext:value-type="float">
            <text:p>0.7626024</text:p>
          </table:table-cell>
          <table:table-cell office:value-type="float" office:value="0.7150887" calcext:value-type="float">
            <text:p>0.7150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58283" calcext:value-type="float">
            <text:p>0.005158283</text:p>
          </table:table-cell>
          <table:table-cell table:number-columns-repeated="22"/>
        </table:table-row>
        <table:table-row table:style-name="ro1">
          <table:table-cell office:value-type="float" office:value="0.7663887" calcext:value-type="float">
            <text:p>0.7663887</text:p>
          </table:table-cell>
          <table:table-cell office:value-type="float" office:value="0.708053" calcext:value-type="float">
            <text:p>0.708053</text:p>
          </table:table-cell>
          <table:table-cell office:value-type="float" office:value="0.008047563" calcext:value-type="float">
            <text:p>0.008047563</text:p>
          </table:table-cell>
          <table:table-cell office:value-type="float" office:value="0.9446462" calcext:value-type="float">
            <text:p>0.9446462</text:p>
          </table:table-cell>
          <table:table-cell office:value-type="float" office:value="0.7663887" calcext:value-type="float">
            <text:p>0.7663887</text:p>
          </table:table-cell>
          <table:table-cell office:value-type="float" office:value="0.708053" calcext:value-type="float">
            <text:p>0.708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58283" calcext:value-type="float">
            <text:p>0.005158283</text:p>
          </table:table-cell>
          <table:table-cell table:number-columns-repeated="22"/>
        </table:table-row>
        <table:table-row table:style-name="ro1">
          <table:table-cell office:value-type="float" office:value="0.07201155" calcext:value-type="float">
            <text:p>0.07201155</text:p>
          </table:table-cell>
          <table:table-cell office:value-type="float" office:value="1.019961" calcext:value-type="float">
            <text:p>1.019961</text:p>
          </table:table-cell>
          <table:table-cell office:value-type="float" office:value="0.002637385" calcext:value-type="float">
            <text:p>0.002637385</text:p>
          </table:table-cell>
          <table:table-cell office:value-type="float" office:value="1.17437" calcext:value-type="float">
            <text:p>1.17437</text:p>
          </table:table-cell>
          <table:table-cell office:value-type="float" office:value="0.07201155" calcext:value-type="float">
            <text:p>0.07201155</text:p>
          </table:table-cell>
          <table:table-cell office:value-type="float" office:value="1.019961" calcext:value-type="float">
            <text:p>1.0199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47144" calcext:value-type="float">
            <text:p>0.005147144</text:p>
          </table:table-cell>
          <table:table-cell table:number-columns-repeated="22"/>
        </table:table-row>
        <table:table-row table:style-name="ro1">
          <table:table-cell office:value-type="float" office:value="0.1759966" calcext:value-type="float">
            <text:p>0.1759966</text:p>
          </table:table-cell>
          <table:table-cell office:value-type="float" office:value="0.9335782" calcext:value-type="float">
            <text:p>0.9335782</text:p>
          </table:table-cell>
          <table:table-cell office:value-type="float" office:value="0.00126121" calcext:value-type="float">
            <text:p>0.00126121</text:p>
          </table:table-cell>
          <table:table-cell office:value-type="float" office:value="1.166024" calcext:value-type="float">
            <text:p>1.166024</text:p>
          </table:table-cell>
          <table:table-cell office:value-type="float" office:value="0.1759966" calcext:value-type="float">
            <text:p>0.1759966</text:p>
          </table:table-cell>
          <table:table-cell office:value-type="float" office:value="0.9335782" calcext:value-type="float">
            <text:p>0.9335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72133" calcext:value-type="float">
            <text:p>0.005072133</text:p>
          </table:table-cell>
          <table:table-cell table:number-columns-repeated="22"/>
        </table:table-row>
        <table:table-row table:style-name="ro1">
          <table:table-cell office:value-type="float" office:value="1.044723" calcext:value-type="float">
            <text:p>1.044723</text:p>
          </table:table-cell>
          <table:table-cell office:value-type="float" office:value="0.02632378" calcext:value-type="float">
            <text:p>0.02632378</text:p>
          </table:table-cell>
          <table:table-cell office:value-type="float" office:value="0.0001518303" calcext:value-type="float">
            <text:p>0.0001518303</text:p>
          </table:table-cell>
          <table:table-cell office:value-type="float" office:value="0.855293" calcext:value-type="float">
            <text:p>0.855293</text:p>
          </table:table-cell>
          <table:table-cell office:value-type="float" office:value="1.044723" calcext:value-type="float">
            <text:p>1.044723</text:p>
          </table:table-cell>
          <table:table-cell office:value-type="float" office:value="0.02632378" calcext:value-type="float">
            <text:p>0.02632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56806" calcext:value-type="float">
            <text:p>0.005056806</text:p>
          </table:table-cell>
          <table:table-cell table:number-columns-repeated="22"/>
        </table:table-row>
        <table:table-row table:style-name="ro1">
          <table:table-cell office:value-type="float" office:value="0.5258761" calcext:value-type="float">
            <text:p>0.5258761</text:p>
          </table:table-cell>
          <table:table-cell office:value-type="float" office:value="0.7904007" calcext:value-type="float">
            <text:p>0.7904007</text:p>
          </table:table-cell>
          <table:table-cell office:value-type="float" office:value="0.001229126" calcext:value-type="float">
            <text:p>0.001229126</text:p>
          </table:table-cell>
          <table:table-cell office:value-type="float" office:value="1.167326" calcext:value-type="float">
            <text:p>1.167326</text:p>
          </table:table-cell>
          <table:table-cell office:value-type="float" office:value="0.5258761" calcext:value-type="float">
            <text:p>0.5258761</text:p>
          </table:table-cell>
          <table:table-cell office:value-type="float" office:value="0.7904007" calcext:value-type="float">
            <text:p>0.7904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5202" calcext:value-type="float">
            <text:p>0.00505202</text:p>
          </table:table-cell>
          <table:table-cell table:number-columns-repeated="22"/>
        </table:table-row>
        <table:table-row table:style-name="ro1">
          <table:table-cell office:value-type="float" office:value="0.1141565" calcext:value-type="float">
            <text:p>0.1141565</text:p>
          </table:table-cell>
          <table:table-cell office:value-type="float" office:value="0.9791507" calcext:value-type="float">
            <text:p>0.9791507</text:p>
          </table:table-cell>
          <table:table-cell office:value-type="float" office:value="0.000000338041" calcext:value-type="float">
            <text:p>0.000000338</text:p>
          </table:table-cell>
          <table:table-cell office:value-type="float" office:value="1.16142" calcext:value-type="float">
            <text:p>1.16142</text:p>
          </table:table-cell>
          <table:table-cell office:value-type="float" office:value="0.1141565" calcext:value-type="float">
            <text:p>0.1141565</text:p>
          </table:table-cell>
          <table:table-cell office:value-type="float" office:value="0.9791507" calcext:value-type="float">
            <text:p>0.9791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51965" calcext:value-type="float">
            <text:p>0.005051965</text:p>
          </table:table-cell>
          <table:table-cell table:number-columns-repeated="22"/>
        </table:table-row>
        <table:table-row table:style-name="ro1">
          <table:table-cell office:value-type="float" office:value="0.04991935" calcext:value-type="float">
            <text:p>0.04991935</text:p>
          </table:table-cell>
          <table:table-cell office:value-type="float" office:value="1.034856" calcext:value-type="float">
            <text:p>1.034856</text:p>
          </table:table-cell>
          <table:table-cell office:value-type="float" office:value="0.00171149" calcext:value-type="float">
            <text:p>0.00171149</text:p>
          </table:table-cell>
          <table:table-cell office:value-type="float" office:value="1.166996" calcext:value-type="float">
            <text:p>1.166996</text:p>
          </table:table-cell>
          <table:table-cell office:value-type="float" office:value="0.04991935" calcext:value-type="float">
            <text:p>0.04991935</text:p>
          </table:table-cell>
          <table:table-cell office:value-type="float" office:value="1.034856" calcext:value-type="float">
            <text:p>1.034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47987" calcext:value-type="float">
            <text:p>0.005047987</text:p>
          </table:table-cell>
          <table:table-cell table:number-columns-repeated="22"/>
        </table:table-row>
        <table:table-row table:style-name="ro1">
          <table:table-cell office:value-type="float" office:value="0.1759966" calcext:value-type="float">
            <text:p>0.1759966</text:p>
          </table:table-cell>
          <table:table-cell office:value-type="float" office:value="0.9335782" calcext:value-type="float">
            <text:p>0.9335782</text:p>
          </table:table-cell>
          <table:table-cell office:value-type="float" office:value="0.00126121" calcext:value-type="float">
            <text:p>0.00126121</text:p>
          </table:table-cell>
          <table:table-cell office:value-type="float" office:value="1.166024" calcext:value-type="float">
            <text:p>1.166024</text:p>
          </table:table-cell>
          <table:table-cell office:value-type="float" office:value="0.1759966" calcext:value-type="float">
            <text:p>0.1759966</text:p>
          </table:table-cell>
          <table:table-cell office:value-type="float" office:value="0.9335782" calcext:value-type="float">
            <text:p>0.9335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13607" calcext:value-type="float">
            <text:p>0.005013607</text:p>
          </table:table-cell>
          <table:table-cell table:number-columns-repeated="22"/>
        </table:table-row>
        <table:table-row table:style-name="ro1">
          <table:table-cell office:value-type="float" office:value="0.1693084" calcext:value-type="float">
            <text:p>0.1693084</text:p>
          </table:table-cell>
          <table:table-cell office:value-type="float" office:value="0.9374084" calcext:value-type="float">
            <text:p>0.9374084</text:p>
          </table:table-cell>
          <table:table-cell office:value-type="float" office:value="0.003433216" calcext:value-type="float">
            <text:p>0.003433216</text:p>
          </table:table-cell>
          <table:table-cell office:value-type="float" office:value="1.163938" calcext:value-type="float">
            <text:p>1.163938</text:p>
          </table:table-cell>
          <table:table-cell office:value-type="float" office:value="0.1693084" calcext:value-type="float">
            <text:p>0.1693084</text:p>
          </table:table-cell>
          <table:table-cell office:value-type="float" office:value="0.9374084" calcext:value-type="float">
            <text:p>0.937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13607" calcext:value-type="float">
            <text:p>0.005013607</text:p>
          </table:table-cell>
          <table:table-cell table:number-columns-repeated="22"/>
        </table:table-row>
        <table:table-row table:style-name="ro1">
          <table:table-cell office:value-type="float" office:value="0.9512713" calcext:value-type="float">
            <text:p>0.9512713</text:p>
          </table:table-cell>
          <table:table-cell office:value-type="float" office:value="0.1470294" calcext:value-type="float">
            <text:p>0.1470294</text:p>
          </table:table-cell>
          <table:table-cell office:value-type="float" office:value="0.003784474" calcext:value-type="float">
            <text:p>0.003784474</text:p>
          </table:table-cell>
          <table:table-cell office:value-type="float" office:value="0.8418849" calcext:value-type="float">
            <text:p>0.8418849</text:p>
          </table:table-cell>
          <table:table-cell office:value-type="float" office:value="0.9512713" calcext:value-type="float">
            <text:p>0.9512713</text:p>
          </table:table-cell>
          <table:table-cell office:value-type="float" office:value="0.1470294" calcext:value-type="float">
            <text:p>0.1470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02301" calcext:value-type="float">
            <text:p>0.005002301</text:p>
          </table:table-cell>
          <table:table-cell table:number-columns-repeated="22"/>
        </table:table-row>
        <table:table-row table:style-name="ro1">
          <table:table-cell office:value-type="float" office:value="0.7959007" calcext:value-type="float">
            <text:p>0.7959007</text:p>
          </table:table-cell>
          <table:table-cell office:value-type="float" office:value="0.5184455" calcext:value-type="float">
            <text:p>0.5184455</text:p>
          </table:table-cell>
          <table:table-cell office:value-type="float" office:value="0.0004984914" calcext:value-type="float">
            <text:p>0.0004984914</text:p>
          </table:table-cell>
          <table:table-cell office:value-type="float" office:value="0.825566" calcext:value-type="float">
            <text:p>0.825566</text:p>
          </table:table-cell>
          <table:table-cell office:value-type="float" office:value="0.7959007" calcext:value-type="float">
            <text:p>0.7959007</text:p>
          </table:table-cell>
          <table:table-cell office:value-type="float" office:value="0.5184455" calcext:value-type="float">
            <text:p>0.5184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86334" calcext:value-type="float">
            <text:p>0.004986334</text:p>
          </table:table-cell>
          <table:table-cell table:number-columns-repeated="22"/>
        </table:table-row>
        <table:table-row table:style-name="ro1">
          <table:table-cell office:value-type="float" office:value="0.811343" calcext:value-type="float">
            <text:p>0.811343</text:p>
          </table:table-cell>
          <table:table-cell office:value-type="float" office:value="0.504954" calcext:value-type="float">
            <text:p>0.504954</text:p>
          </table:table-cell>
          <table:table-cell office:value-type="float" office:value="0.0001616255" calcext:value-type="float">
            <text:p>0.0001616255</text:p>
          </table:table-cell>
          <table:table-cell office:value-type="float" office:value="0.8061802" calcext:value-type="float">
            <text:p>0.8061802</text:p>
          </table:table-cell>
          <table:table-cell office:value-type="float" office:value="0.811343" calcext:value-type="float">
            <text:p>0.811343</text:p>
          </table:table-cell>
          <table:table-cell office:value-type="float" office:value="0.504954" calcext:value-type="float">
            <text:p>0.504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63149" calcext:value-type="float">
            <text:p>0.004963149</text:p>
          </table:table-cell>
          <table:table-cell table:number-columns-repeated="22"/>
        </table:table-row>
        <table:table-row table:style-name="ro1">
          <table:table-cell office:value-type="float" office:value="0.4734053" calcext:value-type="float">
            <text:p>0.4734053</text:p>
          </table:table-cell>
          <table:table-cell office:value-type="float" office:value="0.8774419" calcext:value-type="float">
            <text:p>0.8774419</text:p>
          </table:table-cell>
          <table:table-cell office:value-type="float" office:value="0.000244355" calcext:value-type="float">
            <text:p>0.000244355</text:p>
          </table:table-cell>
          <table:table-cell office:value-type="float" office:value="1.28351" calcext:value-type="float">
            <text:p>1.28351</text:p>
          </table:table-cell>
          <table:table-cell office:value-type="float" office:value="0.4734053" calcext:value-type="float">
            <text:p>0.4734053</text:p>
          </table:table-cell>
          <table:table-cell office:value-type="float" office:value="0.8774419" calcext:value-type="float">
            <text:p>0.8774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56565" calcext:value-type="float">
            <text:p>0.004956565</text:p>
          </table:table-cell>
          <table:table-cell table:number-columns-repeated="22"/>
        </table:table-row>
        <table:table-row table:style-name="ro1">
          <table:table-cell office:value-type="float" office:value="0.04093876" calcext:value-type="float">
            <text:p>0.04093876</text:p>
          </table:table-cell>
          <table:table-cell office:value-type="float" office:value="1.03929" calcext:value-type="float">
            <text:p>1.03929</text:p>
          </table:table-cell>
          <table:table-cell office:value-type="float" office:value="0.0009935261" calcext:value-type="float">
            <text:p>0.0009935261</text:p>
          </table:table-cell>
          <table:table-cell office:value-type="float" office:value="1.160194" calcext:value-type="float">
            <text:p>1.160194</text:p>
          </table:table-cell>
          <table:table-cell office:value-type="float" office:value="0.04093876" calcext:value-type="float">
            <text:p>0.04093876</text:p>
          </table:table-cell>
          <table:table-cell office:value-type="float" office:value="1.03929" calcext:value-type="float">
            <text:p>1.03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6556" calcext:value-type="float">
            <text:p>0.00486556</text:p>
          </table:table-cell>
          <table:table-cell table:number-columns-repeated="22"/>
        </table:table-row>
        <table:table-row table:style-name="ro1">
          <table:table-cell office:value-type="float" office:value="0.03555041" calcext:value-type="float">
            <text:p>0.03555041</text:p>
          </table:table-cell>
          <table:table-cell office:value-type="float" office:value="1.043157" calcext:value-type="float">
            <text:p>1.043157</text:p>
          </table:table-cell>
          <table:table-cell office:value-type="float" office:value="0.003929971" calcext:value-type="float">
            <text:p>0.003929971</text:p>
          </table:table-cell>
          <table:table-cell office:value-type="float" office:value="1.158611" calcext:value-type="float">
            <text:p>1.158611</text:p>
          </table:table-cell>
          <table:table-cell office:value-type="float" office:value="0.03555041" calcext:value-type="float">
            <text:p>0.03555041</text:p>
          </table:table-cell>
          <table:table-cell office:value-type="float" office:value="1.043157" calcext:value-type="float">
            <text:p>1.043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23633" calcext:value-type="float">
            <text:p>0.004823633</text:p>
          </table:table-cell>
          <table:table-cell table:number-columns-repeated="22"/>
        </table:table-row>
        <table:table-row table:style-name="ro1">
          <table:table-cell office:value-type="float" office:value="0.4619361" calcext:value-type="float">
            <text:p>0.4619361</text:p>
          </table:table-cell>
          <table:table-cell office:value-type="float" office:value="0.9046665" calcext:value-type="float">
            <text:p>0.9046665</text:p>
          </table:table-cell>
          <table:table-cell office:value-type="float" office:value="0.002222997" calcext:value-type="float">
            <text:p>0.002222997</text:p>
          </table:table-cell>
          <table:table-cell office:value-type="float" office:value="1.324612" calcext:value-type="float">
            <text:p>1.324612</text:p>
          </table:table-cell>
          <table:table-cell office:value-type="float" office:value="0.4619361" calcext:value-type="float">
            <text:p>0.4619361</text:p>
          </table:table-cell>
          <table:table-cell office:value-type="float" office:value="0.9046665" calcext:value-type="float">
            <text:p>0.9046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55201" calcext:value-type="float">
            <text:p>0.004755201</text:p>
          </table:table-cell>
          <table:table-cell table:number-columns-repeated="22"/>
        </table:table-row>
        <table:table-row table:style-name="ro1">
          <table:table-cell office:value-type="float" office:value="0.8928356" calcext:value-type="float">
            <text:p>0.8928356</text:p>
          </table:table-cell>
          <table:table-cell office:value-type="float" office:value="0.466829" calcext:value-type="float">
            <text:p>0.466829</text:p>
          </table:table-cell>
          <table:table-cell office:value-type="float" office:value="0.0005680969" calcext:value-type="float">
            <text:p>0.0005680969</text:p>
          </table:table-cell>
          <table:table-cell office:value-type="float" office:value="0.6935611" calcext:value-type="float">
            <text:p>0.6935611</text:p>
          </table:table-cell>
          <table:table-cell office:value-type="float" office:value="0.8928356" calcext:value-type="float">
            <text:p>0.8928356</text:p>
          </table:table-cell>
          <table:table-cell office:value-type="float" office:value="0.466829" calcext:value-type="float">
            <text:p>0.466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52222" calcext:value-type="float">
            <text:p>0.004752222</text:p>
          </table:table-cell>
          <table:table-cell table:number-columns-repeated="22"/>
        </table:table-row>
        <table:table-row table:style-name="ro1">
          <table:table-cell office:value-type="float" office:value="0.8996595" calcext:value-type="float">
            <text:p>0.8996595</text:p>
          </table:table-cell>
          <table:table-cell office:value-type="float" office:value="0.463683" calcext:value-type="float">
            <text:p>0.463683</text:p>
          </table:table-cell>
          <table:table-cell office:value-type="float" office:value="0.000644351" calcext:value-type="float">
            <text:p>0.000644351</text:p>
          </table:table-cell>
          <table:table-cell office:value-type="float" office:value="0.6831824" calcext:value-type="float">
            <text:p>0.6831824</text:p>
          </table:table-cell>
          <table:table-cell office:value-type="float" office:value="0.8996595" calcext:value-type="float">
            <text:p>0.8996595</text:p>
          </table:table-cell>
          <table:table-cell office:value-type="float" office:value="0.463683" calcext:value-type="float">
            <text:p>0.463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52222" calcext:value-type="float">
            <text:p>0.004752222</text:p>
          </table:table-cell>
          <table:table-cell table:number-columns-repeated="22"/>
        </table:table-row>
        <table:table-row table:style-name="ro1">
          <table:table-cell office:value-type="float" office:value="0.7664856" calcext:value-type="float">
            <text:p>0.7664856</text:p>
          </table:table-cell>
          <table:table-cell office:value-type="float" office:value="0.6981976" calcext:value-type="float">
            <text:p>0.6981976</text:p>
          </table:table-cell>
          <table:table-cell office:value-type="float" office:value="0.001500381" calcext:value-type="float">
            <text:p>0.001500381</text:p>
          </table:table-cell>
          <table:table-cell office:value-type="float" office:value="0.9365354" calcext:value-type="float">
            <text:p>0.9365354</text:p>
          </table:table-cell>
          <table:table-cell office:value-type="float" office:value="0.7664856" calcext:value-type="float">
            <text:p>0.7664856</text:p>
          </table:table-cell>
          <table:table-cell office:value-type="float" office:value="0.6981976" calcext:value-type="float">
            <text:p>0.6981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43757" calcext:value-type="float">
            <text:p>0.004743757</text:p>
          </table:table-cell>
          <table:table-cell table:number-columns-repeated="22"/>
        </table:table-row>
        <table:table-row table:style-name="ro1">
          <table:table-cell office:value-type="float" office:value="0.7663887" calcext:value-type="float">
            <text:p>0.7663887</text:p>
          </table:table-cell>
          <table:table-cell office:value-type="float" office:value="0.708053" calcext:value-type="float">
            <text:p>0.708053</text:p>
          </table:table-cell>
          <table:table-cell office:value-type="float" office:value="0.008047563" calcext:value-type="float">
            <text:p>0.008047563</text:p>
          </table:table-cell>
          <table:table-cell office:value-type="float" office:value="0.9446462" calcext:value-type="float">
            <text:p>0.9446462</text:p>
          </table:table-cell>
          <table:table-cell office:value-type="float" office:value="0.7663887" calcext:value-type="float">
            <text:p>0.7663887</text:p>
          </table:table-cell>
          <table:table-cell office:value-type="float" office:value="0.708053" calcext:value-type="float">
            <text:p>0.708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43757" calcext:value-type="float">
            <text:p>0.004743757</text:p>
          </table:table-cell>
          <table:table-cell table:number-columns-repeated="22"/>
        </table:table-row>
        <table:table-row table:style-name="ro1">
          <table:table-cell office:value-type="float" office:value="0.8928356" calcext:value-type="float">
            <text:p>0.8928356</text:p>
          </table:table-cell>
          <table:table-cell office:value-type="float" office:value="0.466829" calcext:value-type="float">
            <text:p>0.466829</text:p>
          </table:table-cell>
          <table:table-cell office:value-type="float" office:value="0.0005680969" calcext:value-type="float">
            <text:p>0.0005680969</text:p>
          </table:table-cell>
          <table:table-cell office:value-type="float" office:value="0.6935611" calcext:value-type="float">
            <text:p>0.6935611</text:p>
          </table:table-cell>
          <table:table-cell office:value-type="float" office:value="0.8928356" calcext:value-type="float">
            <text:p>0.8928356</text:p>
          </table:table-cell>
          <table:table-cell office:value-type="float" office:value="0.466829" calcext:value-type="float">
            <text:p>0.466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38207" calcext:value-type="float">
            <text:p>0.004738207</text:p>
          </table:table-cell>
          <table:table-cell table:number-columns-repeated="22"/>
        </table:table-row>
        <table:table-row table:style-name="ro1">
          <table:table-cell office:value-type="float" office:value="0.8511734" calcext:value-type="float">
            <text:p>0.8511734</text:p>
          </table:table-cell>
          <table:table-cell office:value-type="float" office:value="0.4843183" calcext:value-type="float">
            <text:p>0.4843183</text:p>
          </table:table-cell>
          <table:table-cell office:value-type="float" office:value="0.0001139171" calcext:value-type="float">
            <text:p>0.0001139171</text:p>
          </table:table-cell>
          <table:table-cell office:value-type="float" office:value="0.7538464" calcext:value-type="float">
            <text:p>0.7538464</text:p>
          </table:table-cell>
          <table:table-cell office:value-type="float" office:value="0.8511734" calcext:value-type="float">
            <text:p>0.8511734</text:p>
          </table:table-cell>
          <table:table-cell office:value-type="float" office:value="0.4843183" calcext:value-type="float">
            <text:p>0.4843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05064" calcext:value-type="float">
            <text:p>0.004705064</text:p>
          </table:table-cell>
          <table:table-cell table:number-columns-repeated="22"/>
        </table:table-row>
        <table:table-row table:style-name="ro1">
          <table:table-cell office:value-type="float" office:value="0.9512713" calcext:value-type="float">
            <text:p>0.9512713</text:p>
          </table:table-cell>
          <table:table-cell office:value-type="float" office:value="0.1470294" calcext:value-type="float">
            <text:p>0.1470294</text:p>
          </table:table-cell>
          <table:table-cell office:value-type="float" office:value="0.003784474" calcext:value-type="float">
            <text:p>0.003784474</text:p>
          </table:table-cell>
          <table:table-cell office:value-type="float" office:value="0.8418849" calcext:value-type="float">
            <text:p>0.8418849</text:p>
          </table:table-cell>
          <table:table-cell office:value-type="float" office:value="0.9512713" calcext:value-type="float">
            <text:p>0.9512713</text:p>
          </table:table-cell>
          <table:table-cell office:value-type="float" office:value="0.1470294" calcext:value-type="float">
            <text:p>0.1470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74608" calcext:value-type="float">
            <text:p>0.004674608</text:p>
          </table:table-cell>
          <table:table-cell table:number-columns-repeated="22"/>
        </table:table-row>
        <table:table-row table:style-name="ro1">
          <table:table-cell office:value-type="float" office:value="0.05977887" calcext:value-type="float">
            <text:p>0.05977887</text:p>
          </table:table-cell>
          <table:table-cell office:value-type="float" office:value="1.027957" calcext:value-type="float">
            <text:p>1.027957</text:p>
          </table:table-cell>
          <table:table-cell office:value-type="float" office:value="0.0004369013" calcext:value-type="float">
            <text:p>0.0004369013</text:p>
          </table:table-cell>
          <table:table-cell office:value-type="float" office:value="1.169887" calcext:value-type="float">
            <text:p>1.169887</text:p>
          </table:table-cell>
          <table:table-cell office:value-type="float" office:value="0.05977887" calcext:value-type="float">
            <text:p>0.05977887</text:p>
          </table:table-cell>
          <table:table-cell office:value-type="float" office:value="1.027957" calcext:value-type="float">
            <text:p>1.027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94865" calcext:value-type="float">
            <text:p>0.004494865</text:p>
          </table:table-cell>
          <table:table-cell table:number-columns-repeated="22"/>
        </table:table-row>
        <table:table-row table:style-name="ro1">
          <table:table-cell office:value-type="float" office:value="0.1495068" calcext:value-type="float">
            <text:p>0.1495068</text:p>
          </table:table-cell>
          <table:table-cell office:value-type="float" office:value="0.9496688" calcext:value-type="float">
            <text:p>0.9496688</text:p>
          </table:table-cell>
          <table:table-cell office:value-type="float" office:value="0.00424059" calcext:value-type="float">
            <text:p>0.00424059</text:p>
          </table:table-cell>
          <table:table-cell office:value-type="float" office:value="1.158713" calcext:value-type="float">
            <text:p>1.158713</text:p>
          </table:table-cell>
          <table:table-cell office:value-type="float" office:value="0.1495068" calcext:value-type="float">
            <text:p>0.1495068</text:p>
          </table:table-cell>
          <table:table-cell office:value-type="float" office:value="0.9496688" calcext:value-type="float">
            <text:p>0.9496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76369" calcext:value-type="float">
            <text:p>0.004476369</text:p>
          </table:table-cell>
          <table:table-cell table:number-columns-repeated="22"/>
        </table:table-row>
        <table:table-row table:style-name="ro1">
          <table:table-cell office:value-type="float" office:value="0.0651766" calcext:value-type="float">
            <text:p>0.0651766</text:p>
          </table:table-cell>
          <table:table-cell office:value-type="float" office:value="1.023924" calcext:value-type="float">
            <text:p>1.023924</text:p>
          </table:table-cell>
          <table:table-cell office:value-type="float" office:value="0.00008421883" calcext:value-type="float">
            <text:p>8.421883E-05</text:p>
          </table:table-cell>
          <table:table-cell office:value-type="float" office:value="1.17085" calcext:value-type="float">
            <text:p>1.17085</text:p>
          </table:table-cell>
          <table:table-cell office:value-type="float" office:value="0.0651766" calcext:value-type="float">
            <text:p>0.0651766</text:p>
          </table:table-cell>
          <table:table-cell office:value-type="float" office:value="1.023924" calcext:value-type="float">
            <text:p>1.023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62084" calcext:value-type="float">
            <text:p>0.004462084</text:p>
          </table:table-cell>
          <table:table-cell table:number-columns-repeated="22"/>
        </table:table-row>
        <table:table-row table:style-name="ro1">
          <table:table-cell office:value-type="float" office:value="0.6759409" calcext:value-type="float">
            <text:p>0.6759409</text:p>
          </table:table-cell>
          <table:table-cell office:value-type="float" office:value="0.7704881" calcext:value-type="float">
            <text:p>0.7704881</text:p>
          </table:table-cell>
          <table:table-cell office:value-type="float" office:value="0.0003033801" calcext:value-type="float">
            <text:p>0.0003033801</text:p>
          </table:table-cell>
          <table:table-cell office:value-type="float" office:value="1.084417" calcext:value-type="float">
            <text:p>1.084417</text:p>
          </table:table-cell>
          <table:table-cell office:value-type="float" office:value="0.6759409" calcext:value-type="float">
            <text:p>0.6759409</text:p>
          </table:table-cell>
          <table:table-cell office:value-type="float" office:value="0.7704881" calcext:value-type="float">
            <text:p>0.7704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18088" calcext:value-type="float">
            <text:p>0.004418088</text:p>
          </table:table-cell>
          <table:table-cell table:number-columns-repeated="22"/>
        </table:table-row>
        <table:table-row table:style-name="ro1">
          <table:table-cell office:value-type="float" office:value="0.03741922" calcext:value-type="float">
            <text:p>0.03741922</text:p>
          </table:table-cell>
          <table:table-cell office:value-type="float" office:value="1.042245" calcext:value-type="float">
            <text:p>1.042245</text:p>
          </table:table-cell>
          <table:table-cell office:value-type="float" office:value="0.003711311" calcext:value-type="float">
            <text:p>0.003711311</text:p>
          </table:table-cell>
          <table:table-cell office:value-type="float" office:value="1.160097" calcext:value-type="float">
            <text:p>1.160097</text:p>
          </table:table-cell>
          <table:table-cell office:value-type="float" office:value="0.03741922" calcext:value-type="float">
            <text:p>0.03741922</text:p>
          </table:table-cell>
          <table:table-cell office:value-type="float" office:value="1.042245" calcext:value-type="float">
            <text:p>1.042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11236" calcext:value-type="float">
            <text:p>0.004411236</text:p>
          </table:table-cell>
          <table:table-cell table:number-columns-repeated="22"/>
        </table:table-row>
        <table:table-row table:style-name="ro1">
          <table:table-cell office:value-type="float" office:value="0.6838295" calcext:value-type="float">
            <text:p>0.6838295</text:p>
          </table:table-cell>
          <table:table-cell office:value-type="float" office:value="0.7691079" calcext:value-type="float">
            <text:p>0.7691079</text:p>
          </table:table-cell>
          <table:table-cell office:value-type="float" office:value="0.00001145682" calcext:value-type="float">
            <text:p>1.145682E-05</text:p>
          </table:table-cell>
          <table:table-cell office:value-type="float" office:value="1.077252" calcext:value-type="float">
            <text:p>1.077252</text:p>
          </table:table-cell>
          <table:table-cell office:value-type="float" office:value="0.6838295" calcext:value-type="float">
            <text:p>0.6838295</text:p>
          </table:table-cell>
          <table:table-cell office:value-type="float" office:value="0.7691079" calcext:value-type="float">
            <text:p>0.7691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69213" calcext:value-type="float">
            <text:p>0.004369213</text:p>
          </table:table-cell>
          <table:table-cell table:number-columns-repeated="22"/>
        </table:table-row>
        <table:table-row table:style-name="ro1">
          <table:table-cell office:value-type="float" office:value="0.5360537" calcext:value-type="float">
            <text:p>0.5360537</text:p>
          </table:table-cell>
          <table:table-cell office:value-type="float" office:value="0.7840141" calcext:value-type="float">
            <text:p>0.7840141</text:p>
          </table:table-cell>
          <table:table-cell office:value-type="float" office:value="0.0005768283" calcext:value-type="float">
            <text:p>0.0005768283</text:p>
          </table:table-cell>
          <table:table-cell office:value-type="float" office:value="1.158728" calcext:value-type="float">
            <text:p>1.158728</text:p>
          </table:table-cell>
          <table:table-cell office:value-type="float" office:value="0.5360537" calcext:value-type="float">
            <text:p>0.5360537</text:p>
          </table:table-cell>
          <table:table-cell office:value-type="float" office:value="0.7840141" calcext:value-type="float">
            <text:p>0.7840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22487" calcext:value-type="float">
            <text:p>0.004322487</text:p>
          </table:table-cell>
          <table:table-cell table:number-columns-repeated="22"/>
        </table:table-row>
        <table:table-row table:style-name="ro1">
          <table:table-cell office:value-type="float" office:value="0.9966089" calcext:value-type="float">
            <text:p>0.9966089</text:p>
          </table:table-cell>
          <table:table-cell office:value-type="float" office:value="0.09677761" calcext:value-type="float">
            <text:p>0.09677761</text:p>
          </table:table-cell>
          <table:table-cell office:value-type="float" office:value="0.0004012238" calcext:value-type="float">
            <text:p>0.0004012238</text:p>
          </table:table-cell>
          <table:table-cell office:value-type="float" office:value="0.8319357" calcext:value-type="float">
            <text:p>0.8319357</text:p>
          </table:table-cell>
          <table:table-cell office:value-type="float" office:value="0.9966089" calcext:value-type="float">
            <text:p>0.9966089</text:p>
          </table:table-cell>
          <table:table-cell office:value-type="float" office:value="0.09677761" calcext:value-type="float">
            <text:p>0.09677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62906" calcext:value-type="float">
            <text:p>0.004262906</text:p>
          </table:table-cell>
          <table:table-cell table:number-columns-repeated="22"/>
        </table:table-row>
        <table:table-row table:style-name="ro1">
          <table:table-cell office:value-type="float" office:value="0.9307921" calcext:value-type="float">
            <text:p>0.9307921</text:p>
          </table:table-cell>
          <table:table-cell office:value-type="float" office:value="0.1841078" calcext:value-type="float">
            <text:p>0.1841078</text:p>
          </table:table-cell>
          <table:table-cell office:value-type="float" office:value="0.000254926" calcext:value-type="float">
            <text:p>0.000254926</text:p>
          </table:table-cell>
          <table:table-cell office:value-type="float" office:value="0.828412" calcext:value-type="float">
            <text:p>0.828412</text:p>
          </table:table-cell>
          <table:table-cell office:value-type="float" office:value="0.9307921" calcext:value-type="float">
            <text:p>0.9307921</text:p>
          </table:table-cell>
          <table:table-cell office:value-type="float" office:value="0.1841078" calcext:value-type="float">
            <text:p>0.1841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42436" calcext:value-type="float">
            <text:p>0.004242436</text:p>
          </table:table-cell>
          <table:table-cell table:number-columns-repeated="22"/>
        </table:table-row>
        <table:table-row table:style-name="ro1">
          <table:table-cell office:value-type="float" office:value="0.1838634" calcext:value-type="float">
            <text:p>0.1838634</text:p>
          </table:table-cell>
          <table:table-cell office:value-type="float" office:value="0.930804" calcext:value-type="float">
            <text:p>0.930804</text:p>
          </table:table-cell>
          <table:table-cell office:value-type="float" office:value="0.0001792776" calcext:value-type="float">
            <text:p>0.0001792776</text:p>
          </table:table-cell>
          <table:table-cell office:value-type="float" office:value="1.1713" calcext:value-type="float">
            <text:p>1.1713</text:p>
          </table:table-cell>
          <table:table-cell office:value-type="float" office:value="0.1838634" calcext:value-type="float">
            <text:p>0.1838634</text:p>
          </table:table-cell>
          <table:table-cell office:value-type="float" office:value="0.930804" calcext:value-type="float">
            <text:p>0.930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42388" calcext:value-type="float">
            <text:p>0.004242388</text:p>
          </table:table-cell>
          <table:table-cell table:number-columns-repeated="22"/>
        </table:table-row>
        <table:table-row table:style-name="ro1">
          <table:table-cell office:value-type="float" office:value="0.01860442" calcext:value-type="float">
            <text:p>0.01860442</text:p>
          </table:table-cell>
          <table:table-cell office:value-type="float" office:value="1.047044" calcext:value-type="float">
            <text:p>1.047044</text:p>
          </table:table-cell>
          <table:table-cell office:value-type="float" office:value="0.0006596469" calcext:value-type="float">
            <text:p>0.0006596469</text:p>
          </table:table-cell>
          <table:table-cell office:value-type="float" office:value="1.13503" calcext:value-type="float">
            <text:p>1.13503</text:p>
          </table:table-cell>
          <table:table-cell office:value-type="float" office:value="0.01860442" calcext:value-type="float">
            <text:p>0.01860442</text:p>
          </table:table-cell>
          <table:table-cell office:value-type="float" office:value="1.047044" calcext:value-type="float">
            <text:p>1.047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90029" calcext:value-type="float">
            <text:p>0.004190029</text:p>
          </table:table-cell>
          <table:table-cell table:number-columns-repeated="22"/>
        </table:table-row>
        <table:table-row table:style-name="ro1">
          <table:table-cell office:value-type="float" office:value="0.9966089" calcext:value-type="float">
            <text:p>0.9966089</text:p>
          </table:table-cell>
          <table:table-cell office:value-type="float" office:value="0.09677761" calcext:value-type="float">
            <text:p>0.09677761</text:p>
          </table:table-cell>
          <table:table-cell office:value-type="float" office:value="0.0004012238" calcext:value-type="float">
            <text:p>0.0004012238</text:p>
          </table:table-cell>
          <table:table-cell office:value-type="float" office:value="0.8319357" calcext:value-type="float">
            <text:p>0.8319357</text:p>
          </table:table-cell>
          <table:table-cell office:value-type="float" office:value="0.9966089" calcext:value-type="float">
            <text:p>0.9966089</text:p>
          </table:table-cell>
          <table:table-cell office:value-type="float" office:value="0.09677761" calcext:value-type="float">
            <text:p>0.09677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67487" calcext:value-type="float">
            <text:p>0.004167487</text:p>
          </table:table-cell>
          <table:table-cell table:number-columns-repeated="22"/>
        </table:table-row>
        <table:table-row table:style-name="ro1">
          <table:table-cell office:value-type="float" office:value="0.5087096" calcext:value-type="float">
            <text:p>0.5087096</text:p>
          </table:table-cell>
          <table:table-cell office:value-type="float" office:value="0.8110015" calcext:value-type="float">
            <text:p>0.8110015</text:p>
          </table:table-cell>
          <table:table-cell office:value-type="float" office:value="0.006060741" calcext:value-type="float">
            <text:p>0.006060741</text:p>
          </table:table-cell>
          <table:table-cell office:value-type="float" office:value="1.193292" calcext:value-type="float">
            <text:p>1.193292</text:p>
          </table:table-cell>
          <table:table-cell office:value-type="float" office:value="0.5087096" calcext:value-type="float">
            <text:p>0.5087096</text:p>
          </table:table-cell>
          <table:table-cell office:value-type="float" office:value="0.8110015" calcext:value-type="float">
            <text:p>0.811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15869" calcext:value-type="float">
            <text:p>0.004115869</text:p>
          </table:table-cell>
          <table:table-cell table:number-columns-repeated="22"/>
        </table:table-row>
        <table:table-row table:style-name="ro1">
          <table:table-cell office:value-type="float" office:value="0.04991935" calcext:value-type="float">
            <text:p>0.04991935</text:p>
          </table:table-cell>
          <table:table-cell office:value-type="float" office:value="1.034856" calcext:value-type="float">
            <text:p>1.034856</text:p>
          </table:table-cell>
          <table:table-cell office:value-type="float" office:value="0.00171149" calcext:value-type="float">
            <text:p>0.00171149</text:p>
          </table:table-cell>
          <table:table-cell office:value-type="float" office:value="1.166996" calcext:value-type="float">
            <text:p>1.166996</text:p>
          </table:table-cell>
          <table:table-cell office:value-type="float" office:value="0.04991935" calcext:value-type="float">
            <text:p>0.04991935</text:p>
          </table:table-cell>
          <table:table-cell office:value-type="float" office:value="1.034856" calcext:value-type="float">
            <text:p>1.034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1181" calcext:value-type="float">
            <text:p>0.00411181</text:p>
          </table:table-cell>
          <table:table-cell table:number-columns-repeated="22"/>
        </table:table-row>
        <table:table-row table:style-name="ro1">
          <table:table-cell office:value-type="float" office:value="1.048689" calcext:value-type="float">
            <text:p>1.048689</text:p>
          </table:table-cell>
          <table:table-cell office:value-type="float" office:value="0.008227084" calcext:value-type="float">
            <text:p>0.008227084</text:p>
          </table:table-cell>
          <table:table-cell office:value-type="float" office:value="0.0006021306" calcext:value-type="float">
            <text:p>0.0006021306</text:p>
          </table:table-cell>
          <table:table-cell office:value-type="float" office:value="0.8815629" calcext:value-type="float">
            <text:p>0.8815629</text:p>
          </table:table-cell>
          <table:table-cell office:value-type="float" office:value="1.048689" calcext:value-type="float">
            <text:p>1.048689</text:p>
          </table:table-cell>
          <table:table-cell office:value-type="float" office:value="0.008227084" calcext:value-type="float">
            <text:p>0.008227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55288" calcext:value-type="float">
            <text:p>0.004055288</text:p>
          </table:table-cell>
          <table:table-cell table:number-columns-repeated="22"/>
        </table:table-row>
        <table:table-row table:style-name="ro1">
          <table:table-cell office:value-type="float" office:value="1.038521" calcext:value-type="float">
            <text:p>1.038521</text:p>
          </table:table-cell>
          <table:table-cell office:value-type="float" office:value="0.04396527" calcext:value-type="float">
            <text:p>0.04396527</text:p>
          </table:table-cell>
          <table:table-cell office:value-type="float" office:value="0.002510705" calcext:value-type="float">
            <text:p>0.002510705</text:p>
          </table:table-cell>
          <table:table-cell office:value-type="float" office:value="0.8359248" calcext:value-type="float">
            <text:p>0.8359248</text:p>
          </table:table-cell>
          <table:table-cell office:value-type="float" office:value="1.038521" calcext:value-type="float">
            <text:p>1.038521</text:p>
          </table:table-cell>
          <table:table-cell office:value-type="float" office:value="0.04396527" calcext:value-type="float">
            <text:p>0.04396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1315" calcext:value-type="float">
            <text:p>0.00401315</text:p>
          </table:table-cell>
          <table:table-cell table:number-columns-repeated="22"/>
        </table:table-row>
        <table:table-row table:style-name="ro1">
          <table:table-cell office:value-type="float" office:value="0.1838634" calcext:value-type="float">
            <text:p>0.1838634</text:p>
          </table:table-cell>
          <table:table-cell office:value-type="float" office:value="0.930804" calcext:value-type="float">
            <text:p>0.930804</text:p>
          </table:table-cell>
          <table:table-cell office:value-type="float" office:value="0.0001792776" calcext:value-type="float">
            <text:p>0.0001792776</text:p>
          </table:table-cell>
          <table:table-cell office:value-type="float" office:value="1.1713" calcext:value-type="float">
            <text:p>1.1713</text:p>
          </table:table-cell>
          <table:table-cell office:value-type="float" office:value="0.1838634" calcext:value-type="float">
            <text:p>0.1838634</text:p>
          </table:table-cell>
          <table:table-cell office:value-type="float" office:value="0.930804" calcext:value-type="float">
            <text:p>0.930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12739" calcext:value-type="float">
            <text:p>0.004012739</text:p>
          </table:table-cell>
          <table:table-cell table:number-columns-repeated="22"/>
        </table:table-row>
        <table:table-row table:style-name="ro1">
          <table:table-cell office:value-type="float" office:value="0.7583473" calcext:value-type="float">
            <text:p>0.7583473</text:p>
          </table:table-cell>
          <table:table-cell office:value-type="float" office:value="0.7184014" calcext:value-type="float">
            <text:p>0.7184014</text:p>
          </table:table-cell>
          <table:table-cell office:value-type="float" office:value="0.0004072166" calcext:value-type="float">
            <text:p>0.0004072166</text:p>
          </table:table-cell>
          <table:table-cell office:value-type="float" office:value="0.9619117" calcext:value-type="float">
            <text:p>0.9619117</text:p>
          </table:table-cell>
          <table:table-cell office:value-type="float" office:value="0.7583473" calcext:value-type="float">
            <text:p>0.7583473</text:p>
          </table:table-cell>
          <table:table-cell office:value-type="float" office:value="0.7184014" calcext:value-type="float">
            <text:p>0.7184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67323" calcext:value-type="float">
            <text:p>0.003967323</text:p>
          </table:table-cell>
          <table:table-cell table:number-columns-repeated="22"/>
        </table:table-row>
        <table:table-row table:style-name="ro1">
          <table:table-cell office:value-type="float" office:value="1.048969" calcext:value-type="float">
            <text:p>1.048969</text:p>
          </table:table-cell>
          <table:table-cell office:value-type="float" office:value="2.124861E-016" calcext:value-type="float">
            <text:p>2.124861E-16</text:p>
          </table:table-cell>
          <table:table-cell office:value-type="float" office:value="0.0003369126" calcext:value-type="float">
            <text:p>0.0003369126</text:p>
          </table:table-cell>
          <table:table-cell office:value-type="float" office:value="0.8972651" calcext:value-type="float">
            <text:p>0.8972651</text:p>
          </table:table-cell>
          <table:table-cell office:value-type="float" office:value="1.048969" calcext:value-type="float">
            <text:p>1.048969</text:p>
          </table:table-cell>
          <table:table-cell office:value-type="float" office:value="2.124861E-016" calcext:value-type="float">
            <text:p>2.124861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21405" calcext:value-type="float">
            <text:p>0.003921405</text:p>
          </table:table-cell>
          <table:table-cell table:number-columns-repeated="22"/>
        </table:table-row>
        <table:table-row table:style-name="ro1">
          <table:table-cell office:value-type="float" office:value="0.1643265" calcext:value-type="float">
            <text:p>0.1643265</text:p>
          </table:table-cell>
          <table:table-cell office:value-type="float" office:value="0.9386377" calcext:value-type="float">
            <text:p>0.9386377</text:p>
          </table:table-cell>
          <table:table-cell office:value-type="float" office:value="0.00132759" calcext:value-type="float">
            <text:p>0.00132759</text:p>
          </table:table-cell>
          <table:table-cell office:value-type="float" office:value="1.159453" calcext:value-type="float">
            <text:p>1.159453</text:p>
          </table:table-cell>
          <table:table-cell office:value-type="float" office:value="0.1643265" calcext:value-type="float">
            <text:p>0.1643265</text:p>
          </table:table-cell>
          <table:table-cell office:value-type="float" office:value="0.9386377" calcext:value-type="float">
            <text:p>0.9386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43732" calcext:value-type="float">
            <text:p>0.003843732</text:p>
          </table:table-cell>
          <table:table-cell table:number-columns-repeated="22"/>
        </table:table-row>
        <table:table-row table:style-name="ro1">
          <table:table-cell office:value-type="float" office:value="0.5199575" calcext:value-type="float">
            <text:p>0.5199575</text:p>
          </table:table-cell>
          <table:table-cell office:value-type="float" office:value="0.7950811" calcext:value-type="float">
            <text:p>0.7950811</text:p>
          </table:table-cell>
          <table:table-cell office:value-type="float" office:value="0.001260661" calcext:value-type="float">
            <text:p>0.001260661</text:p>
          </table:table-cell>
          <table:table-cell office:value-type="float" office:value="1.173349" calcext:value-type="float">
            <text:p>1.173349</text:p>
          </table:table-cell>
          <table:table-cell office:value-type="float" office:value="0.5199575" calcext:value-type="float">
            <text:p>0.5199575</text:p>
          </table:table-cell>
          <table:table-cell office:value-type="float" office:value="0.7950811" calcext:value-type="float">
            <text:p>0.7950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10274" calcext:value-type="float">
            <text:p>0.003810274</text:p>
          </table:table-cell>
          <table:table-cell table:number-columns-repeated="22"/>
        </table:table-row>
        <table:table-row table:style-name="ro1"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.001754409" calcext:value-type="float">
            <text:p>0.001754409</text:p>
          </table:table-cell>
          <table:table-cell office:value-type="float" office:value="0.7861554" calcext:value-type="float">
            <text:p>0.7861554</text:p>
          </table:table-cell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97207" calcext:value-type="float">
            <text:p>0.003797207</text:p>
          </table:table-cell>
          <table:table-cell table:number-columns-repeated="22"/>
        </table:table-row>
        <table:table-row table:style-name="ro1">
          <table:table-cell office:value-type="float" office:value="0.779104" calcext:value-type="float">
            <text:p>0.779104</text:p>
          </table:table-cell>
          <table:table-cell office:value-type="float" office:value="0.5479664" calcext:value-type="float">
            <text:p>0.5479664</text:p>
          </table:table-cell>
          <table:table-cell office:value-type="float" office:value="0.00004260232" calcext:value-type="float">
            <text:p>4.260232E-05</text:p>
          </table:table-cell>
          <table:table-cell office:value-type="float" office:value="0.8488035" calcext:value-type="float">
            <text:p>0.8488035</text:p>
          </table:table-cell>
          <table:table-cell office:value-type="float" office:value="0.779104" calcext:value-type="float">
            <text:p>0.779104</text:p>
          </table:table-cell>
          <table:table-cell office:value-type="float" office:value="0.5479664" calcext:value-type="float">
            <text:p>0.5479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75271" calcext:value-type="float">
            <text:p>0.003775271</text:p>
          </table:table-cell>
          <table:table-cell table:number-columns-repeated="22"/>
        </table:table-row>
        <table:table-row table:style-name="ro1">
          <table:table-cell office:value-type="float" office:value="0.9047344" calcext:value-type="float">
            <text:p>0.9047344</text:p>
          </table:table-cell>
          <table:table-cell office:value-type="float" office:value="0.4609515" calcext:value-type="float">
            <text:p>0.4609515</text:p>
          </table:table-cell>
          <table:table-cell office:value-type="float" office:value="0.00007381157" calcext:value-type="float">
            <text:p>7.381157E-05</text:p>
          </table:table-cell>
          <table:table-cell office:value-type="float" office:value="0.6754297" calcext:value-type="float">
            <text:p>0.6754297</text:p>
          </table:table-cell>
          <table:table-cell office:value-type="float" office:value="0.9047344" calcext:value-type="float">
            <text:p>0.9047344</text:p>
          </table:table-cell>
          <table:table-cell office:value-type="float" office:value="0.4609515" calcext:value-type="float">
            <text:p>0.4609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20957" calcext:value-type="float">
            <text:p>0.003720957</text:p>
          </table:table-cell>
          <table:table-cell table:number-columns-repeated="22"/>
        </table:table-row>
        <table:table-row table:style-name="ro1">
          <table:table-cell office:value-type="float" office:value="0.8996595" calcext:value-type="float">
            <text:p>0.8996595</text:p>
          </table:table-cell>
          <table:table-cell office:value-type="float" office:value="0.463683" calcext:value-type="float">
            <text:p>0.463683</text:p>
          </table:table-cell>
          <table:table-cell office:value-type="float" office:value="0.000644351" calcext:value-type="float">
            <text:p>0.000644351</text:p>
          </table:table-cell>
          <table:table-cell office:value-type="float" office:value="0.6831824" calcext:value-type="float">
            <text:p>0.6831824</text:p>
          </table:table-cell>
          <table:table-cell office:value-type="float" office:value="0.8996595" calcext:value-type="float">
            <text:p>0.8996595</text:p>
          </table:table-cell>
          <table:table-cell office:value-type="float" office:value="0.463683" calcext:value-type="float">
            <text:p>0.463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20957" calcext:value-type="float">
            <text:p>0.003720957</text:p>
          </table:table-cell>
          <table:table-cell table:number-columns-repeated="22"/>
        </table:table-row>
        <table:table-row table:style-name="ro1">
          <table:table-cell office:value-type="float" office:value="1.038521" calcext:value-type="float">
            <text:p>1.038521</text:p>
          </table:table-cell>
          <table:table-cell office:value-type="float" office:value="0.04396527" calcext:value-type="float">
            <text:p>0.04396527</text:p>
          </table:table-cell>
          <table:table-cell office:value-type="float" office:value="0.002510705" calcext:value-type="float">
            <text:p>0.002510705</text:p>
          </table:table-cell>
          <table:table-cell office:value-type="float" office:value="0.8359248" calcext:value-type="float">
            <text:p>0.8359248</text:p>
          </table:table-cell>
          <table:table-cell office:value-type="float" office:value="1.038521" calcext:value-type="float">
            <text:p>1.038521</text:p>
          </table:table-cell>
          <table:table-cell office:value-type="float" office:value="0.04396527" calcext:value-type="float">
            <text:p>0.04396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08272" calcext:value-type="float">
            <text:p>0.003708272</text:p>
          </table:table-cell>
          <table:table-cell table:number-columns-repeated="22"/>
        </table:table-row>
        <table:table-row table:style-name="ro1">
          <table:table-cell office:value-type="float" office:value="0.9915703" calcext:value-type="float">
            <text:p>0.9915703</text:p>
          </table:table-cell>
          <table:table-cell office:value-type="float" office:value="0.1028243" calcext:value-type="float">
            <text:p>0.1028243</text:p>
          </table:table-cell>
          <table:table-cell office:value-type="float" office:value="0.002022174" calcext:value-type="float">
            <text:p>0.002022174</text:p>
          </table:table-cell>
          <table:table-cell office:value-type="float" office:value="0.8322143" calcext:value-type="float">
            <text:p>0.8322143</text:p>
          </table:table-cell>
          <table:table-cell office:value-type="float" office:value="0.9915703" calcext:value-type="float">
            <text:p>0.9915703</text:p>
          </table:table-cell>
          <table:table-cell office:value-type="float" office:value="0.1028243" calcext:value-type="float">
            <text:p>0.1028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20872" calcext:value-type="float">
            <text:p>0.003620872</text:p>
          </table:table-cell>
          <table:table-cell table:number-columns-repeated="22"/>
        </table:table-row>
        <table:table-row table:style-name="ro1">
          <table:table-cell office:value-type="float" office:value="0.7626024" calcext:value-type="float">
            <text:p>0.7626024</text:p>
          </table:table-cell>
          <table:table-cell office:value-type="float" office:value="0.7150887" calcext:value-type="float">
            <text:p>0.7150887</text:p>
          </table:table-cell>
          <table:table-cell office:value-type="float" office:value="0.00584986" calcext:value-type="float">
            <text:p>0.00584986</text:p>
          </table:table-cell>
          <table:table-cell office:value-type="float" office:value="0.9546062" calcext:value-type="float">
            <text:p>0.9546062</text:p>
          </table:table-cell>
          <table:table-cell office:value-type="float" office:value="0.7626024" calcext:value-type="float">
            <text:p>0.7626024</text:p>
          </table:table-cell>
          <table:table-cell office:value-type="float" office:value="0.7150887" calcext:value-type="float">
            <text:p>0.7150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07235" calcext:value-type="float">
            <text:p>0.003607235</text:p>
          </table:table-cell>
          <table:table-cell table:number-columns-repeated="22"/>
        </table:table-row>
        <table:table-row table:style-name="ro1">
          <table:table-cell office:value-type="float" office:value="0.5258761" calcext:value-type="float">
            <text:p>0.5258761</text:p>
          </table:table-cell>
          <table:table-cell office:value-type="float" office:value="0.7904007" calcext:value-type="float">
            <text:p>0.7904007</text:p>
          </table:table-cell>
          <table:table-cell office:value-type="float" office:value="0.001229126" calcext:value-type="float">
            <text:p>0.001229126</text:p>
          </table:table-cell>
          <table:table-cell office:value-type="float" office:value="1.167326" calcext:value-type="float">
            <text:p>1.167326</text:p>
          </table:table-cell>
          <table:table-cell office:value-type="float" office:value="0.5258761" calcext:value-type="float">
            <text:p>0.5258761</text:p>
          </table:table-cell>
          <table:table-cell office:value-type="float" office:value="0.7904007" calcext:value-type="float">
            <text:p>0.7904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72979" calcext:value-type="float">
            <text:p>0.003572979</text:p>
          </table:table-cell>
          <table:table-cell table:number-columns-repeated="22"/>
        </table:table-row>
        <table:table-row table:style-name="ro1"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.001754409" calcext:value-type="float">
            <text:p>0.001754409</text:p>
          </table:table-cell>
          <table:table-cell office:value-type="float" office:value="0.7861554" calcext:value-type="float">
            <text:p>0.7861554</text:p>
          </table:table-cell>
          <table:table-cell office:value-type="float" office:value="0.8270097" calcext:value-type="float">
            <text:p>0.8270097</text:p>
          </table:table-cell>
          <table:table-cell office:value-type="float" office:value="0.4963877" calcext:value-type="float">
            <text:p>0.4963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38014" calcext:value-type="float">
            <text:p>0.003538014</text:p>
          </table:table-cell>
          <table:table-cell table:number-columns-repeated="22"/>
        </table:table-row>
        <table:table-row table:style-name="ro1">
          <table:table-cell office:value-type="float" office:value="0.02897592" calcext:value-type="float">
            <text:p>0.02897592</text:p>
          </table:table-cell>
          <table:table-cell office:value-type="float" office:value="1.043921" calcext:value-type="float">
            <text:p>1.043921</text:p>
          </table:table-cell>
          <table:table-cell office:value-type="float" office:value="0.0003067775" calcext:value-type="float">
            <text:p>0.0003067775</text:p>
          </table:table-cell>
          <table:table-cell office:value-type="float" office:value="1.147973" calcext:value-type="float">
            <text:p>1.147973</text:p>
          </table:table-cell>
          <table:table-cell office:value-type="float" office:value="0.02897592" calcext:value-type="float">
            <text:p>0.02897592</text:p>
          </table:table-cell>
          <table:table-cell office:value-type="float" office:value="1.043921" calcext:value-type="float">
            <text:p>1.043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98251" calcext:value-type="float">
            <text:p>0.003498251</text:p>
          </table:table-cell>
          <table:table-cell table:number-columns-repeated="22"/>
        </table:table-row>
        <table:table-row table:style-name="ro1">
          <table:table-cell office:value-type="float" office:value="0.01293631" calcext:value-type="float">
            <text:p>0.01293631</text:p>
          </table:table-cell>
          <table:table-cell office:value-type="float" office:value="1.047985" calcext:value-type="float">
            <text:p>1.047985</text:p>
          </table:table-cell>
          <table:table-cell office:value-type="float" office:value="0.0003827817" calcext:value-type="float">
            <text:p>0.0003827817</text:p>
          </table:table-cell>
          <table:table-cell office:value-type="float" office:value="1.126112" calcext:value-type="float">
            <text:p>1.126112</text:p>
          </table:table-cell>
          <table:table-cell office:value-type="float" office:value="0.01293631" calcext:value-type="float">
            <text:p>0.01293631</text:p>
          </table:table-cell>
          <table:table-cell office:value-type="float" office:value="1.047985" calcext:value-type="float">
            <text:p>1.047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72973" calcext:value-type="float">
            <text:p>0.003472973</text:p>
          </table:table-cell>
          <table:table-cell table:number-columns-repeated="22"/>
        </table:table-row>
        <table:table-row table:style-name="ro1">
          <table:table-cell office:value-type="float" office:value="0.4765651" calcext:value-type="float">
            <text:p>0.4765651</text:p>
          </table:table-cell>
          <table:table-cell office:value-type="float" office:value="0.870203" calcext:value-type="float">
            <text:p>0.870203</text:p>
          </table:table-cell>
          <table:table-cell office:value-type="float" office:value="0.0005552405" calcext:value-type="float">
            <text:p>0.0005552405</text:p>
          </table:table-cell>
          <table:table-cell office:value-type="float" office:value="1.273002" calcext:value-type="float">
            <text:p>1.273002</text:p>
          </table:table-cell>
          <table:table-cell office:value-type="float" office:value="0.4765651" calcext:value-type="float">
            <text:p>0.4765651</text:p>
          </table:table-cell>
          <table:table-cell office:value-type="float" office:value="0.870203" calcext:value-type="float">
            <text:p>0.870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50413" calcext:value-type="float">
            <text:p>0.003450413</text:p>
          </table:table-cell>
          <table:table-cell table:number-columns-repeated="22"/>
        </table:table-row>
        <table:table-row table:style-name="ro1">
          <table:table-cell office:value-type="float" office:value="0.04093876" calcext:value-type="float">
            <text:p>0.04093876</text:p>
          </table:table-cell>
          <table:table-cell office:value-type="float" office:value="1.03929" calcext:value-type="float">
            <text:p>1.03929</text:p>
          </table:table-cell>
          <table:table-cell office:value-type="float" office:value="0.0009935261" calcext:value-type="float">
            <text:p>0.0009935261</text:p>
          </table:table-cell>
          <table:table-cell office:value-type="float" office:value="1.160194" calcext:value-type="float">
            <text:p>1.160194</text:p>
          </table:table-cell>
          <table:table-cell office:value-type="float" office:value="0.04093876" calcext:value-type="float">
            <text:p>0.04093876</text:p>
          </table:table-cell>
          <table:table-cell office:value-type="float" office:value="1.03929" calcext:value-type="float">
            <text:p>1.03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42983" calcext:value-type="float">
            <text:p>0.003442983</text:p>
          </table:table-cell>
          <table:table-cell table:number-columns-repeated="22"/>
        </table:table-row>
        <table:table-row table:style-name="ro1">
          <table:table-cell office:value-type="float" office:value="0.5199575" calcext:value-type="float">
            <text:p>0.5199575</text:p>
          </table:table-cell>
          <table:table-cell office:value-type="float" office:value="0.7950811" calcext:value-type="float">
            <text:p>0.7950811</text:p>
          </table:table-cell>
          <table:table-cell office:value-type="float" office:value="0.001260661" calcext:value-type="float">
            <text:p>0.001260661</text:p>
          </table:table-cell>
          <table:table-cell office:value-type="float" office:value="1.173349" calcext:value-type="float">
            <text:p>1.173349</text:p>
          </table:table-cell>
          <table:table-cell office:value-type="float" office:value="0.5199575" calcext:value-type="float">
            <text:p>0.5199575</text:p>
          </table:table-cell>
          <table:table-cell office:value-type="float" office:value="0.7950811" calcext:value-type="float">
            <text:p>0.7950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22625" calcext:value-type="float">
            <text:p>0.003422625</text:p>
          </table:table-cell>
          <table:table-cell table:number-columns-repeated="22"/>
        </table:table-row>
        <table:table-row table:style-name="ro1">
          <table:table-cell office:value-type="float" office:value="0.006591137" calcext:value-type="float">
            <text:p>0.006591137</text:p>
          </table:table-cell>
          <table:table-cell office:value-type="float" office:value="1.048567" calcext:value-type="float">
            <text:p>1.048567</text:p>
          </table:table-cell>
          <table:table-cell office:value-type="float" office:value="0.00004164618" calcext:value-type="float">
            <text:p>4.164618E-05</text:p>
          </table:table-cell>
          <table:table-cell office:value-type="float" office:value="1.114947" calcext:value-type="float">
            <text:p>1.114947</text:p>
          </table:table-cell>
          <table:table-cell office:value-type="float" office:value="0.006591137" calcext:value-type="float">
            <text:p>0.006591137</text:p>
          </table:table-cell>
          <table:table-cell office:value-type="float" office:value="1.048567" calcext:value-type="float">
            <text:p>1.048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46634" calcext:value-type="float">
            <text:p>0.003346634</text:p>
          </table:table-cell>
          <table:table-cell table:number-columns-repeated="22"/>
        </table:table-row>
        <table:table-row table:style-name="ro1">
          <table:table-cell office:value-type="float" office:value="0.006591137" calcext:value-type="float">
            <text:p>0.006591137</text:p>
          </table:table-cell>
          <table:table-cell office:value-type="float" office:value="1.048567" calcext:value-type="float">
            <text:p>1.048567</text:p>
          </table:table-cell>
          <table:table-cell office:value-type="float" office:value="0.00004164618" calcext:value-type="float">
            <text:p>4.164618E-05</text:p>
          </table:table-cell>
          <table:table-cell office:value-type="float" office:value="1.114947" calcext:value-type="float">
            <text:p>1.114947</text:p>
          </table:table-cell>
          <table:table-cell office:value-type="float" office:value="0.006591137" calcext:value-type="float">
            <text:p>0.006591137</text:p>
          </table:table-cell>
          <table:table-cell office:value-type="float" office:value="1.048567" calcext:value-type="float">
            <text:p>1.048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02142" calcext:value-type="float">
            <text:p>0.003302142</text:p>
          </table:table-cell>
          <table:table-cell table:number-columns-repeated="22"/>
        </table:table-row>
        <table:table-row table:style-name="ro1">
          <table:table-cell office:value-type="float" office:value="0.9387617" calcext:value-type="float">
            <text:p>0.9387617</text:p>
          </table:table-cell>
          <table:table-cell office:value-type="float" office:value="0.1643015" calcext:value-type="float">
            <text:p>0.1643015</text:p>
          </table:table-cell>
          <table:table-cell office:value-type="float" office:value="0.001524264" calcext:value-type="float">
            <text:p>0.001524264</text:p>
          </table:table-cell>
          <table:table-cell office:value-type="float" office:value="0.8403634" calcext:value-type="float">
            <text:p>0.8403634</text:p>
          </table:table-cell>
          <table:table-cell office:value-type="float" office:value="0.9387617" calcext:value-type="float">
            <text:p>0.9387617</text:p>
          </table:table-cell>
          <table:table-cell office:value-type="float" office:value="0.1643015" calcext:value-type="float">
            <text:p>0.1643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01745" calcext:value-type="float">
            <text:p>0.003301745</text:p>
          </table:table-cell>
          <table:table-cell table:number-columns-repeated="22"/>
        </table:table-row>
        <table:table-row table:style-name="ro1">
          <table:table-cell office:value-type="float" office:value="0.9362103" calcext:value-type="float">
            <text:p>0.9362103</text:p>
          </table:table-cell>
          <table:table-cell office:value-type="float" office:value="0.1686771" calcext:value-type="float">
            <text:p>0.1686771</text:p>
          </table:table-cell>
          <table:table-cell office:value-type="float" office:value="0.0007812545" calcext:value-type="float">
            <text:p>0.0007812545</text:p>
          </table:table-cell>
          <table:table-cell office:value-type="float" office:value="0.8389908" calcext:value-type="float">
            <text:p>0.8389908</text:p>
          </table:table-cell>
          <table:table-cell office:value-type="float" office:value="0.9362103" calcext:value-type="float">
            <text:p>0.9362103</text:p>
          </table:table-cell>
          <table:table-cell office:value-type="float" office:value="0.1686771" calcext:value-type="float">
            <text:p>0.1686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01745" calcext:value-type="float">
            <text:p>0.003301745</text:p>
          </table:table-cell>
          <table:table-cell table:number-columns-repeated="22"/>
        </table:table-row>
        <table:table-row table:style-name="ro1">
          <table:table-cell office:value-type="float" office:value="0.1895078" calcext:value-type="float">
            <text:p>0.1895078</text:p>
          </table:table-cell>
          <table:table-cell office:value-type="float" office:value="0.9297706" calcext:value-type="float">
            <text:p>0.9297706</text:p>
          </table:table-cell>
          <table:table-cell office:value-type="float" office:value="0.0001017055" calcext:value-type="float">
            <text:p>0.0001017055</text:p>
          </table:table-cell>
          <table:table-cell office:value-type="float" office:value="1.176595" calcext:value-type="float">
            <text:p>1.176595</text:p>
          </table:table-cell>
          <table:table-cell office:value-type="float" office:value="0.1895078" calcext:value-type="float">
            <text:p>0.1895078</text:p>
          </table:table-cell>
          <table:table-cell office:value-type="float" office:value="0.9297706" calcext:value-type="float">
            <text:p>0.9297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82994" calcext:value-type="float">
            <text:p>0.003182994</text:p>
          </table:table-cell>
          <table:table-cell table:number-columns-repeated="22"/>
        </table:table-row>
        <table:table-row table:style-name="ro1">
          <table:table-cell office:value-type="float" office:value="1.461938E-016" calcext:value-type="float">
            <text:p>1.461938E-16</text:p>
          </table:table-cell>
          <table:table-cell office:value-type="float" office:value="1.048997" calcext:value-type="float">
            <text:p>1.048997</text:p>
          </table:table-cell>
          <table:table-cell office:value-type="float" office:value="0.0003946481" calcext:value-type="float">
            <text:p>0.0003946481</text:p>
          </table:table-cell>
          <table:table-cell office:value-type="float" office:value="1.102795" calcext:value-type="float">
            <text:p>1.102795</text:p>
          </table:table-cell>
          <table:table-cell office:value-type="float" office:value="1.461938E-016" calcext:value-type="float">
            <text:p>1.461938E-16</text:p>
          </table:table-cell>
          <table:table-cell office:value-type="float" office:value="1.048997" calcext:value-type="float">
            <text:p>1.048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4172" calcext:value-type="float">
            <text:p>0.00314172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54:39.687066684</dc:date>
    <meta:editing-duration>PT45S</meta:editing-duration>
    <meta:editing-cycles>1</meta:editing-cycles>
    <meta:document-statistic meta:table-count="1" meta:cell-count="18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3.749cm" svg:y="4.203cm" style:legend-expansion="high" chart:style-name="ch2"/>
        <chart:plot-area chart:style-name="ch3" table:cell-range-address="best_pop.A3:best_pop.B202" svg:x="0.32cm" svg:y="0.18cm" svg:width="13.109cm" svg:height="8.645cm">
          <chartooo:coordinate-region svg:x="1.047cm" svg:y="0.38cm" svg:width="12.14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8969">
                <text:p>1.048969</text:p>
                <draw:g>
                  <svg:desc>best_pop.A3:best_pop.A202</svg:desc>
                </draw:g>
              </table:table-cell>
              <table:table-cell office:value-type="float" office:value="2.124861E-016">
                <text:p>2.124861E-016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1938E-016">
                <text:p>1.461938E-016</text:p>
              </table:table-cell>
              <table:table-cell office:value-type="float" office:value="1.048997">
                <text:p>1.048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07558">
                <text:p>0.9307558</text:p>
              </table:table-cell>
              <table:table-cell office:value-type="float" office:value="0.1843685">
                <text:p>0.1843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47344">
                <text:p>0.9047344</text:p>
              </table:table-cell>
              <table:table-cell office:value-type="float" office:value="0.4609515">
                <text:p>0.4609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7876">
                <text:p>0.457876</text:p>
              </table:table-cell>
              <table:table-cell office:value-type="float" office:value="0.9127861">
                <text:p>0.9127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95078">
                <text:p>0.1895078</text:p>
              </table:table-cell>
              <table:table-cell office:value-type="float" office:value="0.9297706">
                <text:p>0.9297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42724">
                <text:p>0.5842724</text:p>
              </table:table-cell>
              <table:table-cell office:value-type="float" office:value="0.7735954">
                <text:p>0.7735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1313">
                <text:p>0.7711313</text:p>
              </table:table-cell>
              <table:table-cell office:value-type="float" office:value="0.6699958">
                <text:p>0.6699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61032">
                <text:p>0.6461032</text:p>
              </table:table-cell>
              <table:table-cell office:value-type="float" office:value="0.7727898">
                <text:p>0.7727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31482">
                <text:p>0.7731482</text:p>
              </table:table-cell>
              <table:table-cell office:value-type="float" office:value="0.6140752">
                <text:p>0.6140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9689">
                <text:p>1.029689</text:p>
              </table:table-cell>
              <table:table-cell office:value-type="float" office:value="0.06649045">
                <text:p>0.0664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70831">
                <text:p>0.8870831</text:p>
              </table:table-cell>
              <table:table-cell office:value-type="float" office:value="0.4710171">
                <text:p>0.4710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62101">
                <text:p>0.4662101</text:p>
              </table:table-cell>
              <table:table-cell office:value-type="float" office:value="0.897035">
                <text:p>0.897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56369">
                <text:p>0.7856369</text:p>
              </table:table-cell>
              <table:table-cell office:value-type="float" office:value="0.534068">
                <text:p>0.534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79856">
                <text:p>0.8679856</text:p>
              </table:table-cell>
              <table:table-cell office:value-type="float" office:value="0.4818043">
                <text:p>0.4818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08056">
                <text:p>0.7708056</text:p>
              </table:table-cell>
              <table:table-cell office:value-type="float" office:value="0.6741817">
                <text:p>0.6741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64856">
                <text:p>0.7664856</text:p>
              </table:table-cell>
              <table:table-cell office:value-type="float" office:value="0.6981976">
                <text:p>0.698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34053">
                <text:p>0.4734053</text:p>
              </table:table-cell>
              <table:table-cell office:value-type="float" office:value="0.8774419">
                <text:p>0.8774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0474">
                <text:p>0.580474</text:p>
              </table:table-cell>
              <table:table-cell office:value-type="float" office:value="0.7738666">
                <text:p>0.7738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05181">
                <text:p>0.8405181</text:p>
              </table:table-cell>
              <table:table-cell office:value-type="float" office:value="0.488965">
                <text:p>0.488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79286">
                <text:p>0.4979286</text:p>
              </table:table-cell>
              <table:table-cell office:value-type="float" office:value="0.8254972">
                <text:p>0.8254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26175">
                <text:p>0.7026175</text:p>
              </table:table-cell>
              <table:table-cell office:value-type="float" office:value="0.7678301">
                <text:p>0.7678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04131">
                <text:p>0.5604131</text:p>
              </table:table-cell>
              <table:table-cell office:value-type="float" office:value="0.7762792">
                <text:p>0.7762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623197">
                <text:p>0.09623197</text:p>
              </table:table-cell>
              <table:table-cell office:value-type="float" office:value="0.9969251">
                <text:p>0.9969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57144">
                <text:p>0.7957144</text:p>
              </table:table-cell>
              <table:table-cell office:value-type="float" office:value="0.5188223">
                <text:p>0.5188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31482">
                <text:p>0.7731482</text:p>
              </table:table-cell>
              <table:table-cell office:value-type="float" office:value="0.6140752">
                <text:p>0.6140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34207">
                <text:p>0.7734207</text:p>
              </table:table-cell>
              <table:table-cell office:value-type="float" office:value="0.5889136">
                <text:p>0.5889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50901">
                <text:p>0.5050901</text:p>
              </table:table-cell>
              <table:table-cell office:value-type="float" office:value="0.8117413">
                <text:p>0.8117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923052">
                <text:p>0.08923052</text:p>
              </table:table-cell>
              <table:table-cell office:value-type="float" office:value="1.01072">
                <text:p>1.01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59731">
                <text:p>0.9659731</text:p>
              </table:table-cell>
              <table:table-cell office:value-type="float" office:value="0.1291489">
                <text:p>0.1291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38504">
                <text:p>0.8138504</text:p>
              </table:table-cell>
              <table:table-cell office:value-type="float" office:value="0.5043542">
                <text:p>0.5043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391">
                <text:p>1.03391</text:p>
              </table:table-cell>
              <table:table-cell office:value-type="float" office:value="0.05112206">
                <text:p>0.05112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11509">
                <text:p>0.7211509</text:p>
              </table:table-cell>
              <table:table-cell office:value-type="float" office:value="0.7570577">
                <text:p>0.7570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4818">
                <text:p>1.044818</text:p>
              </table:table-cell>
              <table:table-cell office:value-type="float" office:value="0.02584346">
                <text:p>0.02584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8689">
                <text:p>1.048689</text:p>
              </table:table-cell>
              <table:table-cell office:value-type="float" office:value="0.008227084">
                <text:p>0.008227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6851">
                <text:p>1.016851</text:p>
              </table:table-cell>
              <table:table-cell office:value-type="float" office:value="0.07462707">
                <text:p>0.07462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5228">
                <text:p>0.935228</text:p>
              </table:table-cell>
              <table:table-cell office:value-type="float" office:value="0.1799402">
                <text:p>0.1799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741221">
                <text:p>0.07741221</text:p>
              </table:table-cell>
              <table:table-cell office:value-type="float" office:value="1.014468">
                <text:p>1.014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38295">
                <text:p>0.6838295</text:p>
              </table:table-cell>
              <table:table-cell office:value-type="float" office:value="0.7691079">
                <text:p>0.7691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86803">
                <text:p>0.9786803</text:p>
              </table:table-cell>
              <table:table-cell office:value-type="float" office:value="0.1151322">
                <text:p>0.1151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86803">
                <text:p>0.9786803</text:p>
              </table:table-cell>
              <table:table-cell office:value-type="float" office:value="0.1151322">
                <text:p>0.1151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10952">
                <text:p>0.4910952</text:p>
              </table:table-cell>
              <table:table-cell office:value-type="float" office:value="0.8500542">
                <text:p>0.8500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59139">
                <text:p>0.1059139</text:p>
              </table:table-cell>
              <table:table-cell office:value-type="float" office:value="0.9879128">
                <text:p>0.9879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80735">
                <text:p>0.5580735</text:p>
              </table:table-cell>
              <table:table-cell office:value-type="float" office:value="0.7774682">
                <text:p>0.7774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58491">
                <text:p>0.9558491</text:p>
              </table:table-cell>
              <table:table-cell office:value-type="float" office:value="0.1392558">
                <text:p>0.1392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71443">
                <text:p>0.1571443</text:p>
              </table:table-cell>
              <table:table-cell office:value-type="float" office:value="0.9477546">
                <text:p>0.9477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09538">
                <text:p>0.7509538</text:p>
              </table:table-cell>
              <table:table-cell office:value-type="float" office:value="0.7364532">
                <text:p>0.7364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87069">
                <text:p>0.1287069</text:p>
              </table:table-cell>
              <table:table-cell office:value-type="float" office:value="0.9665452">
                <text:p>0.9665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50555">
                <text:p>0.4950555</text:p>
              </table:table-cell>
              <table:table-cell office:value-type="float" office:value="0.8280067">
                <text:p>0.8280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33923">
                <text:p>0.5133923</text:p>
              </table:table-cell>
              <table:table-cell office:value-type="float" office:value="0.8048355">
                <text:p>0.8048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4207">
                <text:p>0.7734207</text:p>
              </table:table-cell>
              <table:table-cell office:value-type="float" office:value="0.5889136">
                <text:p>0.5889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745471">
                <text:p>0.7745471</text:p>
              </table:table-cell>
              <table:table-cell office:value-type="float" office:value="0.5727754">
                <text:p>0.57277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59409">
                <text:p>0.6759409</text:p>
              </table:table-cell>
              <table:table-cell office:value-type="float" office:value="0.7704881">
                <text:p>0.7704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349275">
                <text:p>0.7349275</text:p>
              </table:table-cell>
              <table:table-cell office:value-type="float" office:value="0.7480551">
                <text:p>0.7480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0383">
                <text:p>0.1080383</text:p>
              </table:table-cell>
              <table:table-cell office:value-type="float" office:value="0.9857453">
                <text:p>0.9857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77887">
                <text:p>0.05977887</text:p>
              </table:table-cell>
              <table:table-cell office:value-type="float" office:value="1.027957">
                <text:p>1.027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02528">
                <text:p>0.5302528</text:p>
              </table:table-cell>
              <table:table-cell office:value-type="float" office:value="0.7872815">
                <text:p>0.7872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7147">
                <text:p>0.6607147</text:p>
              </table:table-cell>
              <table:table-cell office:value-type="float" office:value="0.7723634">
                <text:p>0.7723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35291">
                <text:p>0.4835291</text:p>
              </table:table-cell>
              <table:table-cell office:value-type="float" office:value="0.8534281">
                <text:p>0.8534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74573">
                <text:p>0.5174573</text:p>
              </table:table-cell>
              <table:table-cell office:value-type="float" office:value="0.7971564">
                <text:p>0.7971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459885">
                <text:p>0.5459885</text:p>
              </table:table-cell>
              <table:table-cell office:value-type="float" office:value="0.7799546">
                <text:p>0.7799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52776">
                <text:p>0.7452776</text:p>
              </table:table-cell>
              <table:table-cell office:value-type="float" office:value="0.7382591">
                <text:p>0.7382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07147">
                <text:p>0.6607147</text:p>
              </table:table-cell>
              <table:table-cell office:value-type="float" office:value="0.7723634">
                <text:p>0.7723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5552">
                <text:p>1.005552</text:p>
              </table:table-cell>
              <table:table-cell office:value-type="float" office:value="0.08803425">
                <text:p>0.08803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49706">
                <text:p>0.9449706</text:p>
              </table:table-cell>
              <table:table-cell office:value-type="float" office:value="0.153054">
                <text:p>0.153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42052">
                <text:p>1.042052</text:p>
              </table:table-cell>
              <table:table-cell office:value-type="float" office:value="0.03368603">
                <text:p>0.03368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61032">
                <text:p>0.6461032</text:p>
              </table:table-cell>
              <table:table-cell office:value-type="float" office:value="0.7727898">
                <text:p>0.7727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58118">
                <text:p>0.8458118</text:p>
              </table:table-cell>
              <table:table-cell office:value-type="float" office:value="0.4888277">
                <text:p>0.4888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35952">
                <text:p>0.7135952</text:p>
              </table:table-cell>
              <table:table-cell office:value-type="float" office:value="0.7605671">
                <text:p>0.7605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58491">
                <text:p>0.9558491</text:p>
              </table:table-cell>
              <table:table-cell office:value-type="float" office:value="0.1392558">
                <text:p>0.1392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72542">
                <text:p>0.8072542</text:p>
              </table:table-cell>
              <table:table-cell office:value-type="float" office:value="0.5081705">
                <text:p>0.5081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87069">
                <text:p>0.1287069</text:p>
              </table:table-cell>
              <table:table-cell office:value-type="float" office:value="0.9665452">
                <text:p>0.9665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9104">
                <text:p>0.779104</text:p>
              </table:table-cell>
              <table:table-cell office:value-type="float" office:value="0.5479664">
                <text:p>0.5479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83473">
                <text:p>0.7583473</text:p>
              </table:table-cell>
              <table:table-cell office:value-type="float" office:value="0.7184014">
                <text:p>0.71840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86898">
                <text:p>0.1186898</text:p>
              </table:table-cell>
              <table:table-cell office:value-type="float" office:value="0.9746701">
                <text:p>0.9746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135952">
                <text:p>0.7135952</text:p>
              </table:table-cell>
              <table:table-cell office:value-type="float" office:value="0.7605671">
                <text:p>0.7605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72542">
                <text:p>0.8072542</text:p>
              </table:table-cell>
              <table:table-cell office:value-type="float" office:value="0.5081705">
                <text:p>0.5081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5552">
                <text:p>1.005552</text:p>
              </table:table-cell>
              <table:table-cell office:value-type="float" office:value="0.08803425">
                <text:p>0.088034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11332">
                <text:p>0.4911332</text:p>
              </table:table-cell>
              <table:table-cell office:value-type="float" office:value="0.8360461">
                <text:p>0.8360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60537">
                <text:p>0.5360537</text:p>
              </table:table-cell>
              <table:table-cell office:value-type="float" office:value="0.7840141">
                <text:p>0.7840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40456">
                <text:p>1.040456</text:p>
              </table:table-cell>
              <table:table-cell office:value-type="float" office:value="0.03748016">
                <text:p>0.03748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763059">
                <text:p>0.7763059</text:p>
              </table:table-cell>
              <table:table-cell office:value-type="float" office:value="0.5607328">
                <text:p>0.5607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45471">
                <text:p>0.7745471</text:p>
              </table:table-cell>
              <table:table-cell office:value-type="float" office:value="0.5727754">
                <text:p>0.5727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558677">
                <text:p>0.8558677</text:p>
              </table:table-cell>
              <table:table-cell office:value-type="float" office:value="0.4828697">
                <text:p>0.4828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821557">
                <text:p>0.7821557</text:p>
              </table:table-cell>
              <table:table-cell office:value-type="float" office:value="0.5397194">
                <text:p>0.5397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270097">
                <text:p>0.8270097</text:p>
              </table:table-cell>
              <table:table-cell office:value-type="float" office:value="0.4963877">
                <text:p>0.4963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021378">
                <text:p>0.09021378</text:p>
              </table:table-cell>
              <table:table-cell office:value-type="float" office:value="1.002844">
                <text:p>1.002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897592">
                <text:p>0.02897592</text:p>
              </table:table-cell>
              <table:table-cell office:value-type="float" office:value="1.043921">
                <text:p>1.0439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14772">
                <text:p>0.7414772</text:p>
              </table:table-cell>
              <table:table-cell office:value-type="float" office:value="0.7427745">
                <text:p>0.74277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819202">
                <text:p>0.04819202</text:p>
              </table:table-cell>
              <table:table-cell office:value-type="float" office:value="1.035587">
                <text:p>1.0355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51104">
                <text:p>0.1351104</text:p>
              </table:table-cell>
              <table:table-cell office:value-type="float" office:value="0.959213">
                <text:p>0.959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679856">
                <text:p>0.8679856</text:p>
              </table:table-cell>
              <table:table-cell office:value-type="float" office:value="0.4818043">
                <text:p>0.48180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70097">
                <text:p>0.8270097</text:p>
              </table:table-cell>
              <table:table-cell office:value-type="float" office:value="0.4963877">
                <text:p>0.49638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20299">
                <text:p>0.1420299</text:p>
              </table:table-cell>
              <table:table-cell office:value-type="float" office:value="0.9539036">
                <text:p>0.9539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65651">
                <text:p>0.4765651</text:p>
              </table:table-cell>
              <table:table-cell office:value-type="float" office:value="0.870203">
                <text:p>0.870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74029">
                <text:p>0.9874029</text:p>
              </table:table-cell>
              <table:table-cell office:value-type="float" office:value="0.1062534">
                <text:p>0.1062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33368">
                <text:p>0.7533368</text:p>
              </table:table-cell>
              <table:table-cell office:value-type="float" office:value="0.7286529">
                <text:p>0.72865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63059">
                <text:p>0.7763059</text:p>
              </table:table-cell>
              <table:table-cell office:value-type="float" office:value="0.5607328">
                <text:p>0.56073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674066">
                <text:p>0.9674066</text:p>
              </table:table-cell>
              <table:table-cell office:value-type="float" office:value="0.1264034">
                <text:p>0.12640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02273">
                <text:p>0.4802273</text:p>
              </table:table-cell>
              <table:table-cell office:value-type="float" office:value="0.8608055">
                <text:p>0.8608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86898">
                <text:p>0.1186898</text:p>
              </table:table-cell>
              <table:table-cell office:value-type="float" office:value="0.9746701">
                <text:p>0.97467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33368">
                <text:p>0.7533368</text:p>
              </table:table-cell>
              <table:table-cell office:value-type="float" office:value="0.7286529">
                <text:p>0.7286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6232">
                <text:p>1.016232</text:p>
              </table:table-cell>
              <table:table-cell office:value-type="float" office:value="0.07597479">
                <text:p>0.075974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49275">
                <text:p>0.7349275</text:p>
              </table:table-cell>
              <table:table-cell office:value-type="float" office:value="0.7480551">
                <text:p>0.74805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59885">
                <text:p>0.5459885</text:p>
              </table:table-cell>
              <table:table-cell office:value-type="float" office:value="0.7799546">
                <text:p>0.7799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92377">
                <text:p>0.9492377</text:p>
              </table:table-cell>
              <table:table-cell office:value-type="float" office:value="0.1529463">
                <text:p>0.1529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026175">
                <text:p>0.7026175</text:p>
              </table:table-cell>
              <table:table-cell office:value-type="float" office:value="0.7678301">
                <text:p>0.76783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362103">
                <text:p>0.9362103</text:p>
              </table:table-cell>
              <table:table-cell office:value-type="float" office:value="0.1686771">
                <text:p>0.16867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82556">
                <text:p>0.4582556</text:p>
              </table:table-cell>
              <table:table-cell office:value-type="float" office:value="0.9103687">
                <text:p>0.91036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74029">
                <text:p>0.9874029</text:p>
              </table:table-cell>
              <table:table-cell office:value-type="float" office:value="0.1062534">
                <text:p>0.1062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88179">
                <text:p>0.1588179</text:p>
              </table:table-cell>
              <table:table-cell office:value-type="float" office:value="0.9411931">
                <text:p>0.94119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911332">
                <text:p>0.4911332</text:p>
              </table:table-cell>
              <table:table-cell office:value-type="float" office:value="0.8360461">
                <text:p>0.83604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265498">
                <text:p>0.09265498</text:p>
              </table:table-cell>
              <table:table-cell office:value-type="float" office:value="1.000641">
                <text:p>1.0006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95068">
                <text:p>0.1495068</text:p>
              </table:table-cell>
              <table:table-cell office:value-type="float" office:value="0.9496688">
                <text:p>0.9496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83997">
                <text:p>0.7383997</text:p>
              </table:table-cell>
              <table:table-cell office:value-type="float" office:value="0.7448009">
                <text:p>0.7448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35081">
                <text:p>1.035081</text:p>
              </table:table-cell>
              <table:table-cell office:value-type="float" office:value="0.04830431">
                <text:p>0.048304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59007">
                <text:p>0.7959007</text:p>
              </table:table-cell>
              <table:table-cell office:value-type="float" office:value="0.5184455">
                <text:p>0.5184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1157">
                <text:p>1.011157</text:p>
              </table:table-cell>
              <table:table-cell office:value-type="float" office:value="0.08145302">
                <text:p>0.08145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51104">
                <text:p>0.1351104</text:p>
              </table:table-cell>
              <table:table-cell office:value-type="float" office:value="0.959213">
                <text:p>0.959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860442">
                <text:p>0.01860442</text:p>
              </table:table-cell>
              <table:table-cell office:value-type="float" office:value="1.047044">
                <text:p>1.047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619361">
                <text:p>0.4619361</text:p>
              </table:table-cell>
              <table:table-cell office:value-type="float" office:value="0.9046665">
                <text:p>0.90466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08516">
                <text:p>0.7808516</text:p>
              </table:table-cell>
              <table:table-cell office:value-type="float" office:value="0.5428441">
                <text:p>0.5428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74066">
                <text:p>0.9674066</text:p>
              </table:table-cell>
              <table:table-cell office:value-type="float" office:value="0.1264034">
                <text:p>0.1264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87617">
                <text:p>0.9387617</text:p>
              </table:table-cell>
              <table:table-cell office:value-type="float" office:value="0.1643015">
                <text:p>0.16430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141565">
                <text:p>0.1141565</text:p>
              </table:table-cell>
              <table:table-cell office:value-type="float" office:value="0.9791507">
                <text:p>0.9791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15703">
                <text:p>0.9915703</text:p>
              </table:table-cell>
              <table:table-cell office:value-type="float" office:value="0.1028243">
                <text:p>0.10282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66089">
                <text:p>0.9966089</text:p>
              </table:table-cell>
              <table:table-cell office:value-type="float" office:value="0.09677761">
                <text:p>0.096777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11157">
                <text:p>1.011157</text:p>
              </table:table-cell>
              <table:table-cell office:value-type="float" office:value="0.08145302">
                <text:p>0.08145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211509">
                <text:p>0.7211509</text:p>
              </table:table-cell>
              <table:table-cell office:value-type="float" office:value="0.7570577">
                <text:p>0.75705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02273">
                <text:p>0.4802273</text:p>
              </table:table-cell>
              <table:table-cell office:value-type="float" office:value="0.8608055">
                <text:p>0.8608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864536">
                <text:p>0.4864536</text:p>
              </table:table-cell>
              <table:table-cell office:value-type="float" office:value="0.8506193">
                <text:p>0.8506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541445">
                <text:p>0.07541445</text:p>
              </table:table-cell>
              <table:table-cell office:value-type="float" office:value="1.017465">
                <text:p>1.017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51766">
                <text:p>0.0651766</text:p>
              </table:table-cell>
              <table:table-cell office:value-type="float" office:value="1.023924">
                <text:p>1.0239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10296">
                <text:p>0.1410296</text:p>
              </table:table-cell>
              <table:table-cell office:value-type="float" office:value="0.9542807">
                <text:p>0.95428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089564">
                <text:p>0.5089564</text:p>
              </table:table-cell>
              <table:table-cell office:value-type="float" office:value="0.8059861">
                <text:p>0.80598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26024">
                <text:p>0.7626024</text:p>
              </table:table-cell>
              <table:table-cell office:value-type="float" office:value="0.7150887">
                <text:p>0.71508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63887">
                <text:p>0.7663887</text:p>
              </table:table-cell>
              <table:table-cell office:value-type="float" office:value="0.708053">
                <text:p>0.708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201155">
                <text:p>0.07201155</text:p>
              </table:table-cell>
              <table:table-cell office:value-type="float" office:value="1.019961">
                <text:p>1.0199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59966">
                <text:p>0.1759966</text:p>
              </table:table-cell>
              <table:table-cell office:value-type="float" office:value="0.9335782">
                <text:p>0.93357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44723">
                <text:p>1.044723</text:p>
              </table:table-cell>
              <table:table-cell office:value-type="float" office:value="0.02632378">
                <text:p>0.02632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258761">
                <text:p>0.5258761</text:p>
              </table:table-cell>
              <table:table-cell office:value-type="float" office:value="0.7904007">
                <text:p>0.7904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41565">
                <text:p>0.1141565</text:p>
              </table:table-cell>
              <table:table-cell office:value-type="float" office:value="0.9791507">
                <text:p>0.97915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991935">
                <text:p>0.04991935</text:p>
              </table:table-cell>
              <table:table-cell office:value-type="float" office:value="1.034856">
                <text:p>1.0348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59966">
                <text:p>0.1759966</text:p>
              </table:table-cell>
              <table:table-cell office:value-type="float" office:value="0.9335782">
                <text:p>0.93357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93084">
                <text:p>0.1693084</text:p>
              </table:table-cell>
              <table:table-cell office:value-type="float" office:value="0.9374084">
                <text:p>0.93740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2713">
                <text:p>0.9512713</text:p>
              </table:table-cell>
              <table:table-cell office:value-type="float" office:value="0.1470294">
                <text:p>0.14702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959007">
                <text:p>0.7959007</text:p>
              </table:table-cell>
              <table:table-cell office:value-type="float" office:value="0.5184455">
                <text:p>0.5184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1343">
                <text:p>0.811343</text:p>
              </table:table-cell>
              <table:table-cell office:value-type="float" office:value="0.504954">
                <text:p>0.5049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734053">
                <text:p>0.4734053</text:p>
              </table:table-cell>
              <table:table-cell office:value-type="float" office:value="0.8774419">
                <text:p>0.87744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093876">
                <text:p>0.04093876</text:p>
              </table:table-cell>
              <table:table-cell office:value-type="float" office:value="1.03929">
                <text:p>1.03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555041">
                <text:p>0.03555041</text:p>
              </table:table-cell>
              <table:table-cell office:value-type="float" office:value="1.043157">
                <text:p>1.0431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619361">
                <text:p>0.4619361</text:p>
              </table:table-cell>
              <table:table-cell office:value-type="float" office:value="0.9046665">
                <text:p>0.90466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928356">
                <text:p>0.8928356</text:p>
              </table:table-cell>
              <table:table-cell office:value-type="float" office:value="0.466829">
                <text:p>0.4668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996595">
                <text:p>0.8996595</text:p>
              </table:table-cell>
              <table:table-cell office:value-type="float" office:value="0.463683">
                <text:p>0.4636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64856">
                <text:p>0.7664856</text:p>
              </table:table-cell>
              <table:table-cell office:value-type="float" office:value="0.6981976">
                <text:p>0.6981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663887">
                <text:p>0.7663887</text:p>
              </table:table-cell>
              <table:table-cell office:value-type="float" office:value="0.708053">
                <text:p>0.7080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928356">
                <text:p>0.8928356</text:p>
              </table:table-cell>
              <table:table-cell office:value-type="float" office:value="0.466829">
                <text:p>0.4668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11734">
                <text:p>0.8511734</text:p>
              </table:table-cell>
              <table:table-cell office:value-type="float" office:value="0.4843183">
                <text:p>0.48431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512713">
                <text:p>0.9512713</text:p>
              </table:table-cell>
              <table:table-cell office:value-type="float" office:value="0.1470294">
                <text:p>0.14702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977887">
                <text:p>0.05977887</text:p>
              </table:table-cell>
              <table:table-cell office:value-type="float" office:value="1.027957">
                <text:p>1.0279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95068">
                <text:p>0.1495068</text:p>
              </table:table-cell>
              <table:table-cell office:value-type="float" office:value="0.9496688">
                <text:p>0.94966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51766">
                <text:p>0.0651766</text:p>
              </table:table-cell>
              <table:table-cell office:value-type="float" office:value="1.023924">
                <text:p>1.0239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59409">
                <text:p>0.6759409</text:p>
              </table:table-cell>
              <table:table-cell office:value-type="float" office:value="0.7704881">
                <text:p>0.77048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741922">
                <text:p>0.03741922</text:p>
              </table:table-cell>
              <table:table-cell office:value-type="float" office:value="1.042245">
                <text:p>1.0422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38295">
                <text:p>0.6838295</text:p>
              </table:table-cell>
              <table:table-cell office:value-type="float" office:value="0.7691079">
                <text:p>0.7691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360537">
                <text:p>0.5360537</text:p>
              </table:table-cell>
              <table:table-cell office:value-type="float" office:value="0.7840141">
                <text:p>0.7840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6089">
                <text:p>0.9966089</text:p>
              </table:table-cell>
              <table:table-cell office:value-type="float" office:value="0.09677761">
                <text:p>0.096777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307921">
                <text:p>0.9307921</text:p>
              </table:table-cell>
              <table:table-cell office:value-type="float" office:value="0.1841078">
                <text:p>0.18410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38634">
                <text:p>0.1838634</text:p>
              </table:table-cell>
              <table:table-cell office:value-type="float" office:value="0.930804">
                <text:p>0.9308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860442">
                <text:p>0.01860442</text:p>
              </table:table-cell>
              <table:table-cell office:value-type="float" office:value="1.047044">
                <text:p>1.0470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66089">
                <text:p>0.9966089</text:p>
              </table:table-cell>
              <table:table-cell office:value-type="float" office:value="0.09677761">
                <text:p>0.096777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087096">
                <text:p>0.5087096</text:p>
              </table:table-cell>
              <table:table-cell office:value-type="float" office:value="0.8110015">
                <text:p>0.8110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991935">
                <text:p>0.04991935</text:p>
              </table:table-cell>
              <table:table-cell office:value-type="float" office:value="1.034856">
                <text:p>1.0348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48689">
                <text:p>1.048689</text:p>
              </table:table-cell>
              <table:table-cell office:value-type="float" office:value="0.008227084">
                <text:p>0.0082270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38521">
                <text:p>1.038521</text:p>
              </table:table-cell>
              <table:table-cell office:value-type="float" office:value="0.04396527">
                <text:p>0.04396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38634">
                <text:p>0.1838634</text:p>
              </table:table-cell>
              <table:table-cell office:value-type="float" office:value="0.930804">
                <text:p>0.9308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583473">
                <text:p>0.7583473</text:p>
              </table:table-cell>
              <table:table-cell office:value-type="float" office:value="0.7184014">
                <text:p>0.71840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48969">
                <text:p>1.048969</text:p>
              </table:table-cell>
              <table:table-cell office:value-type="float" office:value="2.124861E-016">
                <text:p>2.124861E-0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643265">
                <text:p>0.1643265</text:p>
              </table:table-cell>
              <table:table-cell office:value-type="float" office:value="0.9386377">
                <text:p>0.93863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199575">
                <text:p>0.5199575</text:p>
              </table:table-cell>
              <table:table-cell office:value-type="float" office:value="0.7950811">
                <text:p>0.7950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270097">
                <text:p>0.8270097</text:p>
              </table:table-cell>
              <table:table-cell office:value-type="float" office:value="0.4963877">
                <text:p>0.49638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79104">
                <text:p>0.779104</text:p>
              </table:table-cell>
              <table:table-cell office:value-type="float" office:value="0.5479664">
                <text:p>0.54796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047344">
                <text:p>0.9047344</text:p>
              </table:table-cell>
              <table:table-cell office:value-type="float" office:value="0.4609515">
                <text:p>0.46095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96595">
                <text:p>0.8996595</text:p>
              </table:table-cell>
              <table:table-cell office:value-type="float" office:value="0.463683">
                <text:p>0.4636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38521">
                <text:p>1.038521</text:p>
              </table:table-cell>
              <table:table-cell office:value-type="float" office:value="0.04396527">
                <text:p>0.043965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15703">
                <text:p>0.9915703</text:p>
              </table:table-cell>
              <table:table-cell office:value-type="float" office:value="0.1028243">
                <text:p>0.10282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26024">
                <text:p>0.7626024</text:p>
              </table:table-cell>
              <table:table-cell office:value-type="float" office:value="0.7150887">
                <text:p>0.71508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258761">
                <text:p>0.5258761</text:p>
              </table:table-cell>
              <table:table-cell office:value-type="float" office:value="0.7904007">
                <text:p>0.79040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70097">
                <text:p>0.8270097</text:p>
              </table:table-cell>
              <table:table-cell office:value-type="float" office:value="0.4963877">
                <text:p>0.49638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97592">
                <text:p>0.02897592</text:p>
              </table:table-cell>
              <table:table-cell office:value-type="float" office:value="1.043921">
                <text:p>1.0439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293631">
                <text:p>0.01293631</text:p>
              </table:table-cell>
              <table:table-cell office:value-type="float" office:value="1.047985">
                <text:p>1.047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65651">
                <text:p>0.4765651</text:p>
              </table:table-cell>
              <table:table-cell office:value-type="float" office:value="0.870203">
                <text:p>0.8702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093876">
                <text:p>0.04093876</text:p>
              </table:table-cell>
              <table:table-cell office:value-type="float" office:value="1.03929">
                <text:p>1.039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199575">
                <text:p>0.5199575</text:p>
              </table:table-cell>
              <table:table-cell office:value-type="float" office:value="0.7950811">
                <text:p>0.79508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591137">
                <text:p>0.006591137</text:p>
              </table:table-cell>
              <table:table-cell office:value-type="float" office:value="1.048567">
                <text:p>1.0485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591137">
                <text:p>0.006591137</text:p>
              </table:table-cell>
              <table:table-cell office:value-type="float" office:value="1.048567">
                <text:p>1.0485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87617">
                <text:p>0.9387617</text:p>
              </table:table-cell>
              <table:table-cell office:value-type="float" office:value="0.1643015">
                <text:p>0.1643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362103">
                <text:p>0.9362103</text:p>
              </table:table-cell>
              <table:table-cell office:value-type="float" office:value="0.1686771">
                <text:p>0.16867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895078">
                <text:p>0.1895078</text:p>
              </table:table-cell>
              <table:table-cell office:value-type="float" office:value="0.9297706">
                <text:p>0.92977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61938E-016">
                <text:p>1.461938E-016</text:p>
              </table:table-cell>
              <table:table-cell office:value-type="float" office:value="1.048997">
                <text:p>1.048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